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ivot_32_Table_32_Corner" style:data-style-name="N0">
      <style:table-cell-properties fo:border-top="2pt solid #000000" fo:border-bottom="none" fo:border-left="2pt solid #000000" fo:border-right="thin solid #000000" style:vertical-align="automatic" fo:background-color="transparent" style:cell-protect="protected"/>
    </style:style>
    <style:style style:name="ce3" style:family="table-cell" style:parent-style-name="Pivot_32_Table_32_Field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/>
    </style:style>
    <style:style style:name="ce4" style:family="table-cell" style:parent-style-name="Pivot_32_Table_32_Corner" style:data-style-name="N0">
      <style:table-cell-properties fo:border-top="2pt solid #000000" fo:border-bottom="thin solid #000000" fo:border-left="none" fo:border-right="2pt solid #000000" style:vertical-align="automatic" fo:background-color="transparent" style:cell-protect="protected"/>
    </style:style>
    <style:style style:name="ce5" style:family="table-cell" style:parent-style-name="Pivot_32_Table_32_Field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/>
    </style:style>
    <style:style style:name="ce6" style:family="table-cell" style:parent-style-name="Pivot_32_Table_32_Category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7" style:family="table-cell" style:parent-style-name="Pivot_32_Table_32_Category" style:data-style-name="N0">
      <style:table-cell-properties fo:border-top="none" fo:border-bottom="thin solid #000000" fo:border-left="none" fo:border-right="2pt solid #000000" style:vertical-align="automatic" fo:background-color="transparent" style:cell-protect="protected" style:repeat-content="false"/>
      <style:paragraph-properties fo:text-align="start" fo:margin-left="0cm"/>
    </style:style>
    <style:style style:name="ce8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9" style:family="table-cell" style:parent-style-name="Pivot_32_Table_32_Value" style:data-style-name="N4">
      <style:table-cell-properties fo:border-top="thin solid #000000" fo:border-bottom="none" fo:border-left="thin solid #000000" fo:border-right="none" style:vertical-align="automatic" fo:background-color="transparent" style:cell-protect="protected"/>
    </style:style>
    <style:style style:name="ce10" style:family="table-cell" style:parent-style-name="Pivot_32_Table_32_Value" style:data-style-name="N0">
      <style:table-cell-properties fo:border-top="thin solid #000000" fo:border-bottom="none" fo:border-left="none" fo:border-right="2pt solid #000000" style:vertical-align="automatic" fo:background-color="transparent" style:cell-protect="protected"/>
    </style:style>
    <style:style style:name="ce11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2" style:family="table-cell" style:parent-style-name="Pivot_32_Table_32_Value" style:data-style-name="N4">
      <style:table-cell-properties fo:border-top="none" fo:border-bottom="none" fo:border-left="thin solid #000000" fo:border-right="none" style:vertical-align="automatic" fo:background-color="transparent" style:cell-protect="protected"/>
    </style:style>
    <style:style style:name="ce13" style:family="table-cell" style:parent-style-name="Pivot_32_Table_32_Value" style:data-style-name="N4">
      <style:table-cell-properties fo:border-top="none" fo:border-bottom="none" fo:border-left="none" fo:border-right="2pt solid #000000" style:vertical-align="automatic" fo:background-color="transparent" style:cell-protect="protected"/>
    </style:style>
    <style:style style:name="ce14" style:family="table-cell" style:parent-style-name="Pivot_32_Table_32_Value" style:data-style-name="N0">
      <style:table-cell-properties fo:border-top="none" fo:border-bottom="none" fo:border-left="none" fo:border-right="2pt solid #000000" style:vertical-align="automatic" fo:background-color="transparent" style:cell-protect="protected"/>
    </style:style>
    <style:style style:name="ce15" style:family="table-cell" style:parent-style-name="Pivot_32_Table_32_Value" style:data-style-name="N0">
      <style:table-cell-properties fo:border-top="none" fo:border-bottom="none" fo:border-left="thin solid #000000" fo:border-right="none" style:vertical-align="automatic" fo:background-color="transparent" style:cell-protect="protected"/>
    </style:style>
    <style:style style:name="ce16" style:family="table-cell" style:parent-style-name="Pivot_32_Table_32_Value" style:data-style-name="N4">
      <style:table-cell-properties fo:border-top="none" fo:border-bottom="thin solid #000000" fo:border-left="thin solid #000000" fo:border-right="none" style:vertical-align="automatic" fo:background-color="transparent" style:cell-protect="protected"/>
    </style:style>
    <style:style style:name="ce17" style:family="table-cell" style:parent-style-name="Pivot_32_Table_32_Value" style:data-style-name="N4">
      <style:table-cell-properties fo:border-top="none" fo:border-bottom="thin solid #000000" fo:border-left="none" fo:border-right="2pt solid #000000" style:vertical-align="automatic" fo:background-color="transparent" style:cell-protect="protected"/>
    </style:style>
    <style:style style:name="ce18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Pivot_32_Table_32_Result" style:data-style-name="N4">
      <style:table-cell-properties fo:border-top="thin solid #000000" fo:border-bottom="2pt solid #000000" fo:border-left="thin solid #000000" fo:border-right="none" style:vertical-align="automatic" fo:background-color="transparent" style:cell-protect="protected"/>
      <style:text-properties fo:font-weight="bold" style:font-weight-asian="bold" style:font-weight-complex="bold"/>
    </style:style>
    <style:style style:name="ce20" style:family="table-cell" style:parent-style-name="Pivot_32_Table_32_Result" style:data-style-name="N4">
      <style:table-cell-properties fo:border-top="thin solid #000000" fo:border-bottom="2pt solid #000000" fo:border-left="none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21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22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0">
      <style:table-cell-properties fo:border="thin solid #C0C0C0" style:vertical-align="automatic" fo:background-color="#FFFFFF"/>
    </style:style>
    <style:style style:name="ce25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28" style:family="table-cell" style:parent-style-name="Default" style:data-style-name="N4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Default" style:data-style-name="N3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4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Default" style:data-style-name="N30">
      <style:table-cell-properties fo:border="thin solid #C0C0C0" style:vertical-align="top" fo:background-color="#66FFC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Excel_32_Built-in_32_Comma" style:data-style-name="N36">
      <style:table-cell-properties fo:border="thin solid #C0C0C0" style:vertical-align="top" fo:background-color="#66FFCC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Excel_32_Built-in_32_Comma" style:data-style-name="N36">
      <style:table-cell-properties fo:border="thin solid #C0C0C0" style:vertical-align="top" fo:background-color="#66FFC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9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0" style:family="table-cell" style:parent-style-name="Excel_32_Built-in_32_Comma" style:data-style-name="N36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1" style:family="table-cell" style:parent-style-name="Excel_32_Built-in_32_Hyperlink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 style:font-family-generic="swiss"/>
    </style:style>
    <style:style style:name="ce42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3" style:family="table-cell" style:parent-style-name="Default" style:data-style-name="N30">
      <style:table-cell-properties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Default" style:data-style-name="N30">
      <style:table-cell-properties fo:border="thin solid #C0C0C0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7" style:family="table-cell" style:parent-style-name="Excel_32_Built-in_32_Comma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8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9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0" style:family="table-cell" style:parent-style-name="Normal_32_2" style:data-style-name="N30">
      <style:table-cell-properties fo:border="thin solid #C0C0C0" style:vertical-align="to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1" style:family="table-cell" style:parent-style-name="Excel_32_Built-in_32_Comma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3" style:family="table-cell" style:parent-style-name="Default" style:data-style-name="N30">
      <style:table-cell-properties fo:border="thin solid #C0C0C0" style:vertical-align="top" fo:background-color="#B3A2C7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4" style:family="table-cell" style:parent-style-name="Excel_32_Built-in_32_Comma" style:data-style-name="N36">
      <style:table-cell-properties style:vertical-align="automatic" fo:background-color="#B3A2C7" style:cell-protect="protected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5" style:family="table-cell" style:parent-style-name="Excel_32_Built-in_32_Hyperlink" style:data-style-name="N0">
      <style:table-cell-properties style:vertical-align="automatic" fo:background-color="#B3A2C7" style:cell-protect="protected" style:repeat-content="false"/>
      <style:paragraph-properties fo:text-align="start" fo:margin-left="0cm"/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 style:font-family-generic="swiss"/>
    </style:style>
    <style:style style:name="ce56" style:family="table-cell" style:parent-style-name="Default" style:data-style-name="N0">
      <style:table-cell-properties fo:background-color="#B3A2C7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7" style:family="table-cell" style:parent-style-name="Default" style:data-style-name="N30">
      <style:table-cell-properties style:vertical-align="top" fo:background-color="#B3A2C7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8" style:family="table-cell" style:parent-style-name="Excel_32_Built-in_32_Comma" style:data-style-name="N36">
      <style:table-cell-properties style:vertical-align="automatic" fo:background-color="#FFFF00" style:cell-protect="protected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9" style:family="table-cell" style:parent-style-name="Default" style:data-style-name="N36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60" style:family="table-cell" style:parent-style-name="Default" style:data-style-name="N37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61" style:family="table-cell" style:parent-style-name="Default" style:data-style-name="N0"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62" style:family="table-cell" style:parent-style-name="Excel_32_Built-in_32_Comma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63" style:family="table-cell" style:parent-style-name="Default" style:data-style-name="N0">
      <style:table-cell-properties style:vertical-align="automatic" fo:background-color="#66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#66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="thin solid #000000" fo:background-color="#8EB4E3"/>
    </style:style>
    <style:style style:name="ce66" style:family="table-cell" style:parent-style-name="Excel_32_Built-in_32_Comma" style:data-style-name="N36">
      <style:table-cell-properties style:vertical-align="automatic" fo:background-color="#66FFC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67" style:family="table-cell" style:parent-style-name="Default" style:data-style-name="N3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68" style:family="table-cell" style:parent-style-name="Default" style:data-style-name="N4">
      <style:table-cell-properties fo:border="thin solid #C0C0C0" style:vertical-align="to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69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0" style:family="table-cell" style:parent-style-name="Normal_32_2" style:data-style-name="N3">
      <style:table-cell-properties fo:border="thin solid #C0C0C0" style:vertical-align="top" fo:background-color="#FFFFFF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1" style:family="table-cell" style:parent-style-name="Normal_32_2" style:data-style-name="N4">
      <style:table-cell-properties fo:border="thin solid #C0C0C0" style:vertical-align="top" fo:background-color="#FFFFFF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2" style:family="table-cell" style:parent-style-name="Normal_32_2" style:data-style-name="N30">
      <style:table-cell-properties fo:border="thin solid #C0C0C0" style:vertical-align="to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73" style:family="table-cell" style:parent-style-name="Normal_32_2" style:data-style-name="N30">
      <style:table-cell-properties fo:border="thin solid #C0C0C0" style:vertical-align="top" fo:background-color="#FF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4" style:family="table-cell" style:parent-style-name="Normal_32_2" style:data-style-name="N3">
      <style:table-cell-properties fo:border="thin solid #C0C0C0" style:vertical-align="top" fo:background-color="#FFFF00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5" style:family="table-cell" style:parent-style-name="Normal_32_2" style:data-style-name="N4">
      <style:table-cell-properties fo:border="thin solid #C0C0C0" style:vertical-align="top" fo:background-color="#FFFF00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6" style:family="table-cell" style:parent-style-name="Default" style:data-style-name="N3">
      <style:table-cell-properties fo:border="thin solid #C0C0C0"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7" style:family="table-cell" style:parent-style-name="Default" style:data-style-name="N4">
      <style:table-cell-properties fo:border="thin solid #C0C0C0"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8" style:family="table-cell" style:parent-style-name="Default" style:data-style-name="N30">
      <style:table-cell-properties fo:border="thin solid #C0C0C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79" style:family="table-cell" style:parent-style-name="Default" style:data-style-name="N3">
      <style:table-cell-properties fo:border="thin solid #C0C0C0" style:vertical-align="top" fo:background-color="transparent" style:repeat-content="false"/>
      <style:paragraph-properties fo:text-align="end" fo:margin-right="0cm"/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80" style:family="table-cell" style:parent-style-name="Default" style:data-style-name="N4">
      <style:table-cell-properties fo:border="thin solid #C0C0C0" style:vertical-align="top" fo:background-color="transparent" style:repeat-content="false"/>
      <style:paragraph-properties fo:text-align="end" fo:margin-right="0cm"/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81" style:family="table-cell" style:parent-style-name="Normal_32_2" style:data-style-name="N30">
      <style:table-cell-properties fo:border="thin solid #C0C0C0"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2" style:family="table-cell" style:parent-style-name="Normal_32_2" style:data-style-name="N3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3" style:family="table-cell" style:parent-style-name="Normal_32_2" style:data-style-name="N4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4" style:family="table-cell" style:parent-style-name="Default" style:data-style-name="N30">
      <style:table-cell-properties fo:border="thin solid #C0C0C0" style:vertical-align="top" fo:background-color="#FFFF00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5" style:family="table-cell" style:parent-style-name="Default" style:data-style-name="N3">
      <style:table-cell-properties fo:border="thin solid #C0C0C0" style:vertical-align="top" fo:background-color="#FFFF00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6" style:family="table-cell" style:parent-style-name="Default" style:data-style-name="N4">
      <style:table-cell-properties fo:border="thin solid #C0C0C0" style:vertical-align="top" fo:background-color="#FFFF00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7" style:family="table-cell" style:parent-style-name="Default" style:data-style-name="N4"/>
    <style:style style:name="ce88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9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font-name="Calibri" style:font-name-asian="Calibri" style:font-name-complex="Calibri" fo:font-size="10pt" style:font-size-asian="10pt" style:font-size-complex="10pt" style:text-underline-style="solid" style:text-underline-type="single" style:font-family-generic="swiss"/>
    </style:style>
    <style:style style:name="ce90" style:family="table-cell" style:parent-style-name="Default" style:data-style-name="N30">
      <style:table-cell-properties fo:border="thin solid #C0C0C0" style:vertical-align="to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91" style:family="table-cell" style:parent-style-name="Default" style:data-style-name="N30">
      <style:table-cell-properties fo:border="thin solid #C0C0C0" style:vertical-align="top" fo:background-color="#FFFF00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92" style:family="table-cell" style:parent-style-name="Default" style:data-style-name="N30"/>
    <style:style style:name="ce93" style:family="table-cell" style:parent-style-name="Normal_32_2" style:data-style-name="N4">
      <style:table-cell-properties fo:border="thin solid #C0C0C0" style:vertical-align="top" fo:background-color="#FFFFFF" style:cell-protect="protected" style:repeat-content="false"/>
      <style:paragraph-properties fo:text-align="end" fo:margin-right="0cm"/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94" style:family="table-cell" style:parent-style-name="Default" style:data-style-name="N30">
      <style:table-cell-properties fo:border="thin solid #C0C0C0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95" style:family="table-cell" style:parent-style-name="Excel_32_Built-in_32_Comma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6" style:family="table-cell" style:parent-style-name="Normal_32_2" style:data-style-name="N30">
      <style:table-cell-properties fo:border="thin solid #C0C0C0"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="thin solid #C0C0C0" style:vertical-align="automatic" fo:background-color="#FFFFFF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8" style:family="table-cell" style:parent-style-name="Default" style:data-style-name="N4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9" style:family="table-cell" style:parent-style-name="Default" style:data-style-name="N0">
      <style:table-cell-properties fo:background-color="transparent"/>
    </style:style>
    <style:style style:name="ce100" style:family="table-cell" style:parent-style-name="Default" style:data-style-name="N4">
      <style:table-cell-properties fo:border="thin solid #C0C0C0" style:vertical-align="top" fo:background-color="#FFFFFF" style:repeat-content="false"/>
      <style:paragraph-properties fo:text-align="end" fo:margin-right="0cm"/>
      <style:text-properties fo:color="#FF0000" style:font-name="Calibri" style:font-name-asian="Calibri" style:font-name-complex="Calibri" fo:font-size="9pt" style:font-size-asian="9pt" style:font-size-complex="9pt" style:font-family-generic="swiss"/>
    </style:style>
    <style:style style:name="ce101" style:family="table-cell" style:parent-style-name="Default" style:data-style-name="N30">
      <style:table-cell-properties fo:border="thin solid #C0C0C0"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2" style:family="table-cell" style:parent-style-name="Default" style:data-style-name="N3">
      <style:table-cell-properties fo:border="thin solid #C0C0C0"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3" style:family="table-cell" style:parent-style-name="Default" style:data-style-name="N30">
      <style:table-cell-properties fo:border="thin solid #C0C0C0"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Default" style:data-style-name="N4">
      <style:table-cell-properties fo:border="thin solid #C0C0C0"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5" style:family="table-cell" style:parent-style-name="Default" style:data-style-name="N30">
      <style:table-cell-properties fo:border="thin solid #C0C0C0" style:vertical-align="top" fo:background-color="#FFFF00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6" style:family="table-cell" style:parent-style-name="Default" style:data-style-name="N3">
      <style:table-cell-properties fo:border="thin solid #C0C0C0" style:vertical-align="top" fo:background-color="#FFFF00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7" style:family="table-cell" style:parent-style-name="Default" style:data-style-name="N4">
      <style:table-cell-properties fo:border="thin solid #C0C0C0" style:vertical-align="top" fo:background-color="#FFFF00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8" style:family="table-cell" style:parent-style-name="Default" style:data-style-name="N30">
      <style:table-cell-properties fo:border="thin solid #C0C0C0" style:vertical-align="top" fo:background-color="#FFFF00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0" style:family="table-cell" style:parent-style-name="Default" style:data-style-name="N30">
      <style:table-cell-properties fo:border="thin solid #C0C0C0" style:vertical-align="top" fo:background-color="#92D050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o1" style:family="table-column">
      <style:table-column-properties fo:break-before="auto" style:column-width="13.1233333333333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1.8533333333333cm"/>
    </style:style>
    <style:style style:name="co10" style:family="table-column">
      <style:table-column-properties fo:break-before="auto" style:column-width="9.89541666666667cm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9.73666666666667cm"/>
    </style:style>
    <style:style style:name="co13" style:family="table-column">
      <style:table-column-properties fo:break-before="auto" style:column-width="2.48708333333333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4.49791666666667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13.97cm" style:use-optimal-column-width="true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7.540625cm"/>
    </style:style>
    <style:style style:name="co22" style:family="table-column">
      <style:table-column-properties fo:break-before="auto" style:column-width="10.1864583333333cm"/>
    </style:style>
    <style:style style:name="co23" style:family="table-column">
      <style:table-column-properties fo:break-before="auto" style:column-width="2.27541666666667cm"/>
    </style:style>
    <style:style style:name="co24" style:family="table-column">
      <style:table-column-properties fo:break-before="auto" style:column-width="2.2225cm"/>
    </style:style>
    <style:style style:name="co25" style:family="table-column">
      <style:table-column-properties fo:break-before="auto" style:column-width="5.37104166666667cm"/>
    </style:style>
    <style:style style:name="co26" style:family="table-column">
      <style:table-column-properties fo:break-before="auto" style:column-width="4.1275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4.206875cm"/>
    </style:style>
    <style:style style:name="co29" style:family="table-column">
      <style:table-column-properties fo:break-before="auto" style:column-width="6.64104166666667cm"/>
    </style:style>
    <style:style style:name="co30" style:family="table-column">
      <style:table-column-properties fo:break-before="auto" style:column-width="3.36020833333333cm"/>
    </style:style>
    <style:style style:name="co31" style:family="table-column">
      <style:table-column-properties fo:break-before="auto" style:column-width="3.75708333333333cm"/>
    </style:style>
    <style:style style:name="co32" style:family="table-column">
      <style:table-column-properties fo:break-before="auto" style:column-width="4.445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5.66208333333333cm"/>
    </style:style>
    <style:style style:name="co35" style:family="table-column">
      <style:table-column-properties fo:break-before="auto" style:column-width="9.33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ListaDeMovimien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table:number-columns-repeated="7" table:style-name="ce1"/>
          <table:table-cell office:value-type="string" table:style-name="ce1">
            <text:p>ListaDeMovimientos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AUXILIAR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Data</text:p>
          </table:table-cell>
          <table:table-cell table:style-name="ce4"/>
          <table:table-cell table:number-columns-repeated="4" table:style-name="ce1"/>
          <table:table-cell office:value-type="string" table:style-name="ce1">
            <text:p>RESUME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oncepto</text:p>
          </table:table-cell>
          <table:table-cell office:value-type="string" table:style-name="ce6">
            <text:p>Sum - Cargos</text:p>
          </table:table-cell>
          <table:table-cell office:value-type="string" table:style-name="ce7">
            <text:p>Sum - Abonos</text:p>
          </table:table-cell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office:value-type="string" table:style-name="ce1">
            <text:p>Columna3</text:p>
          </table:table-cell>
          <table:table-cell table:style-name="ce1"/>
          <table:table-cell office:value-type="string" table:style-name="ce1">
            <text:p>CEMENTOS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<text:s/>CEMENTOS Y CONCRETOS NACIONALES S.A. DE C.V.</text:p>
          </table:table-cell>
          <table:table-cell office:value-type="float" office:value="45356" table:style-name="ce9">
            <text:p>45,356.00</text:p>
          </table:table-cell>
          <table:table-cell table:style-name="ce10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COMERC DE LACTEO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CONSTRUCCIONES ELECTRICAS DE ANDA DE IRAPUATO SA DE CV</text:p>
          </table:table-cell>
          <table:table-cell office:value-type="float" office:value="400000" table:style-name="ce12">
            <text:p>400,000.00</text:p>
          </table:table-cell>
          <table:table-cell office:value-type="float" office:value="400000" table:style-name="ce13">
            <text:p>400,000.00</text:p>
          </table:table-cell>
          <table:table-cell office:value-type="string" table:style-name="ce1">
            <text:p>No realizar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style-name="ce1"/>
          <table:table-cell office:value-type="string" table:style-name="ce1">
            <text:p>DANONE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DANONE DE MEXICO S.A. DE C.V.</text:p>
          </table:table-cell>
          <table:table-cell office:value-type="float" office:value="169360" table:style-name="ce12">
            <text:p>169,360.00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GKN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GKN DRIVELINE CELAYA S.A. DE C.V.</text:p>
          </table:table-cell>
          <table:table-cell office:value-type="float" office:value="34924" table:style-name="ce12">
            <text:p>34,924.00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KASAI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GKN DRIVELINE CELAYA SA DE CV</text:p>
          </table:table-cell>
          <table:table-cell table:style-name="ce15"/>
          <table:table-cell office:value-type="float" office:value="408981.2" table:style-name="ce13">
            <text:p>408,981.20</text:p>
          </table:table-cell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MINA BOLAÑITO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KASAI MEXICANA S.A. DE C.V.</text:p>
          </table:table-cell>
          <table:table-cell office:value-type="float" office:value="59392" table:style-name="ce12">
            <text:p>59,392.00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OP DISTRIB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MINA BOLAÑITOS S.A. DE C.V.</text:p>
          </table:table-cell>
          <table:table-cell table:style-name="ce15"/>
          <table:table-cell office:value-type="float" office:value="48511.199999999997" table:style-name="ce13">
            <text:p>48,511.20</text:p>
          </table:table-cell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PINTURA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NYLTEK, S.A. DE C.V.</text:p>
          </table:table-cell>
          <table:table-cell office:value-type="float" office:value="11368" table:style-name="ce12">
            <text:p>11,368.00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style-name="ce1"/>
          <table:table-cell office:value-type="string" table:style-name="ce1">
            <text:p>RIVAS MARE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ROMANO MORENO RUBEN</text:p>
          </table:table-cell>
          <table:table-cell table:style-name="ce15"/>
          <table:table-cell office:value-type="float" office:value="387208" table:style-name="ce13">
            <text:p>387,208.00</text:p>
          </table:table-cell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style-name="ce1"/>
          <table:table-cell office:value-type="string" table:style-name="ce1">
            <text:p>SIEMEN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RUBEN ROMANO MORENO</text:p>
          </table:table-cell>
          <table:table-cell office:value-type="float" office:value="387208" table:style-name="ce12">
            <text:p>387,208.00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style-name="ce1"/>
          <table:table-cell office:value-type="string" table:style-name="ce1">
            <text:p>SWITCH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SCHNEIDER ELECTRIC MEXICO S.A. DE C.V.</text:p>
          </table:table-cell>
          <table:table-cell office:value-type="float" office:value="345556.64" table:style-name="ce12">
            <text:p>345,556.64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style-name="ce1"/>
          <table:table-cell office:value-type="string" table:style-name="ce1">
            <text:p>UNIVEX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SIEMENS S.A. DE C.V.</text:p>
          </table:table-cell>
          <table:table-cell office:value-type="float" office:value="729992.64" table:style-name="ce12">
            <text:p>729,992.64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EXISTENTE</text:p>
          </table:table-cell>
          <table:table-cell table:style-name="ce1"/>
          <table:table-cell office:value-type="string" table:style-name="ce1">
            <text:p>VILLALOBOS VILLANUEVA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<text:s/>THYSSENKRUPP COMPONENTS TECHNOLOGY DE MEXICO S.A. DE C.V.</text:p>
          </table:table-cell>
          <table:table-cell office:value-type="float" office:value="202788.97" table:style-name="ce12">
            <text:p>202,788.97</text:p>
          </table:table-cell>
          <table:table-cell table:style-name="ce14"/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style-name="ce1"/>
          <table:table-cell office:value-type="string" table:style-name="ce1">
            <text:p>DIF CENTAVOS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(empty)</text:p>
          </table:table-cell>
          <table:table-cell office:value-type="float" office:value="4771892.5" table:style-name="ce16">
            <text:p>4,771,892.50</text:p>
          </table:table-cell>
          <table:table-cell office:value-type="float" office:value="2489400.7999999998" table:style-name="ce17">
            <text:p>2,489,400.80</text:p>
          </table:table-cell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8">
            <text:p>Total Result</text:p>
          </table:table-cell>
          <table:table-cell office:value-type="float" office:value="7157838.75" table:style-name="ce19">
            <text:p>7,157,838.75</text:p>
          </table:table-cell>
          <table:table-cell office:value-type="float" office:value="3734101.2" table:style-name="ce20">
            <text:p>3,734,101.20</text:p>
          </table:table-cell>
          <table:table-cell office:value-type="string" table:style-name="ce1">
            <text:p>Realiza Movimiento</text:p>
          </table:table-cell>
          <table:table-cell table:style-name="ce1"/>
          <table:table-cell office:value-type="string" table:style-name="ce1">
            <text:p>HOJA INEXISTENTE</text:p>
          </table:table-cell>
          <table:table-cell table:number-columns-repeated="16378" table:style-name="ce1"/>
        </table:table-row>
        <table:table-row table:number-rows-repeated="1048557" table:style-name="ro3">
          <table:table-cell table:number-columns-repeated="16384"/>
        </table:table-row>
        <table:named-expressions>
          <table:named-range table:name="_xlnm._FilterDatabase" table:cell-range-address="ListaDeMovimientos.$D$4:ListaDeMovimientos.$F$19" table:base-cell-address="ListaDeMovimientos.$A$1"/>
        </table:named-expressions>
      </table:table>
      <table:table table:name="AUXILIAR" table:style-name="ta1">
        <table:table-column table:style-name="co5" table:number-columns-repeated="3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10" table:default-cell-style-name="ce1"/>
        <table:table-column table:style-name="co5" table:number-columns-repeated="1014" table:default-cell-style-name="ce1"/>
        <table:table-column table:style-name="co8" table:number-columns-repeated="15360" table:default-cell-style-name="ce1"/>
        <table:table-row table:style-name="ro2">
          <table:table-cell office:value-type="string" table:style-name="ce21">
            <text:p>CONTPAQ i</text:p>
          </table:table-cell>
          <table:table-cell table:number-columns-repeated="2" table:style-name="ce1"/>
          <table:table-cell office:value-type="string" table:style-name="ce22">
            <text:p>MEYAH SISTEMAS ELECTRICOS SA DE CV</text:p>
          </table:table-cell>
          <table:table-cell table:number-columns-repeated="3" table:style-name="ce1"/>
          <table:table-cell office:value-type="string" table:style-name="ce23">
            <text:p>Hoja: <text:s text:c="5"/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2">
            <text:p>Movimientos, Auxiliares del Catálogo</text:p>
          </table:table-cell>
          <table:table-cell table:number-columns-repeated="6" table:style-name="ce1"/>
          <table:table-cell office:value-type="string" table:style-name="ce23">
            <text:p>Fecha: 07/May/201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2">
            <text:p>del 01/Mar/2019 al 31/Mar/2019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2">
            <text:p>Moneda: Peso Mexicano</text:p>
          </table:table-cell>
          <table:table-cell table:number-columns-repeated="16383" table:style-name="ce1"/>
        </table:table-row>
        <table:table-row table:style-name="ro1">
          <table:table-cell table:number-columns-repeated="8" table:style-name="ce24"/>
          <table:table-cell table:number-columns-repeated="16376" table:style-name="ce1"/>
        </table:table-row>
        <table:table-row table:style-name="ro1">
          <table:table-cell office:value-type="string" table:style-name="ce25">
            <text:p>1-1-03-01-00</text:p>
          </table:table-cell>
          <table:table-cell office:value-type="string" table:style-name="ce25">
            <text:p>CLIENTES MN</text:p>
          </table:table-cell>
          <table:table-cell table:number-columns-repeated="4" table:style-name="ce26"/>
          <table:table-cell office:value-type="string" table:style-name="ce27">
            <text:p>Saldo inicial :</text:p>
          </table:table-cell>
          <table:table-cell office:value-type="float" office:value="2350214.2400000002" table:style-name="ce28">
            <text:p>2,350,214.2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6">
            <text:p>Fecha</text:p>
          </table:table-cell>
          <table:table-cell office:value-type="string" table:style-name="ce26">
            <text:p>Tipo</text:p>
          </table:table-cell>
          <table:table-cell office:value-type="string" table:style-name="ce29">
            <text:p>Número</text:p>
          </table:table-cell>
          <table:table-cell office:value-type="string" table:style-name="ce30">
            <text:p>Concepto</text:p>
          </table:table-cell>
          <table:table-cell office:value-type="string" table:style-name="ce26">
            <text:p>Referencia</text:p>
          </table:table-cell>
          <table:table-cell office:value-type="string" table:style-name="ce29">
            <text:p>Cargos</text:p>
          </table:table-cell>
          <table:table-cell office:value-type="string" table:style-name="ce29">
            <text:p>Abonos</text:p>
          </table:table-cell>
          <table:table-cell office:value-type="string" table:style-name="ce29">
            <text:p>Sald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1">
            <text:p>14/Mar/2019</text:p>
          </table:table-cell>
          <table:table-cell office:value-type="string" table:style-name="ce31">
            <text:p>Ingresos</text:p>
          </table:table-cell>
          <table:table-cell office:value-type="float" office:value="12" table:style-name="ce32">
            <text:p>12</text:p>
          </table:table-cell>
          <table:table-cell office:value-type="string" table:style-name="ce31">
            <text:p><text:s/>CEMENTOS Y CONCRETOS NACIONALES S.A. DE C.V.</text:p>
          </table:table-cell>
          <table:table-cell office:value-type="string" table:style-name="ce31">
            <text:p>B 288</text:p>
          </table:table-cell>
          <table:table-cell office:value-type="float" office:value="45356" table:style-name="ce28">
            <text:p>45,356.00</text:p>
          </table:table-cell>
          <table:table-cell table:style-name="ce26"/>
          <table:table-cell office:value-type="float" office:value="2985352.09" table:style-name="ce28">
            <text:p>2,985,352.09</text:p>
          </table:table-cell>
          <table:table-cell table:style-name="ce1"/>
          <table:table-cell office:value-type="string" table:style-name="ce1">
            <text:p><text:s/>CEMENTOS Y CONCRETOS NACIONALES S.A. DE C.V.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05/Mar/2019</text:p>
          </table:table-cell>
          <table:table-cell office:value-type="string" table:style-name="ce31">
            <text:p>COBRO A CLIENTES</text:p>
          </table:table-cell>
          <table:table-cell office:value-type="float" office:value="1" table:style-name="ce32">
            <text:p>1</text:p>
          </table:table-cell>
          <table:table-cell office:value-type="string" table:style-name="ce31">
            <text:p><text:s/>CONSTRUCCIONES ELECTRICAS DE ANDA DE IRAPUATO SA DE CV</text:p>
          </table:table-cell>
          <table:table-cell office:value-type="string" table:style-name="ce31">
            <text:p>B 284</text:p>
          </table:table-cell>
          <table:table-cell table:style-name="ce26"/>
          <table:table-cell office:value-type="float" office:value="200000" table:style-name="ce28">
            <text:p>200,000.00</text:p>
          </table:table-cell>
          <table:table-cell office:value-type="float" office:value="2150214.2400000002" table:style-name="ce28">
            <text:p>2,150,214.24</text:p>
          </table:table-cell>
          <table:table-cell table:style-name="ce1"/>
          <table:table-cell office:value-type="string" table:style-name="ce1">
            <text:p><text:s/>DANONE DE MEXICO S.A. DE C.V.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8" table:style-name="ce32">
            <text:p>8</text:p>
          </table:table-cell>
          <table:table-cell office:value-type="string" table:style-name="ce31">
            <text:p><text:s/>CONSTRUCCIONES ELECTRICAS DE ANDA DE IRAPUATO SA DE CV</text:p>
          </table:table-cell>
          <table:table-cell office:value-type="string" table:style-name="ce31">
            <text:p>B 284</text:p>
          </table:table-cell>
          <table:table-cell office:value-type="float" office:value="200000" table:style-name="ce28">
            <text:p>200,000.00</text:p>
          </table:table-cell>
          <table:table-cell table:style-name="ce26"/>
          <table:table-cell office:value-type="float" office:value="2968496.65" table:style-name="ce28">
            <text:p>2,968,496.65</text:p>
          </table:table-cell>
          <table:table-cell table:style-name="ce1"/>
          <table:table-cell office:value-type="string" table:style-name="ce1">
            <text:p><text:s/>GKN DRIVELINE CELAYA S.A. DE C.V.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29/Mar/2019</text:p>
          </table:table-cell>
          <table:table-cell office:value-type="string" table:style-name="ce31">
            <text:p>COBRO A CLIENTES</text:p>
          </table:table-cell>
          <table:table-cell office:value-type="float" office:value="6" table:style-name="ce32">
            <text:p>6</text:p>
          </table:table-cell>
          <table:table-cell office:value-type="string" table:style-name="ce31">
            <text:p><text:s/>CONSTRUCCIONES ELECTRICAS DE ANDA DE IRAPUATO SA DE CV</text:p>
          </table:table-cell>
          <table:table-cell office:value-type="string" table:style-name="ce31">
            <text:p>B 299</text:p>
          </table:table-cell>
          <table:table-cell table:style-name="ce26"/>
          <table:table-cell office:value-type="float" office:value="200000" table:style-name="ce28">
            <text:p>200,000.00</text:p>
          </table:table-cell>
          <table:table-cell office:value-type="float" office:value="3291460.09" table:style-name="ce28">
            <text:p>3,291,460.09</text:p>
          </table:table-cell>
          <table:table-cell table:style-name="ce1"/>
          <table:table-cell office:value-type="string" table:style-name="ce1">
            <text:p><text:s/>GKN DRIVELINE CELAYA SA DE CV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30/Mar/2019</text:p>
          </table:table-cell>
          <table:table-cell office:value-type="string" table:style-name="ce31">
            <text:p>Ingresos</text:p>
          </table:table-cell>
          <table:table-cell office:value-type="float" office:value="22" table:style-name="ce32">
            <text:p>22</text:p>
          </table:table-cell>
          <table:table-cell office:value-type="string" table:style-name="ce31">
            <text:p><text:s/>CONSTRUCCIONES ELECTRICAS DE ANDA DE IRAPUATO SA DE CV</text:p>
          </table:table-cell>
          <table:table-cell office:value-type="string" table:style-name="ce31">
            <text:p>B 299</text:p>
          </table:table-cell>
          <table:table-cell office:value-type="float" office:value="200000" table:style-name="ce28">
            <text:p>200,000.00</text:p>
          </table:table-cell>
          <table:table-cell table:style-name="ce26"/>
          <table:table-cell office:value-type="float" office:value="3491460.09" table:style-name="ce28">
            <text:p>3,491,460.09</text:p>
          </table:table-cell>
          <table:table-cell table:style-name="ce1"/>
          <table:table-cell office:value-type="string" table:style-name="ce1">
            <text:p><text:s/>KASAI MEXICANA S.A. DE C.V.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19/Mar/2019</text:p>
          </table:table-cell>
          <table:table-cell office:value-type="string" table:style-name="ce31">
            <text:p>Ingresos</text:p>
          </table:table-cell>
          <table:table-cell office:value-type="float" office:value="14" table:style-name="ce32">
            <text:p>14</text:p>
          </table:table-cell>
          <table:table-cell office:value-type="string" table:style-name="ce31">
            <text:p><text:s/>DANONE DE MEXICO S.A. DE C.V.</text:p>
          </table:table-cell>
          <table:table-cell office:value-type="string" table:style-name="ce31">
            <text:p>B 290</text:p>
          </table:table-cell>
          <table:table-cell office:value-type="float" office:value="169360" table:style-name="ce28">
            <text:p>169,360.00</text:p>
          </table:table-cell>
          <table:table-cell table:style-name="ce26"/>
          <table:table-cell office:value-type="float" office:value="3161092.09" table:style-name="ce28">
            <text:p>3,161,092.09</text:p>
          </table:table-cell>
          <table:table-cell table:style-name="ce1"/>
          <table:table-cell office:value-type="string" table:style-name="ce1">
            <text:p><text:s/>MINA BOLAÑITOS S.A. DE C.V.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14/Mar/2019</text:p>
          </table:table-cell>
          <table:table-cell office:value-type="string" table:style-name="ce31">
            <text:p>Ingresos</text:p>
          </table:table-cell>
          <table:table-cell office:value-type="float" office:value="11" table:style-name="ce32">
            <text:p>11</text:p>
          </table:table-cell>
          <table:table-cell office:value-type="string" table:style-name="ce31">
            <text:p><text:s/>GKN DRIVELINE CELAYA S.A. DE C.V.</text:p>
          </table:table-cell>
          <table:table-cell office:value-type="string" table:style-name="ce31">
            <text:p>B 287</text:p>
          </table:table-cell>
          <table:table-cell office:value-type="float" office:value="34924" table:style-name="ce28">
            <text:p>34,924.00</text:p>
          </table:table-cell>
          <table:table-cell table:style-name="ce26"/>
          <table:table-cell office:value-type="float" office:value="2939996.09" table:style-name="ce28">
            <text:p>2,939,996.09</text:p>
          </table:table-cell>
          <table:table-cell table:style-name="ce1"/>
          <table:table-cell office:value-type="string" table:style-name="ce1">
            <text:p><text:s/>SIEMENS S.A. DE C.V.</text:p>
          </table:table-cell>
          <table:table-cell table:number-columns-repeated="16374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2</text:p>
          </table:table-cell>
          <table:table-cell table:style-name="ce26"/>
          <table:table-cell office:value-type="float" office:value="78033.2" table:style-name="ce28">
            <text:p>78,033.20</text:p>
          </table:table-cell>
          <table:table-cell office:value-type="float" office:value="3236020.09" table:style-name="ce28">
            <text:p>3,236,020.0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3</text:p>
          </table:table-cell>
          <table:table-cell table:style-name="ce26"/>
          <table:table-cell office:value-type="float" office:value="245224" table:style-name="ce28">
            <text:p>245,224.00</text:p>
          </table:table-cell>
          <table:table-cell office:value-type="float" office:value="2990796.09" table:style-name="ce28">
            <text:p>2,990,796.0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5</text:p>
          </table:table-cell>
          <table:table-cell table:style-name="ce26"/>
          <table:table-cell office:value-type="float" office:value="64728" table:style-name="ce28">
            <text:p>64,728.00</text:p>
          </table:table-cell>
          <table:table-cell office:value-type="float" office:value="2926068.09" table:style-name="ce28">
            <text:p>2,926,068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6</text:p>
          </table:table-cell>
          <table:table-cell table:style-name="ce26"/>
          <table:table-cell office:value-type="float" office:value="20996" table:style-name="ce28">
            <text:p>20,996.00</text:p>
          </table:table-cell>
          <table:table-cell office:value-type="float" office:value="2905072.09" table:style-name="ce28">
            <text:p>2,905,072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4" table:style-name="ce32">
            <text:p>4</text:p>
          </table:table-cell>
          <table:table-cell office:value-type="string" table:style-name="ce31">
            <text:p><text:s/>KASAI MEXICANA S.A. DE C.V.</text:p>
          </table:table-cell>
          <table:table-cell office:value-type="string" table:style-name="ce31">
            <text:p>B 280</text:p>
          </table:table-cell>
          <table:table-cell office:value-type="float" office:value="23756.799999999999" table:style-name="ce28">
            <text:p>23,756.80</text:p>
          </table:table-cell>
          <table:table-cell table:style-name="ce26"/>
          <table:table-cell office:value-type="float" office:value="2518704.48" table:style-name="ce28">
            <text:p>2,518,704.48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5" table:style-name="ce32">
            <text:p>5</text:p>
          </table:table-cell>
          <table:table-cell office:value-type="string" table:style-name="ce31">
            <text:p><text:s/>KASAI MEXICANA S.A. DE C.V.</text:p>
          </table:table-cell>
          <table:table-cell office:value-type="string" table:style-name="ce31">
            <text:p>B 281</text:p>
          </table:table-cell>
          <table:table-cell office:value-type="float" office:value="35635.199999999997" table:style-name="ce28">
            <text:p>35,635.20</text:p>
          </table:table-cell>
          <table:table-cell table:style-name="ce26"/>
          <table:table-cell office:value-type="float" office:value="2554339.6800000002" table:style-name="ce28">
            <text:p>2,554,339.68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5/Mar/2019</text:p>
          </table:table-cell>
          <table:table-cell office:value-type="string" table:style-name="ce31">
            <text:p>COBRO A CLIENTES</text:p>
          </table:table-cell>
          <table:table-cell office:value-type="float" office:value="3" table:style-name="ce32">
            <text:p>3</text:p>
          </table:table-cell>
          <table:table-cell office:value-type="string" table:style-name="ce31">
            <text:p><text:s/>MINA BOLAÑITOS S.A. DE C.V.</text:p>
          </table:table-cell>
          <table:table-cell office:value-type="string" table:style-name="ce31">
            <text:p>B273</text:p>
          </table:table-cell>
          <table:table-cell table:style-name="ce26"/>
          <table:table-cell office:value-type="float" office:value="48511.199999999997" table:style-name="ce28">
            <text:p>48,511.20</text:p>
          </table:table-cell>
          <table:table-cell office:value-type="float" office:value="2991732.09" table:style-name="ce28">
            <text:p>2,991,732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7" table:style-name="ce32">
            <text:p>7</text:p>
          </table:table-cell>
          <table:table-cell office:value-type="string" table:style-name="ce31">
            <text:p><text:s/>NYLTEK, S.A. DE C.V.</text:p>
          </table:table-cell>
          <table:table-cell office:value-type="string" table:style-name="ce31">
            <text:p>B 283</text:p>
          </table:table-cell>
          <table:table-cell office:value-type="float" office:value="11368" table:style-name="ce28">
            <text:p>11,368.00</text:p>
          </table:table-cell>
          <table:table-cell table:style-name="ce26"/>
          <table:table-cell office:value-type="float" office:value="2768496.65" table:style-name="ce28">
            <text:p>2,768,496.65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21/Mar/2019</text:p>
          </table:table-cell>
          <table:table-cell office:value-type="string" table:style-name="ce31">
            <text:p>COBRO A CLIENTES</text:p>
          </table:table-cell>
          <table:table-cell office:value-type="float" office:value="4" table:style-name="ce32">
            <text:p>4</text:p>
          </table:table-cell>
          <table:table-cell office:value-type="string" table:style-name="ce31">
            <text:p><text:s/>ROMANO MORENO RUBEN</text:p>
          </table:table-cell>
          <table:table-cell office:value-type="string" table:style-name="ce31">
            <text:p>B 291</text:p>
          </table:table-cell>
          <table:table-cell table:style-name="ce26"/>
          <table:table-cell office:value-type="float" office:value="291450" table:style-name="ce28">
            <text:p>291,450.00</text:p>
          </table:table-cell>
          <table:table-cell office:value-type="float" office:value="2869642.09" table:style-name="ce28">
            <text:p>2,869,642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25/Mar/2019</text:p>
          </table:table-cell>
          <table:table-cell office:value-type="string" table:style-name="ce31">
            <text:p>COBRO A CLIENTES</text:p>
          </table:table-cell>
          <table:table-cell office:value-type="float" office:value="5" table:style-name="ce32">
            <text:p>5</text:p>
          </table:table-cell>
          <table:table-cell office:value-type="string" table:style-name="ce31">
            <text:p><text:s/>ROMANO MORENO RUBEN</text:p>
          </table:table-cell>
          <table:table-cell office:value-type="string" table:style-name="ce31">
            <text:p>B 292</text:p>
          </table:table-cell>
          <table:table-cell table:style-name="ce26"/>
          <table:table-cell office:value-type="float" office:value="95758" table:style-name="ce28">
            <text:p>95,758.00</text:p>
          </table:table-cell>
          <table:table-cell office:value-type="float" office:value="3491460.09" table:style-name="ce28">
            <text:p>3,491,460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22/Mar/2019</text:p>
          </table:table-cell>
          <table:table-cell office:value-type="string" table:style-name="ce31">
            <text:p>Ingresos</text:p>
          </table:table-cell>
          <table:table-cell office:value-type="float" office:value="15" table:style-name="ce32">
            <text:p>15</text:p>
          </table:table-cell>
          <table:table-cell office:value-type="string" table:style-name="ce31">
            <text:p><text:s/>RUBEN ROMANO MORENO</text:p>
          </table:table-cell>
          <table:table-cell office:value-type="string" table:style-name="ce31">
            <text:p>B 291</text:p>
          </table:table-cell>
          <table:table-cell office:value-type="float" office:value="291450" table:style-name="ce28">
            <text:p>291,450.00</text:p>
          </table:table-cell>
          <table:table-cell table:style-name="ce26"/>
          <table:table-cell office:value-type="float" office:value="3161092.09" table:style-name="ce28">
            <text:p>3,161,092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22/Mar/2019</text:p>
          </table:table-cell>
          <table:table-cell office:value-type="string" table:style-name="ce31">
            <text:p>Ingresos</text:p>
          </table:table-cell>
          <table:table-cell office:value-type="float" office:value="16" table:style-name="ce32">
            <text:p>16</text:p>
          </table:table-cell>
          <table:table-cell office:value-type="string" table:style-name="ce31">
            <text:p><text:s/>RUBEN ROMANO MORENO</text:p>
          </table:table-cell>
          <table:table-cell office:value-type="string" table:style-name="ce31">
            <text:p>B 292</text:p>
          </table:table-cell>
          <table:table-cell office:value-type="float" office:value="95758" table:style-name="ce28">
            <text:p>95,758.00</text:p>
          </table:table-cell>
          <table:table-cell table:style-name="ce26"/>
          <table:table-cell office:value-type="float" office:value="3256850.09" table:style-name="ce28">
            <text:p>3,256,850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Ingresos</text:p>
          </table:table-cell>
          <table:table-cell office:value-type="float" office:value="9" table:style-name="ce32">
            <text:p>9</text:p>
          </table:table-cell>
          <table:table-cell office:value-type="string" table:style-name="ce31">
            <text:p><text:s/>SCHNEIDER ELECTRIC MEXICO S.A. DE C.V.</text:p>
          </table:table-cell>
          <table:table-cell office:value-type="string" table:style-name="ce31">
            <text:p>B 285</text:p>
          </table:table-cell>
          <table:table-cell office:value-type="float" office:value="279542.43" table:style-name="ce28">
            <text:p>279,542.43</text:p>
          </table:table-cell>
          <table:table-cell table:style-name="ce26"/>
          <table:table-cell office:value-type="float" office:value="3248039.08" table:style-name="ce28">
            <text:p>3,248,039.08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Ingresos</text:p>
          </table:table-cell>
          <table:table-cell office:value-type="float" office:value="10" table:style-name="ce32">
            <text:p>10</text:p>
          </table:table-cell>
          <table:table-cell office:value-type="string" table:style-name="ce31">
            <text:p><text:s/>SCHNEIDER ELECTRIC MEXICO S.A. DE C.V.</text:p>
          </table:table-cell>
          <table:table-cell office:value-type="string" table:style-name="ce31">
            <text:p>B 286</text:p>
          </table:table-cell>
          <table:table-cell office:value-type="float" office:value="66014.210000000006" table:style-name="ce28">
            <text:p>66,014.21</text:p>
          </table:table-cell>
          <table:table-cell table:style-name="ce26"/>
          <table:table-cell office:value-type="float" office:value="3314053.29" table:style-name="ce28">
            <text:p>3,314,053.2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78</text:p>
          </table:table-cell>
          <table:table-cell office:value-type="float" office:value="238825.44" table:style-name="ce28">
            <text:p>238,825.44</text:p>
          </table:table-cell>
          <table:table-cell table:style-name="ce26"/>
          <table:table-cell office:value-type="float" office:value="2389039.6800000002" table:style-name="ce28">
            <text:p>2,389,039.68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3" table:style-name="ce32">
            <text:p>3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79</text:p>
          </table:table-cell>
          <table:table-cell office:value-type="float" office:value="105908" table:style-name="ce28">
            <text:p>105,908.00</text:p>
          </table:table-cell>
          <table:table-cell table:style-name="ce26"/>
          <table:table-cell office:value-type="float" office:value="2494947.6800000002" table:style-name="ce28">
            <text:p>2,494,947.68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5/Mar/2019</text:p>
          </table:table-cell>
          <table:table-cell office:value-type="string" table:style-name="ce31">
            <text:p>Ingresos</text:p>
          </table:table-cell>
          <table:table-cell office:value-type="float" office:value="13" table:style-name="ce32">
            <text:p>13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89</text:p>
          </table:table-cell>
          <table:table-cell office:value-type="float" office:value="54891.199999999997" table:style-name="ce28">
            <text:p>54,891.20</text:p>
          </table:table-cell>
          <table:table-cell table:style-name="ce26"/>
          <table:table-cell office:value-type="float" office:value="3040243.29" table:style-name="ce28">
            <text:p>3,040,243.2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22/Mar/2019</text:p>
          </table:table-cell>
          <table:table-cell office:value-type="string" table:style-name="ce31">
            <text:p>Ingresos</text:p>
          </table:table-cell>
          <table:table-cell office:value-type="float" office:value="17" table:style-name="ce32">
            <text:p>17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93</text:p>
          </table:table-cell>
          <table:table-cell office:value-type="float" office:value="330368" table:style-name="ce28">
            <text:p>330,368.00</text:p>
          </table:table-cell>
          <table:table-cell table:style-name="ce26"/>
          <table:table-cell office:value-type="float" office:value="3587218.09" table:style-name="ce28">
            <text:p>3,587,218.09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6" table:style-name="ce32">
            <text:p>6</text:p>
          </table:table-cell>
          <table:table-cell office:value-type="string" table:style-name="ce31">
            <text:p><text:s/>THYSSENKRUPP COMPONENTS TECHNOLOGY DE MEXICO S.A. DE C.V.</text:p>
          </table:table-cell>
          <table:table-cell office:value-type="string" table:style-name="ce31">
            <text:p>B 282</text:p>
          </table:table-cell>
          <table:table-cell office:value-type="float" office:value="202788.97" table:style-name="ce28">
            <text:p>202,788.97</text:p>
          </table:table-cell>
          <table:table-cell table:style-name="ce26"/>
          <table:table-cell office:value-type="float" office:value="2757128.65" table:style-name="ce28">
            <text:p>2,757,128.65</text:p>
          </table:table-cell>
          <table:table-cell table:number-columns-repeated="16376"/>
        </table:table-row>
        <table:table-row table:style-name="ro1">
          <table:table-cell table:number-columns-repeated="4" table:style-name="ce26"/>
          <table:table-cell office:value-type="string" table:style-name="ce27">
            <text:p>Total:</text:p>
          </table:table-cell>
          <table:table-cell office:value-type="float" office:value="2385946.25" table:style-name="ce33">
            <text:p>2,385,946.25</text:p>
          </table:table-cell>
          <table:table-cell office:value-type="float" office:value="1244700.3999999999" table:style-name="ce33">
            <text:p>1,244,700.40</text:p>
          </table:table-cell>
          <table:table-cell office:value-type="float" office:value="3491460.09" table:style-name="ce33">
            <text:p>3,491,460.09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26">
            <text:p><text:s/>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24"/>
          <table:table-cell table:number-columns-repeated="16380" table:style-name="ce1"/>
        </table:table-row>
        <table:table-row table:style-name="ro1">
          <table:table-cell table:number-columns-repeated="4" table:style-name="ce26"/>
          <table:table-cell office:value-type="string" table:style-name="ce34">
            <text:p>T o t a l:</text:p>
          </table:table-cell>
          <table:table-cell office:value-type="float" office:value="2385946.25" table:style-name="ce33">
            <text:p>2,385,946.25</text:p>
          </table:table-cell>
          <table:table-cell office:value-type="float" office:value="1244700.3999999999" table:style-name="ce33">
            <text:p>1,244,700.40</text:p>
          </table:table-cell>
          <table:table-cell office:value-type="float" office:value="3491460.09" table:style-name="ce33">
            <text:p>3,491,460.09</text:p>
          </table:table-cell>
          <table:table-cell table:number-columns-repeated="16376"/>
        </table:table-row>
        <table:table-row table:style-name="ro1">
          <table:table-cell office:value-type="string" table:style-name="ce26">
            <text:p><text:s/></text:p>
          </table:table-cell>
          <table:table-cell table:number-columns-repeated="16383" table:style-name="ce1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_xlnm._FilterDatabase" table:cell-range-address="AUXILIAR.$A$7:AUXILIAR.$H$33" table:base-cell-address="AUXILIAR.$A$1"/>
        </table:named-expressions>
      </table:table>
      <table:table table:name="RESUMEN" table:style-name="ta1"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number-columns-repeated="1019" table:default-cell-style-name="ce42"/>
        <table:table-column table:style-name="co8" table:number-columns-repeated="15360" table:default-cell-style-name="ce1"/>
        <table:table-row table:style-name="ro1">
          <table:table-cell office:value-type="string" table:number-columns-spanned="6" table:number-rows-spanned="1" table:style-name="ce63">
            <text:p>MEYAH SISTEMAS ELECTRICOS, SA DE CV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64">
            <text:p>DEPURACION CLIENTES AL 28 DE FEBRERO DE 2019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35">
            <text:p>No.</text:p>
          </table:table-cell>
          <table:table-cell office:value-type="string" table:style-name="ce35">
            <text:p>Nombre Cliente</text:p>
          </table:table-cell>
          <table:table-cell office:value-type="string" table:style-name="ce36">
            <text:p>Saldo</text:p>
          </table:table-cell>
          <table:table-cell office:value-type="string" table:style-name="ce35">
            <text:p>Hoja</text:p>
          </table:table-cell>
          <table:table-cell office:value-type="string" table:style-name="ce37">
            <text:p>Observaciones</text:p>
          </table:table-cell>
          <table:table-cell office:value-type="string" table:style-name="ce35">
            <text:p>Ejercicio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38">
            <text:p>1</text:p>
          </table:table-cell>
          <table:table-cell office:value-type="string" table:style-name="ce39">
            <text:p><text:s/>CEMENTOS Y CONCRETOS NACIONALES S.A. DE C.V.</text:p>
          </table:table-cell>
          <table:table-cell office:value-type="float" office:value="11600" table:formula="of:=[CEMENTOS.H8]" table:style-name="ce40">
            <text:p>11,600.00<text:s/></text:p>
          </table:table-cell>
          <table:table-cell office:value-type="string" table:style-name="ce41">
            <text:p><text:a xlink:href="#CEMENTOS.A1">CEMENTOS!A1</text:a></text:p>
          </table:table-cell>
          <table:table-cell office:value-type="string" table:style-name="ce42">
            <text:p>B 227</text:p>
          </table:table-cell>
          <table:table-cell office:value-type="string" table:style-name="ce43">
            <text:p>NOV 18</text:p>
          </table:table-cell>
          <table:table-cell table:number-columns-repeated="16378" table:style-name="ce44"/>
        </table:table-row>
        <table:table-row table:style-name="ro5">
          <table:table-cell office:value-type="float" office:value="2" table:style-name="ce45">
            <text:p>2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float" office:value="406905.38" table:formula="of:=[COMERC_DE_LACTEOS.H18]" table:style-name="ce47">
            <text:p>406,905.38<text:s/></text:p>
          </table:table-cell>
          <table:table-cell office:value-type="string" table:style-name="ce41">
            <text:p><text:a xlink:href="#'COMERC DE LACTEOS'.A1">COMERC DE LACTEOS'!A1</text:a></text:p>
          </table:table-cell>
          <table:table-cell office:value-type="string" table:style-name="ce48">
            <text:p>B 245</text:p>
          </table:table-cell>
          <table:table-cell office:value-type="string" table:style-name="ce43">
            <text:p>ENE <text:s/>19</text:p>
          </table:table-cell>
          <table:table-cell table:style-name="ce48"/>
          <table:table-cell table:number-columns-repeated="16377" table:style-name="ce49"/>
        </table:table-row>
        <table:table-row table:style-name="ro5">
          <table:table-cell office:value-type="float" office:value="3" table:style-name="ce38">
            <text:p>3</text:p>
          </table:table-cell>
          <table:table-cell office:value-type="string" table:style-name="ce39">
            <text:p><text:s/>DANONE DE MEXICO S.A. DE C.V.</text:p>
          </table:table-cell>
          <table:table-cell office:value-type="float" office:value="43059.199999999997" table:formula="of:=[DANONE.H4]" table:style-name="ce47">
            <text:p>43,059.20<text:s/></text:p>
          </table:table-cell>
          <table:table-cell office:value-type="string" table:style-name="ce41">
            <text:p><text:a xlink:href="#DANONE.A1">DANONE!A1</text:a></text:p>
          </table:table-cell>
          <table:table-cell office:value-type="string" table:style-name="ce48">
            <text:p>B 257</text:p>
          </table:table-cell>
          <table:table-cell office:value-type="string" table:style-name="ce43">
            <text:p>ENE 19</text:p>
          </table:table-cell>
          <table:table-cell table:style-name="ce48"/>
          <table:table-cell table:number-columns-repeated="16377" table:style-name="ce1"/>
        </table:table-row>
        <table:table-row table:style-name="ro5">
          <table:table-cell office:value-type="float" office:value="4" table:style-name="ce45">
            <text:p>4</text:p>
          </table:table-cell>
          <table:table-cell office:value-type="string" table:style-name="ce39">
            <text:p><text:s/>GKN DRIVELINE CELAYA S.A. DE C.V.</text:p>
          </table:table-cell>
          <table:table-cell office:value-type="float" office:value="1100159.0900000001" table:formula="of:=[GKN.H17]" table:style-name="ce47">
            <text:p>1,100,159.09<text:s/></text:p>
          </table:table-cell>
          <table:table-cell office:value-type="string" table:style-name="ce41">
            <text:p><text:a xlink:href="#GKN.A1">GKN!A1</text:a></text:p>
          </table:table-cell>
          <table:table-cell office:value-type="string" table:style-name="ce48">
            <text:p>Facturas varias</text:p>
          </table:table-cell>
          <table:table-cell office:value-type="string" table:style-name="ce43">
            <text:p>ENE Y FEB 19</text:p>
          </table:table-cell>
          <table:table-cell table:style-name="ce48"/>
          <table:table-cell table:number-columns-repeated="16377" table:style-name="ce1"/>
        </table:table-row>
        <table:table-row table:style-name="ro5">
          <table:table-cell office:value-type="float" office:value="5" table:style-name="ce38">
            <text:p>5</text:p>
          </table:table-cell>
          <table:table-cell office:value-type="string" table:style-name="ce39">
            <text:p><text:s/>KASAI MEXICANA S.A. DE C.V.</text:p>
          </table:table-cell>
          <table:table-cell office:value-type="float" office:value="64960" table:formula="of:=[KASAI.H5]" table:style-name="ce47">
            <text:p>64,960.00<text:s/></text:p>
          </table:table-cell>
          <table:table-cell office:value-type="string" table:style-name="ce41">
            <text:p><text:a xlink:href="#KASAI.A1">KASAI!A1</text:a></text:p>
          </table:table-cell>
          <table:table-cell office:value-type="string" table:style-name="ce48">
            <text:p>B 242 Y B 243</text:p>
          </table:table-cell>
          <table:table-cell office:value-type="string" table:style-name="ce43">
            <text:p>ENE 19</text:p>
          </table:table-cell>
          <table:table-cell table:style-name="ce48"/>
          <table:table-cell table:number-columns-repeated="16377" table:style-name="ce1"/>
        </table:table-row>
        <table:table-row table:style-name="ro5">
          <table:table-cell office:value-type="float" office:value="6" table:style-name="ce45">
            <text:p>6</text:p>
          </table:table-cell>
          <table:table-cell office:value-type="string" table:style-name="ce50">
            <text:p><text:s/>MINA BOLAÑITOS S.A. DE C.V.</text:p>
          </table:table-cell>
          <table:table-cell office:value-type="float" office:value="48511.199999999997" table:formula="of:=[MINA_BOLAÑITOS.H4]" table:style-name="ce47">
            <text:p>48,511.20<text:s/></text:p>
          </table:table-cell>
          <table:table-cell office:value-type="string" table:style-name="ce41">
            <text:p><text:a xlink:href="#'MINA BOLAÑITOS'.A1">MINA BOLAÑITOS'!A1</text:a></text:p>
          </table:table-cell>
          <table:table-cell office:value-type="string" table:style-name="ce48">
            <text:p>B 273</text:p>
          </table:table-cell>
          <table:table-cell office:value-type="string" table:style-name="ce43">
            <text:p>FEB 19</text:p>
          </table:table-cell>
          <table:table-cell table:style-name="ce48"/>
          <table:table-cell table:number-columns-repeated="16377" table:style-name="ce1"/>
        </table:table-row>
        <table:table-row table:style-name="ro4">
          <table:table-cell office:value-type="float" office:value="7" table:style-name="ce38">
            <text:p>7</text:p>
          </table:table-cell>
          <table:table-cell office:value-type="string" table:style-name="ce46">
            <text:p><text:s/>O.P. DISTRIBUIDORA DEL BAJIO, S.A. DE C.V.</text:p>
          </table:table-cell>
          <table:table-cell office:value-type="float" office:value="236466" table:formula="of:=[OP_DISTRIB.H8]" table:style-name="ce51">
            <text:p>236,466.00<text:s/></text:p>
          </table:table-cell>
          <table:table-cell office:value-type="string" table:style-name="ce41">
            <text:p><text:a xlink:href="#'OP DISTRIB'.A1">OP DISTRIB'!A1</text:a></text:p>
          </table:table-cell>
          <table:table-cell office:value-type="string" table:style-name="ce44">
            <text:p>B 214</text:p>
          </table:table-cell>
          <table:table-cell office:value-type="string" table:style-name="ce43">
            <text:p>NOV 19</text:p>
          </table:table-cell>
          <table:table-cell office:value-type="string" table:style-name="ce44">
            <text:p>ESTE PROVEEDOR NO ACEPTA LA CANCELACION DEL FOLIO B 36 DE ENERO Y EN CONTABILIDAD QUEDO CANCELADA EN NOVIEMBRE</text:p>
          </table:table-cell>
          <table:table-cell table:number-columns-repeated="16377" table:style-name="ce44"/>
        </table:table-row>
        <table:table-row table:style-name="ro1">
          <table:table-cell office:value-type="float" office:value="8" table:style-name="ce45">
            <text:p>8</text:p>
          </table:table-cell>
          <table:table-cell office:value-type="string" table:style-name="ce39">
            <text:p><text:s/>PINTURA ESTAMPADO Y MONTAJE, S.A.P.I. DE C.V.</text:p>
          </table:table-cell>
          <table:table-cell office:value-type="float" office:value="230728.64" table:formula="of:=[PINTURAS.H4]" table:style-name="ce51">
            <text:p>230,728.64<text:s/></text:p>
          </table:table-cell>
          <table:table-cell office:value-type="string" table:style-name="ce41">
            <text:p><text:a xlink:href="#PINTURAS.A1">PINTURAS!A1</text:a></text:p>
          </table:table-cell>
          <table:table-cell office:value-type="string" table:style-name="ce52">
            <text:p>B 261</text:p>
          </table:table-cell>
          <table:table-cell office:value-type="string" table:style-name="ce43">
            <text:p>ENE 19</text:p>
          </table:table-cell>
          <table:table-cell table:style-name="ce44"/>
          <table:table-cell table:number-columns-repeated="16377" table:style-name="ce1"/>
        </table:table-row>
        <table:table-row table:style-name="ro1">
          <table:table-cell office:value-type="float" office:value="9" table:style-name="ce38">
            <text:p>9</text:p>
          </table:table-cell>
          <table:table-cell office:value-type="string" table:style-name="ce50">
            <text:p><text:s/>RIVAS MARES RODOLFO</text:p>
          </table:table-cell>
          <table:table-cell office:value-type="float" office:value="49999.99" table:formula="of:=[RIVAS_MARES.H4]" table:style-name="ce51">
            <text:p>49,999.99<text:s/></text:p>
          </table:table-cell>
          <table:table-cell office:value-type="string" table:style-name="ce41">
            <text:p><text:a xlink:href="#'RIVAS MARES'.A1">RIVAS MARES'!A1</text:a></text:p>
          </table:table-cell>
          <table:table-cell office:value-type="string" table:style-name="ce52">
            <text:p>B 272</text:p>
          </table:table-cell>
          <table:table-cell office:value-type="string" table:style-name="ce43">
            <text:p>FEB 19</text:p>
          </table:table-cell>
          <table:table-cell table:style-name="ce44"/>
          <table:table-cell table:number-columns-repeated="16377" table:style-name="ce1"/>
        </table:table-row>
        <table:table-row table:style-name="ro1">
          <table:table-cell office:value-type="float" office:value="10" table:style-name="ce45">
            <text:p>10</text:p>
          </table:table-cell>
          <table:table-cell office:value-type="string" table:style-name="ce53">
            <text:p><text:s/>SWITCH ENERGY CAPITAL S.L.</text:p>
          </table:table-cell>
          <table:table-cell office:value-type="float" office:value="500" table:formula="of:=[SWITCH.H9]" table:style-name="ce54">
            <text:p>500.00<text:s/></text:p>
          </table:table-cell>
          <table:table-cell office:value-type="string" table:style-name="ce55">
            <text:p><text:a xlink:href="#SWITCH.A1">SWITCH!A1</text:a></text:p>
          </table:table-cell>
          <table:table-cell office:value-type="string" table:style-name="ce56">
            <text:p>B 134 DIF DE PAGO</text:p>
          </table:table-cell>
          <table:table-cell office:value-type="string" table:style-name="ce57">
            <text:p>JUN 18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38">
            <text:p>11</text:p>
          </table:table-cell>
          <table:table-cell office:value-type="string" table:style-name="ce39">
            <text:p><text:s/>UNIVEX, S.A.</text:p>
          </table:table-cell>
          <table:table-cell office:value-type="float" office:value="10324.01" table:formula="of:=[UNIVEX.H24]" table:style-name="ce51">
            <text:p>10,324.01<text:s/></text:p>
          </table:table-cell>
          <table:table-cell office:value-type="string" table:style-name="ce41">
            <text:p><text:a xlink:href="#UNIVEX.A1">UNIVEX!A1</text:a></text:p>
          </table:table-cell>
          <table:table-cell office:value-type="string" table:style-name="ce52">
            <text:p>B 173 <text:s/>/ B 174</text:p>
          </table:table-cell>
          <table:table-cell office:value-type="string" table:style-name="ce43">
            <text:p>AGO / NOV 18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45">
            <text:p>12</text:p>
          </table:table-cell>
          <table:table-cell office:value-type="string" table:style-name="ce50">
            <text:p><text:s/>VILLALOBOS VILLANUEVA ALEJANDRO</text:p>
          </table:table-cell>
          <table:table-cell office:value-type="float" office:value="146999.44" table:formula="of:=[VILLALOBOS_VILLANUEVA.H6]" table:style-name="ce58">
            <text:p>146,999.44<text:s/></text:p>
          </table:table-cell>
          <table:table-cell office:value-type="string" table:style-name="ce41">
            <text:p><text:a xlink:href="#'VILLALOBOS VILLANUEVA'.A1">VILLALOBOS VILLANUEVA'!A1</text:a></text:p>
          </table:table-cell>
          <table:table-cell office:value-type="string" table:style-name="ce52">
            <text:p>B 192. CAMIONETA</text:p>
          </table:table-cell>
          <table:table-cell office:value-type="string" table:style-name="ce43">
            <text:p>SEP 18</text:p>
          </table:table-cell>
          <table:table-cell table:number-columns-repeated="16378" table:style-name="ce1"/>
        </table:table-row>
        <table:table-row table:style-name="ro1">
          <table:table-cell table:style-name="ce38"/>
          <table:table-cell office:value-type="string" table:style-name="ce52">
            <text:p>Dif centavos</text:p>
          </table:table-cell>
          <table:table-cell office:value-type="float" office:value="1.29" table:style-name="ce51">
            <text:p>1.29<text:s/></text:p>
          </table:table-cell>
          <table:table-cell table:style-name="ce41"/>
          <table:table-cell table:number-columns-repeated="16380" table:style-name="ce1"/>
        </table:table-row>
        <table:table-row table:style-name="ro1">
          <table:table-cell table:style-name="ce45"/>
          <table:table-cell office:value-type="string" table:style-name="ce52">
            <text:p>Total</text:p>
          </table:table-cell>
          <table:table-cell office:value-type="float" office:value="2350214.2400000002" table:formula="of:=SUM([.C4:.C16])" table:style-name="ce59">
            <text:p>2,350,214.24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2">
            <text:p>Contpaq</text:p>
          </table:table-cell>
          <table:table-cell office:value-type="float" office:value="0" table:formula="of:=[.#REF!]" table:style-name="ce59">
            <text:p><text:s/>#¡REF!<text:s/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C17]-[.C18]" table:style-name="ce60">
            <text:p><text:s/>#¡REF!<text:s/>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61"/>
          <table:table-cell table:style-name="ce62"/>
          <table:table-cell table:number-columns-repeated="16381" table:style-name="ce61"/>
        </table:table-row>
        <table:table-row table:style-name="ro1">
          <table:table-cell table:number-columns-repeated="2" table:style-name="ce42"/>
          <table:table-cell table:style-name="ce60"/>
          <table:table-cell table:number-columns-repeated="16381"/>
        </table:table-row>
        <table:table-row table:number-rows-repeated="1048555" table:style-name="ro4">
          <table:table-cell table:number-columns-repeated="16384"/>
        </table:table-row>
        <table:named-expressions>
          <table:named-range table:name="_xlnm._FilterDatabase" table:cell-range-address="RESUMEN.$A$3:RESUMEN.$F$15" table:base-cell-address="RESUMEN.$A$1"/>
        </table:named-expressions>
      </table:table>
      <table:table table:name="RESUMEN_KALIZ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5" table:number-columns-repeated="1019" table:default-cell-style-name="ce1"/>
        <table:table-column table:style-name="co8" table:number-columns-repeated="15360" table:default-cell-style-name="ce1"/>
        <table:table-row table:style-name="ro3">
          <table:table-cell table:style-name="ce1"/>
          <table:table-cell office:value-type="string" table:style-name="ce1">
            <text:p>Columna1</text:p>
          </table:table-cell>
          <table:table-cell office:value-type="string" table:style-name="ce1">
            <text:p>COMERC DE LACTEOS</text:p>
          </table:table-cell>
          <table:table-cell office:value-type="string" table:style-name="ce1">
            <text:p>ListaDeMovimientos</text:p>
          </table:table-cell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AUXILIA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5">
            <text:p>No</text:p>
          </table:table-cell>
          <table:table-cell office:value-type="string" table:style-name="ce65">
            <text:p>Nombre Cliente</text:p>
          </table:table-cell>
          <table:table-cell office:value-type="string" table:style-name="ce65">
            <text:p>Saldo</text:p>
          </table:table-cell>
          <table:table-cell office:value-type="string" table:style-name="ce65">
            <text:p>Hoja</text:p>
          </table:table-cell>
          <table:table-cell office:value-type="string" table:style-name="ce65">
            <text:p>Observaciones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1">
            <text:p>RESUMEN_KALIZ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CEMENTOS Y CONCRETOS NACIONALES S.A. DE C.V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MENTO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COMERCIALIZADORA DE LACTEOS Y DERIVADOS S.A. DE C.V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ERC DE LACTEO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DANONE DE MEXICO S.A. DE C.V.</text:p>
          </table:table-cell>
          <table:table-cell office:value-type="float" office:value="212419.20000000001" table:style-name="ce1">
            <text:p>212419.2</text:p>
          </table:table-cell>
          <table:table-cell office:value-type="string" table:style-name="ce1">
            <text:p>DANON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GKN DRIVELINE CELAYA S.A. DE C.V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KN</text:p>
          </table:table-cell>
          <table:table-cell table:number-columns-repeated="2" table:style-name="ce1"/>
          <table:table-cell table:style-name="ce1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<text:s/>KASAI MEXICANA S.A. DE C.V.</text:p>
          </table:table-cell>
          <table:table-cell office:value-type="float" office:value="64960" table:style-name="ce1">
            <text:p>64960</text:p>
          </table:table-cell>
          <table:table-cell office:value-type="string" table:style-name="ce1">
            <text:p>KASA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NYLTEK, S.A. DE C.V.</text:p>
          </table:table-cell>
          <table:table-cell table:style-name="ce1"/>
          <table:table-cell office:value-type="string" table:style-name="ce1">
            <text:p>NYLTEK, S.A. DE C.V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MINA BOLAÑITOS S.A. DE C.V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NA BOLAÑITO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O.P. DISTRIBUIDORA DEL BAJIO, S.A. DE C.V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P DISTRIB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PINTURA ESTAMPADO Y MONTAJE, S.A.P.I. DE C.V.</text:p>
          </table:table-cell>
          <table:table-cell table:style-name="ce1"/>
          <table:table-cell office:value-type="string" table:style-name="ce1">
            <text:p>PINTURA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RIVAS MARES RODOLFO</text:p>
          </table:table-cell>
          <table:table-cell table:style-name="ce1"/>
          <table:table-cell office:value-type="string" table:style-name="ce1">
            <text:p>RIVAS MARE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SIEMENS S.A. DE C.V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EMEN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SWITCH ENERGY, S.L.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WITCH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<text:s/>SCHNEIDER ELECTRIC MEXICO S.A. DE C.V.</text:p>
          </table:table-cell>
          <table:table-cell office:value-type="float" office:value="345556.64" table:style-name="ce1">
            <text:p>345556.64</text:p>
          </table:table-cell>
          <table:table-cell office:value-type="string" table:style-name="ce1">
            <text:p>SCHNEIDER ELECTRI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<text:s/>THYSSENKRUPP COMPONENTS TECHNOLOGY DE MEXICO S.A. DE C.V.</text:p>
          </table:table-cell>
          <table:table-cell table:style-name="ce1"/>
          <table:table-cell office:value-type="string" table:style-name="ce1">
            <text:p>THYSSENKRUPP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<text:s/>UNIVEX, S.A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NIVEX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<text:s/>VILLALOBOS VILLANUEVA ALEJANDRO</text:p>
          </table:table-cell>
          <table:table-cell office:value-type="float" office:value="179999.44" table:style-name="ce1">
            <text:p>179999.44</text:p>
          </table:table-cell>
          <table:table-cell office:value-type="string" table:style-name="ce1">
            <text:p>VILLALOBOS VILLANUEVA</text:p>
          </table:table-cell>
          <table:table-cell table:number-columns-repeated="16380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DIF CENTAVOS</text:p>
          </table:table-cell>
          <table:table-cell table:number-columns-repeated="16380"/>
        </table:table-row>
        <table:table-row table:number-rows-repeated="1048555" table:style-name="ro3">
          <table:table-cell table:number-columns-repeated="16384"/>
        </table:table-row>
      </table:table>
      <table:table table:name="CEMENTOS" table:style-name="ta1">
        <table:table-column table:style-name="co5" table:number-columns-repeated="3" table:default-cell-style-name="ce1"/>
        <table:table-column table:style-name="co21" table:default-cell-style-name="ce1"/>
        <table:table-column table:style-name="co5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9">
            <text:p>23/Oct/2018</text:p>
          </table:table-cell>
          <table:table-cell office:value-type="string" table:style-name="ce39">
            <text:p>Ingresos</text:p>
          </table:table-cell>
          <table:table-cell office:value-type="float" office:value="13" table:style-name="ce67">
            <text:p>13</text:p>
          </table:table-cell>
          <table:table-cell office:value-type="string" table:style-name="ce39">
            <text:p><text:s/>CEMENTOS Y CONCRETOS NACIONALES S.A. DE C.V.</text:p>
          </table:table-cell>
          <table:table-cell office:value-type="string" table:style-name="ce39">
            <text:p>B 207</text:p>
          </table:table-cell>
          <table:table-cell office:value-type="float" office:value="43384" table:style-name="ce68">
            <text:p>43,384.00</text:p>
          </table:table-cell>
          <table:table-cell table:style-name="ce39"/>
          <table:table-cell office:value-type="float" office:value="43384" table:formula="of:=[.F4]" table:style-name="ce51">
            <text:p>43,384.00<text:s/></text:p>
          </table:table-cell>
          <table:table-cell office:value-type="string" table:style-name="ce6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27/Nov/2018</text:p>
          </table:table-cell>
          <table:table-cell office:value-type="string" table:style-name="ce50">
            <text:p>COBRO A CLIENTES</text:p>
          </table:table-cell>
          <table:table-cell office:value-type="float" office:value="7" table:style-name="ce70">
            <text:p>7</text:p>
          </table:table-cell>
          <table:table-cell office:value-type="string" table:style-name="ce50">
            <text:p><text:s/>CEMENTOS Y CONCRETOS NACIONALES S.A. DE C.V.</text:p>
          </table:table-cell>
          <table:table-cell office:value-type="string" table:style-name="ce50">
            <text:p>B 207</text:p>
          </table:table-cell>
          <table:table-cell table:style-name="ce50"/>
          <table:table-cell office:value-type="float" office:value="43384" table:style-name="ce71">
            <text:p>43,384.00</text:p>
          </table:table-cell>
          <table:table-cell office:value-type="float" office:value="0" table:formula="of:=[.H4]+[.F5]-[.G5]" table:style-name="ce51">
            <text:p>-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0">
            <text:p>20/Nov/2018</text:p>
          </table:table-cell>
          <table:table-cell office:value-type="string" table:style-name="ce50">
            <text:p>Ingresos</text:p>
          </table:table-cell>
          <table:table-cell office:value-type="float" office:value="15" table:style-name="ce70">
            <text:p>15</text:p>
          </table:table-cell>
          <table:table-cell office:value-type="string" table:style-name="ce50">
            <text:p><text:s/>CEMENTOS Y CONCRETOS NACIONALES S.A. DE C.V.</text:p>
          </table:table-cell>
          <table:table-cell office:value-type="string" table:style-name="ce50">
            <text:p>B 226</text:p>
          </table:table-cell>
          <table:table-cell office:value-type="float" office:value="159732" table:style-name="ce71">
            <text:p>159,732.00</text:p>
          </table:table-cell>
          <table:table-cell table:style-name="ce50"/>
          <table:table-cell office:value-type="float" office:value="159732" table:formula="of:=[.H5]+[.F6]-[.G6]" table:style-name="ce51">
            <text:p>159,732.00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0">
            <text:p>04/Dic/2018</text:p>
          </table:table-cell>
          <table:table-cell office:value-type="string" table:style-name="ce50">
            <text:p>COBRO A CLIENTES</text:p>
          </table:table-cell>
          <table:table-cell office:value-type="float" office:value="2" table:style-name="ce70">
            <text:p>2</text:p>
          </table:table-cell>
          <table:table-cell office:value-type="string" table:style-name="ce50">
            <text:p><text:s/>CEMENTOS Y CONCRETOS NACIONALES S.A. DE C.V.</text:p>
          </table:table-cell>
          <table:table-cell office:value-type="string" table:style-name="ce50">
            <text:p>B 226</text:p>
          </table:table-cell>
          <table:table-cell table:style-name="ce72"/>
          <table:table-cell office:value-type="float" office:value="159732" table:style-name="ce71">
            <text:p>159,732.00</text:p>
          </table:table-cell>
          <table:table-cell office:value-type="float" office:value="0" table:formula="of:=[.H6]+[.F7]-[.G7]" table:style-name="ce51">
            <text:p>-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3">
            <text:p>21/Nov/2018</text:p>
          </table:table-cell>
          <table:table-cell office:value-type="string" table:style-name="ce73">
            <text:p>Ingresos</text:p>
          </table:table-cell>
          <table:table-cell office:value-type="float" office:value="16" table:style-name="ce74">
            <text:p>16</text:p>
          </table:table-cell>
          <table:table-cell office:value-type="string" table:style-name="ce73">
            <text:p><text:s/>CEMENTOS Y CONCRETOS NACIONALES S.A. DE C.V.</text:p>
          </table:table-cell>
          <table:table-cell office:value-type="string" table:style-name="ce73">
            <text:p>B 227</text:p>
          </table:table-cell>
          <table:table-cell office:value-type="float" office:value="11600" table:style-name="ce75">
            <text:p>11,600.00</text:p>
          </table:table-cell>
          <table:table-cell table:style-name="ce73"/>
          <table:table-cell office:value-type="float" office:value="11600" table:formula="of:=[.H7]+[.F8]-[.G8]" table:style-name="ce51">
            <text:p>11,600.00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1">
            <text:p>14/Mar/2019</text:p>
          </table:table-cell>
          <table:table-cell office:value-type="string" table:style-name="ce31">
            <text:p>Ingresos</text:p>
          </table:table-cell>
          <table:table-cell office:value-type="float" office:value="12" table:style-name="ce32">
            <text:p>12</text:p>
          </table:table-cell>
          <table:table-cell office:value-type="string" table:style-name="ce31">
            <text:p><text:s/>CEMENTOS Y CONCRETOS NACIONALES S.A. DE C.V.</text:p>
          </table:table-cell>
          <table:table-cell office:value-type="string" table:style-name="ce31">
            <text:p>B 288</text:p>
          </table:table-cell>
          <table:table-cell office:value-type="float" office:value="45356" table:style-name="ce28">
            <text:p>45,356.00</text:p>
          </table:table-cell>
          <table:table-cell table:style-name="ce26"/>
          <table:table-cell office:value-type="float" office:value="56956" table:formula="of:=[.H8]+[.F9]-[.G9]" table:style-name="ce51">
            <text:p>56,956.00<text:s/></text:p>
          </table:table-cell>
          <table:table-cell table:number-columns-repeated="16376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COMERC_DE_LACTEOS" table:style-name="ta1">
        <table:table-column table:style-name="co16" table:number-columns-repeated="3" table:default-cell-style-name="ce42"/>
        <table:table-column table:style-name="co22" table:default-cell-style-name="ce42"/>
        <table:table-column table:style-name="co16" table:number-columns-repeated="3" table:default-cell-style-name="ce42"/>
        <table:table-column table:style-name="co23" table:default-cell-style-name="ce42"/>
        <table:table-column table:style-name="co16" table:number-columns-repeated="1016" table:default-cell-style-name="ce42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15/Nov/2017</text:p>
          </table:table-cell>
          <table:table-cell office:value-type="string" table:style-name="ce46">
            <text:p>Ingresos</text:p>
          </table:table-cell>
          <table:table-cell office:value-type="float" office:value="5" table:style-name="ce76">
            <text:p>5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15</text:p>
          </table:table-cell>
          <table:table-cell office:value-type="float" office:value="30635.599999999999" table:style-name="ce77">
            <text:p>30,635.60</text:p>
          </table:table-cell>
          <table:table-cell table:style-name="ce46"/>
          <table:table-cell office:value-type="float" office:value="30635.599999999999" table:formula="of:=[.F4]" table:style-name="ce51">
            <text:p>30,635.6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78">
            <text:p>30/Jun/2018</text:p>
          </table:table-cell>
          <table:table-cell office:value-type="string" table:style-name="ce78">
            <text:p>Diario</text:p>
          </table:table-cell>
          <table:table-cell office:value-type="float" office:value="104" table:style-name="ce79">
            <text:p>104</text:p>
          </table:table-cell>
          <table:table-cell office:value-type="string" table:style-name="ce78">
            <text:p><text:s/>COMERCIALIZADORA DE LACTEOS Y DERIVADOS S.A. DE C.V.</text:p>
          </table:table-cell>
          <table:table-cell office:value-type="string" table:style-name="ce78">
            <text:p>B 15</text:p>
          </table:table-cell>
          <table:table-cell office:value-type="float" office:value="-30635.599999999999" table:style-name="ce80">
            <text:p>-30,635.60</text:p>
          </table:table-cell>
          <table:table-cell table:style-name="ce78"/>
          <table:table-cell office:value-type="float" office:value="0" table:formula="of:=[.H4]+[.F5]-[.G5]" table:style-name="ce51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18/Ene/2018</text:p>
          </table:table-cell>
          <table:table-cell office:value-type="string" table:style-name="ce46">
            <text:p>Ingresos</text:p>
          </table:table-cell>
          <table:table-cell office:value-type="float" office:value="11" table:style-name="ce76">
            <text:p>11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44</text:p>
          </table:table-cell>
          <table:table-cell office:value-type="float" office:value="30635.599999999999" table:style-name="ce77">
            <text:p>30,635.60</text:p>
          </table:table-cell>
          <table:table-cell table:style-name="ce46"/>
          <table:table-cell office:value-type="float" office:value="30635.599999999999" table:formula="of:=[.H5]+[.F6]-[.G6]" table:style-name="ce51">
            <text:p>30,635.6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02/Abr/2018</text:p>
          </table:table-cell>
          <table:table-cell office:value-type="string" table:style-name="ce46">
            <text:p>Diario</text:p>
          </table:table-cell>
          <table:table-cell office:value-type="float" office:value="10" table:style-name="ce76">
            <text:p>10</text:p>
          </table:table-cell>
          <table:table-cell office:value-type="string" table:style-name="ce46">
            <text:p><text:s/>COMERCIALIZADORA DE LACTEOS Y DERIVADOS, SA DE CV</text:p>
          </table:table-cell>
          <table:table-cell office:value-type="string" table:style-name="ce46">
            <text:p>B 44</text:p>
          </table:table-cell>
          <table:table-cell office:value-type="float" office:value="-30635.599999999999" table:style-name="ce80">
            <text:p>-30,635.60</text:p>
          </table:table-cell>
          <table:table-cell table:style-name="ce46"/>
          <table:table-cell office:value-type="float" office:value="0" table:formula="of:=[.H6]+[.F7]-[.G7]" table:style-name="ce51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02/May/2018</text:p>
          </table:table-cell>
          <table:table-cell office:value-type="string" table:style-name="ce46">
            <text:p>COBRO A CLIENTES</text:p>
          </table:table-cell>
          <table:table-cell office:value-type="float" office:value="1" table:style-name="ce76">
            <text:p>1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172</text:p>
          </table:table-cell>
          <table:table-cell table:style-name="ce46"/>
          <table:table-cell office:value-type="float" office:value="30635.599999999999" table:style-name="ce77">
            <text:p>30,635.60</text:p>
          </table:table-cell>
          <table:table-cell office:value-type="float" office:value="-30635.599999999999" table:formula="of:=[.H7]+[.F8]-[.G8]" table:style-name="ce51">
            <text:p>(30,635.60)</text:p>
          </table:table-cell>
          <table:table-cell office:value-type="string" table:style-name="ce42">
            <text:p>Geo cancelo esta folio y la empresa despues pago</text:p>
          </table:table-cell>
          <table:table-cell table:number-columns-repeated="16375"/>
        </table:table-row>
        <table:table-row table:style-name="ro1">
          <table:table-cell office:value-type="string" table:style-name="ce46">
            <text:p>24/Ago/2018</text:p>
          </table:table-cell>
          <table:table-cell office:value-type="string" table:style-name="ce46">
            <text:p>Ingresos</text:p>
          </table:table-cell>
          <table:table-cell office:value-type="float" office:value="29" table:style-name="ce76">
            <text:p>29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172</text:p>
          </table:table-cell>
          <table:table-cell office:value-type="float" office:value="30635.599999999999" table:style-name="ce77">
            <text:p>30,635.60</text:p>
          </table:table-cell>
          <table:table-cell table:style-name="ce46"/>
          <table:table-cell office:value-type="float" office:value="0" table:formula="of:=[.H8]+[.F9]-[.G9]" table:style-name="ce51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31/May/2018</text:p>
          </table:table-cell>
          <table:table-cell office:value-type="string" table:style-name="ce46">
            <text:p>Ingresos</text:p>
          </table:table-cell>
          <table:table-cell office:value-type="float" office:value="14" table:style-name="ce76">
            <text:p>14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44</text:p>
          </table:table-cell>
          <table:table-cell office:value-type="float" office:value="30635.599999999999" table:style-name="ce77">
            <text:p>30,635.60</text:p>
          </table:table-cell>
          <table:table-cell table:style-name="ce46"/>
          <table:table-cell office:value-type="float" office:value="30635.599999999999" table:formula="of:=[.H9]+[.F10]-[.G10]" table:style-name="ce51">
            <text:p>30,635.6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30/Nov/2018</text:p>
          </table:table-cell>
          <table:table-cell office:value-type="string" table:style-name="ce78">
            <text:p>Diario</text:p>
          </table:table-cell>
          <table:table-cell office:value-type="float" office:value="147" table:style-name="ce44">
            <text:p>147</text:p>
          </table:table-cell>
          <table:table-cell office:value-type="string" table:style-name="ce81">
            <text:p><text:s/>COMERCIALIZADORA DE LACTEOS Y DERIVADOS S.A. DE C.V.</text:p>
          </table:table-cell>
          <table:table-cell office:value-type="string" table:style-name="ce46">
            <text:p>B 44</text:p>
          </table:table-cell>
          <table:table-cell office:value-type="float" office:value="-30635.599999999999" table:style-name="ce80">
            <text:p>-30,635.60</text:p>
          </table:table-cell>
          <table:table-cell table:style-name="ce44"/>
          <table:table-cell office:value-type="float" office:value="0" table:formula="of:=[.H10]+[.F11]-[.G11]" table:style-name="ce51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4/Jul/2018</text:p>
          </table:table-cell>
          <table:table-cell office:value-type="string" table:style-name="ce46">
            <text:p>Ingresos</text:p>
          </table:table-cell>
          <table:table-cell office:value-type="float" office:value="10" table:style-name="ce76">
            <text:p>10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154</text:p>
          </table:table-cell>
          <table:table-cell office:value-type="float" office:value="12760" table:style-name="ce77">
            <text:p>12,760.00</text:p>
          </table:table-cell>
          <table:table-cell table:style-name="ce46"/>
          <table:table-cell office:value-type="float" office:value="12760" table:formula="of:=[.H11]+[.F12]-[.G12]" table:style-name="ce51">
            <text:p>12,760.0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39">
            <text:p>15/Oct/2018</text:p>
          </table:table-cell>
          <table:table-cell office:value-type="string" table:style-name="ce39">
            <text:p>COBRO A CLIENTES</text:p>
          </table:table-cell>
          <table:table-cell office:value-type="float" office:value="7" table:style-name="ce67">
            <text:p>7</text:p>
          </table:table-cell>
          <table:table-cell office:value-type="string" table:style-name="ce39">
            <text:p><text:s/>COMERCIALIZADORA DE LACTEOS Y DERIVADOS S.A. DE C.V.</text:p>
          </table:table-cell>
          <table:table-cell office:value-type="string" table:style-name="ce39">
            <text:p>B 154</text:p>
          </table:table-cell>
          <table:table-cell table:style-name="ce39"/>
          <table:table-cell office:value-type="float" office:value="12760" table:style-name="ce68">
            <text:p>12,760.00</text:p>
          </table:table-cell>
          <table:table-cell office:value-type="float" office:value="0" table:formula="of:=[.H12]+[.F13]-[.G13]" table:style-name="ce51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4/Jul/2018</text:p>
          </table:table-cell>
          <table:table-cell office:value-type="string" table:style-name="ce46">
            <text:p>Ingresos</text:p>
          </table:table-cell>
          <table:table-cell office:value-type="float" office:value="11" table:style-name="ce76">
            <text:p>11</text:p>
          </table:table-cell>
          <table:table-cell office:value-type="string" table:style-name="ce46">
            <text:p><text:s/>COMERCIALIZADORA DE LACTEOS Y DERIVADOS S.A. DE C.V.</text:p>
          </table:table-cell>
          <table:table-cell office:value-type="string" table:style-name="ce46">
            <text:p>B 155</text:p>
          </table:table-cell>
          <table:table-cell office:value-type="float" office:value="21204.799999999999" table:style-name="ce77">
            <text:p>21,204.80</text:p>
          </table:table-cell>
          <table:table-cell table:style-name="ce46"/>
          <table:table-cell office:value-type="float" office:value="21204.799999999999" table:formula="of:=[.H13]+[.F14]-[.G14]" table:style-name="ce51">
            <text:p>21,204.8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39">
            <text:p>15/Oct/2018</text:p>
          </table:table-cell>
          <table:table-cell office:value-type="string" table:style-name="ce39">
            <text:p>COBRO A CLIENTES</text:p>
          </table:table-cell>
          <table:table-cell office:value-type="float" office:value="7" table:style-name="ce67">
            <text:p>7</text:p>
          </table:table-cell>
          <table:table-cell office:value-type="string" table:style-name="ce39">
            <text:p><text:s/>COMERCIALIZADORA DE LACTEOS Y DERIVADOS S.A. DE C.V.</text:p>
          </table:table-cell>
          <table:table-cell office:value-type="string" table:style-name="ce39">
            <text:p>B 155</text:p>
          </table:table-cell>
          <table:table-cell table:style-name="ce39"/>
          <table:table-cell office:value-type="float" office:value="21204.799999999999" table:style-name="ce68">
            <text:p>21,204.80</text:p>
          </table:table-cell>
          <table:table-cell office:value-type="float" office:value="0" table:formula="of:=[.H14]+[.F15]-[.G15]" table:style-name="ce51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15/Nov/2018</text:p>
          </table:table-cell>
          <table:table-cell office:value-type="string" table:style-name="ce81">
            <text:p>Ingresos</text:p>
          </table:table-cell>
          <table:table-cell office:value-type="float" office:value="11" table:style-name="ce82">
            <text:p>11</text:p>
          </table:table-cell>
          <table:table-cell office:value-type="string" table:style-name="ce81">
            <text:p><text:s/>COMERCIALIZADORA DE LACTEOS Y DERIVADOS S.A. DE C.V.</text:p>
          </table:table-cell>
          <table:table-cell office:value-type="string" table:style-name="ce81">
            <text:p>B 221</text:p>
          </table:table-cell>
          <table:table-cell office:value-type="float" office:value="381733.38" table:style-name="ce83">
            <text:p>381,733.38</text:p>
          </table:table-cell>
          <table:table-cell table:style-name="ce81"/>
          <table:table-cell office:value-type="float" office:value="381733.38" table:formula="of:=[.H15]+[.F16]-[.G16]" table:style-name="ce51">
            <text:p>381,733.38<text:s/></text:p>
          </table:table-cell>
          <table:table-cell office:value-type="string" table:style-name="ce6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81">
            <text:p>05/Feb/2019</text:p>
          </table:table-cell>
          <table:table-cell office:value-type="string" table:style-name="ce81">
            <text:p>COBRO A CLIENTES</text:p>
          </table:table-cell>
          <table:table-cell office:value-type="float" office:value="1" table:style-name="ce82">
            <text:p>1</text:p>
          </table:table-cell>
          <table:table-cell office:value-type="string" table:style-name="ce81">
            <text:p><text:s/>COMERCIALIZADORA DE LACTEOS Y DERIVADOS S.A. DE C.V.</text:p>
          </table:table-cell>
          <table:table-cell office:value-type="string" table:style-name="ce81">
            <text:p>B 221</text:p>
          </table:table-cell>
          <table:table-cell table:style-name="ce81"/>
          <table:table-cell office:value-type="float" office:value="381733.38" table:style-name="ce83">
            <text:p>381,733.38</text:p>
          </table:table-cell>
          <table:table-cell office:value-type="float" office:value="0" table:formula="of:=[.H16]+[.F17]-[.G17]" table:style-name="ce51">
            <text:p>-<text:s/></text:p>
          </table:table-cell>
          <table:table-cell table:number-columns-repeated="16376"/>
        </table:table-row>
        <table:table-row table:style-name="ro1">
          <table:table-cell office:value-type="string" table:style-name="ce84">
            <text:p>07/Ene/2019</text:p>
          </table:table-cell>
          <table:table-cell office:value-type="string" table:style-name="ce84">
            <text:p>Ingresos</text:p>
          </table:table-cell>
          <table:table-cell office:value-type="float" office:value="7" table:style-name="ce85">
            <text:p>7</text:p>
          </table:table-cell>
          <table:table-cell office:value-type="string" table:style-name="ce84">
            <text:p><text:s/>COMERCIALIZADORA DE LACTEOS Y DERIVADOS S.A. DE C.V.</text:p>
          </table:table-cell>
          <table:table-cell office:value-type="string" table:style-name="ce84">
            <text:p>B 245</text:p>
          </table:table-cell>
          <table:table-cell office:value-type="float" office:value="406905.38" table:style-name="ce86">
            <text:p>406,905.38</text:p>
          </table:table-cell>
          <table:table-cell table:style-name="ce84"/>
          <table:table-cell office:value-type="float" office:value="406905.38" table:formula="of:=[.H17]+[.F18]-[.G18]" table:style-name="ce51">
            <text:p>406,905.38<text:s/></text:p>
          </table:table-cell>
          <table:table-cell table:number-columns-repeated="16376"/>
        </table:table-row>
        <table:table-row table:number-rows-repeated="1048558" table:style-name="ro4">
          <table:table-cell table:number-columns-repeated="16384"/>
        </table:table-row>
        <table:named-expressions>
          <table:named-range table:name="_xlnm._FilterDatabase" table:cell-range-address="COMERC_DE_LACTEOS.$A$3:COMERC_DE_LACTEOS.$H$4" table:base-cell-address="COMERC_DE_LACTEOS.$A$1"/>
        </table:named-expressions>
      </table:table>
      <table:table table:name="DANONE" table:style-name="ta1">
        <table:table-column table:style-name="co5" table:number-columns-repeated="1024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7/Ene/2019</text:p>
          </table:table-cell>
          <table:table-cell office:value-type="string" table:style-name="ce31">
            <text:p>Ingresos</text:p>
          </table:table-cell>
          <table:table-cell office:value-type="float" office:value="17" table:style-name="ce32">
            <text:p>17</text:p>
          </table:table-cell>
          <table:table-cell office:value-type="string" table:style-name="ce31">
            <text:p><text:s/>DANONE DE MEXICO S.A. DE C.V.</text:p>
          </table:table-cell>
          <table:table-cell office:value-type="string" table:style-name="ce31">
            <text:p>B 257</text:p>
          </table:table-cell>
          <table:table-cell office:value-type="float" office:value="43059.199999999997" table:style-name="ce28">
            <text:p>43,059.20</text:p>
          </table:table-cell>
          <table:table-cell table:style-name="ce26"/>
          <table:table-cell office:value-type="float" office:value="43059.199999999997" table:formula="of:=[.F4]" table:style-name="ce87">
            <text:p>43,059.20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/Mar/2019</text:p>
          </table:table-cell>
          <table:table-cell office:value-type="string" table:style-name="ce31">
            <text:p>Ingresos</text:p>
          </table:table-cell>
          <table:table-cell office:value-type="float" office:value="14" table:style-name="ce32">
            <text:p>14</text:p>
          </table:table-cell>
          <table:table-cell office:value-type="string" table:style-name="ce31">
            <text:p><text:s/>DANONE DE MEXICO S.A. DE C.V.</text:p>
          </table:table-cell>
          <table:table-cell office:value-type="string" table:style-name="ce31">
            <text:p>B 290</text:p>
          </table:table-cell>
          <table:table-cell office:value-type="float" office:value="169360" table:style-name="ce28">
            <text:p>169,360.00</text:p>
          </table:table-cell>
          <table:table-cell table:style-name="ce26"/>
          <table:table-cell office:value-type="float" office:value="212419.20000000001" table:formula="of:=[.H4]+[.F5]-[.G5]" table:style-name="ce87">
            <text:p>212,419.20</text:p>
          </table:table-cell>
          <table:table-cell table:number-columns-repeated="16376"/>
        </table:table-row>
        <table:table-row table:number-rows-repeated="1048571" table:style-name="ro3">
          <table:table-cell table:number-columns-repeated="16384"/>
        </table:table-row>
      </table:table>
      <table:table table:name="GKN" table:style-name="ta1">
        <table:table-column table:style-name="co24" table:number-columns-repeated="3" table:default-cell-style-name="ce88"/>
        <table:table-column table:style-name="co25" table:default-cell-style-name="ce88"/>
        <table:table-column table:style-name="co24" table:number-columns-repeated="1020" table:default-cell-style-name="ce88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50">
            <text:p>21/Nov/2018</text:p>
          </table:table-cell>
          <table:table-cell office:value-type="string" table:style-name="ce50">
            <text:p>Ingresos</text:p>
          </table:table-cell>
          <table:table-cell office:value-type="float" office:value="18" table:style-name="ce70">
            <text:p>18</text:p>
          </table:table-cell>
          <table:table-cell office:value-type="string" table:style-name="ce50">
            <text:p><text:s/>GKN DRIVELINE CELAYA S.A. DE C.V.</text:p>
          </table:table-cell>
          <table:table-cell office:value-type="string" table:style-name="ce50">
            <text:p>B 229</text:p>
          </table:table-cell>
          <table:table-cell office:value-type="float" office:value="39324" table:style-name="ce71">
            <text:p>39,324.00</text:p>
          </table:table-cell>
          <table:table-cell table:style-name="ce50"/>
          <table:table-cell office:value-type="float" office:value="39324" table:formula="of:=[.F4]" table:style-name="ce51">
            <text:p>39,324.0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50">
            <text:p>20/Dic/2018</text:p>
          </table:table-cell>
          <table:table-cell office:value-type="string" table:style-name="ce50">
            <text:p>COBRO A CLIENTES</text:p>
          </table:table-cell>
          <table:table-cell office:value-type="float" office:value="6" table:style-name="ce70">
            <text:p>6</text:p>
          </table:table-cell>
          <table:table-cell office:value-type="string" table:style-name="ce50">
            <text:p><text:s/>GKN DRIVELINE CELAYA SA DE CV</text:p>
          </table:table-cell>
          <table:table-cell office:value-type="string" table:style-name="ce50">
            <text:p>B 229</text:p>
          </table:table-cell>
          <table:table-cell table:style-name="ce72"/>
          <table:table-cell office:value-type="float" office:value="39324" table:style-name="ce71">
            <text:p>39,324.00</text:p>
          </table:table-cell>
          <table:table-cell office:value-type="float" office:value="0" table:formula="of:=[.H4]+[.F5]-[.G5]" table:style-name="ce51">
            <text:p>-<text:s/></text:p>
          </table:table-cell>
          <table:table-cell office:value-type="string" table:style-name="ce8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21/Nov/2018</text:p>
          </table:table-cell>
          <table:table-cell office:value-type="string" table:style-name="ce50">
            <text:p>Ingresos</text:p>
          </table:table-cell>
          <table:table-cell office:value-type="float" office:value="19" table:style-name="ce70">
            <text:p>19</text:p>
          </table:table-cell>
          <table:table-cell office:value-type="string" table:style-name="ce50">
            <text:p><text:s/>GKN DRIVELINE CELAYA S.A. DE C.V.</text:p>
          </table:table-cell>
          <table:table-cell office:value-type="string" table:style-name="ce50">
            <text:p>B 230</text:p>
          </table:table-cell>
          <table:table-cell office:value-type="float" office:value="27220.560000000001" table:style-name="ce71">
            <text:p>27,220.56</text:p>
          </table:table-cell>
          <table:table-cell table:style-name="ce50"/>
          <table:table-cell office:value-type="float" office:value="27220.560000000001" table:formula="of:=[.H5]+[.F6]-[.G6]" table:style-name="ce51">
            <text:p>27,220.56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50">
            <text:p>20/Dic/2018</text:p>
          </table:table-cell>
          <table:table-cell office:value-type="string" table:style-name="ce50">
            <text:p>COBRO A CLIENTES</text:p>
          </table:table-cell>
          <table:table-cell office:value-type="float" office:value="6" table:style-name="ce70">
            <text:p>6</text:p>
          </table:table-cell>
          <table:table-cell office:value-type="string" table:style-name="ce50">
            <text:p><text:s/>GKN DRIVELINE CELAYA SA DE CV</text:p>
          </table:table-cell>
          <table:table-cell office:value-type="string" table:style-name="ce50">
            <text:p>B 230</text:p>
          </table:table-cell>
          <table:table-cell table:style-name="ce72"/>
          <table:table-cell office:value-type="float" office:value="27220.560000000001" table:style-name="ce71">
            <text:p>27,220.56</text:p>
          </table:table-cell>
          <table:table-cell office:value-type="float" office:value="0" table:formula="of:=[.H6]+[.F7]-[.G7]" table:style-name="ce51">
            <text:p>-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39">
            <text:p>07/Ene/2019</text:p>
          </table:table-cell>
          <table:table-cell office:value-type="string" table:style-name="ce39">
            <text:p>Ingresos</text:p>
          </table:table-cell>
          <table:table-cell office:value-type="float" office:value="3" table:style-name="ce67">
            <text:p>3</text:p>
          </table:table-cell>
          <table:table-cell office:value-type="string" table:style-name="ce39">
            <text:p><text:s/>GKN DRIVELINE CELAYA S.A. DE C.V.</text:p>
          </table:table-cell>
          <table:table-cell office:value-type="string" table:style-name="ce39">
            <text:p>B 240</text:p>
          </table:table-cell>
          <table:table-cell office:value-type="float" office:value="65424" table:style-name="ce68">
            <text:p>65,424.00</text:p>
          </table:table-cell>
          <table:table-cell table:style-name="ce90"/>
          <table:table-cell office:value-type="float" office:value="65424" table:formula="of:=[.H7]+[.F8]-[.G8]" table:style-name="ce51">
            <text:p>65,424.0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50">
            <text:p>08/Feb/2019</text:p>
          </table:table-cell>
          <table:table-cell office:value-type="string" table:style-name="ce50">
            <text:p>COBRO A CLIENTES</text:p>
          </table:table-cell>
          <table:table-cell office:value-type="float" office:value="2" table:style-name="ce70">
            <text:p>2</text:p>
          </table:table-cell>
          <table:table-cell office:value-type="string" table:style-name="ce50">
            <text:p><text:s/>GKN DRIVELINE CELAYA SA DE CV</text:p>
          </table:table-cell>
          <table:table-cell office:value-type="string" table:style-name="ce50">
            <text:p>B 240</text:p>
          </table:table-cell>
          <table:table-cell table:style-name="ce50"/>
          <table:table-cell office:value-type="float" office:value="65424" table:style-name="ce71">
            <text:p>65,424.00</text:p>
          </table:table-cell>
          <table:table-cell office:value-type="float" office:value="0" table:formula="of:=[.H8]+[.F9]-[.G9]" table:style-name="ce51">
            <text:p>-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84">
            <text:p>30/Ene/2019</text:p>
          </table:table-cell>
          <table:table-cell office:value-type="string" table:style-name="ce84">
            <text:p>Ingresos</text:p>
          </table:table-cell>
          <table:table-cell office:value-type="float" office:value="21" table:style-name="ce85">
            <text:p>21</text:p>
          </table:table-cell>
          <table:table-cell office:value-type="string" table:style-name="ce84">
            <text:p><text:s/>GKN DRIVELINE CELAYA S.A. DE C.V.</text:p>
          </table:table-cell>
          <table:table-cell office:value-type="string" table:style-name="ce84">
            <text:p>B 262</text:p>
          </table:table-cell>
          <table:table-cell office:value-type="float" office:value="78033.2" table:style-name="ce86">
            <text:p>78,033.20</text:p>
          </table:table-cell>
          <table:table-cell table:style-name="ce91"/>
          <table:table-cell office:value-type="float" office:value="78033.2" table:formula="of:=[.H9]+[.F10]-[.G10]" table:style-name="ce51">
            <text:p>78,033.2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84">
            <text:p>30/Ene/2019</text:p>
          </table:table-cell>
          <table:table-cell office:value-type="string" table:style-name="ce84">
            <text:p>Ingresos</text:p>
          </table:table-cell>
          <table:table-cell office:value-type="float" office:value="22" table:style-name="ce85">
            <text:p>22</text:p>
          </table:table-cell>
          <table:table-cell office:value-type="string" table:style-name="ce84">
            <text:p><text:s/>GKN DRIVELINE CELAYA S.A. DE C.V.</text:p>
          </table:table-cell>
          <table:table-cell office:value-type="string" table:style-name="ce84">
            <text:p>B 263</text:p>
          </table:table-cell>
          <table:table-cell office:value-type="float" office:value="245224" table:style-name="ce86">
            <text:p>245,224.00</text:p>
          </table:table-cell>
          <table:table-cell table:style-name="ce91"/>
          <table:table-cell office:value-type="float" office:value="323257.2" table:formula="of:=[.H10]+[.F11]-[.G11]" table:style-name="ce51">
            <text:p>323,257.2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84">
            <text:p>30/Ene/2019</text:p>
          </table:table-cell>
          <table:table-cell office:value-type="string" table:style-name="ce84">
            <text:p>Ingresos</text:p>
          </table:table-cell>
          <table:table-cell office:value-type="float" office:value="23" table:style-name="ce85">
            <text:p>23</text:p>
          </table:table-cell>
          <table:table-cell office:value-type="string" table:style-name="ce84">
            <text:p><text:s/>GKN DRIVELINE CELAYA S.A. DE C.V.</text:p>
          </table:table-cell>
          <table:table-cell office:value-type="string" table:style-name="ce84">
            <text:p>B 264</text:p>
          </table:table-cell>
          <table:table-cell office:value-type="float" office:value="320450" table:style-name="ce86">
            <text:p>320,450.00</text:p>
          </table:table-cell>
          <table:table-cell table:style-name="ce91"/>
          <table:table-cell office:value-type="float" office:value="643707.19999999995" table:formula="of:=[.H11]+[.F12]-[.G12]" table:style-name="ce51">
            <text:p>643,707.2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84">
            <text:p>30/Ene/2019</text:p>
          </table:table-cell>
          <table:table-cell office:value-type="string" table:style-name="ce84">
            <text:p>Ingresos</text:p>
          </table:table-cell>
          <table:table-cell office:value-type="float" office:value="24" table:style-name="ce85">
            <text:p>24</text:p>
          </table:table-cell>
          <table:table-cell office:value-type="string" table:style-name="ce84">
            <text:p><text:s/>GKN DRIVELINE CELAYA S.A. DE C.V.</text:p>
          </table:table-cell>
          <table:table-cell office:value-type="string" table:style-name="ce84">
            <text:p>B 265</text:p>
          </table:table-cell>
          <table:table-cell office:value-type="float" office:value="64728" table:style-name="ce86">
            <text:p>64,728.00</text:p>
          </table:table-cell>
          <table:table-cell table:style-name="ce91"/>
          <table:table-cell office:value-type="float" office:value="708435.2" table:formula="of:=[.H12]+[.F13]-[.G13]" table:style-name="ce51">
            <text:p>708,435.2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84">
            <text:p>30/Ene/2019</text:p>
          </table:table-cell>
          <table:table-cell office:value-type="string" table:style-name="ce84">
            <text:p>Ingresos</text:p>
          </table:table-cell>
          <table:table-cell office:value-type="float" office:value="25" table:style-name="ce85">
            <text:p>25</text:p>
          </table:table-cell>
          <table:table-cell office:value-type="string" table:style-name="ce84">
            <text:p><text:s/>GKN DRIVELINE CELAYA S.A. DE C.V.</text:p>
          </table:table-cell>
          <table:table-cell office:value-type="string" table:style-name="ce84">
            <text:p>B 266</text:p>
          </table:table-cell>
          <table:table-cell office:value-type="float" office:value="20996" table:style-name="ce86">
            <text:p>20,996.00</text:p>
          </table:table-cell>
          <table:table-cell table:style-name="ce91"/>
          <table:table-cell office:value-type="float" office:value="729431.2" table:formula="of:=[.H13]+[.F14]-[.G14]" table:style-name="ce51">
            <text:p>729,431.2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73">
            <text:p>20/Feb/2019</text:p>
          </table:table-cell>
          <table:table-cell office:value-type="string" table:style-name="ce73">
            <text:p>Ingresos</text:p>
          </table:table-cell>
          <table:table-cell office:value-type="float" office:value="4" table:style-name="ce74">
            <text:p>4</text:p>
          </table:table-cell>
          <table:table-cell office:value-type="string" table:style-name="ce73">
            <text:p><text:s/>GKN DRIVELINE CELAYA S.A. DE C.V.</text:p>
          </table:table-cell>
          <table:table-cell office:value-type="string" table:style-name="ce73">
            <text:p>B 271</text:p>
          </table:table-cell>
          <table:table-cell office:value-type="float" office:value="324334.61" table:style-name="ce75">
            <text:p>324,334.61</text:p>
          </table:table-cell>
          <table:table-cell table:style-name="ce73"/>
          <table:table-cell office:value-type="float" office:value="1053765.81" table:formula="of:=[.H14]+[.F15]-[.G15]" table:style-name="ce51">
            <text:p>1,053,765.81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73">
            <text:p>28/Feb/2019</text:p>
          </table:table-cell>
          <table:table-cell office:value-type="string" table:style-name="ce73">
            <text:p>Ingresos</text:p>
          </table:table-cell>
          <table:table-cell office:value-type="float" office:value="8" table:style-name="ce74">
            <text:p>8</text:p>
          </table:table-cell>
          <table:table-cell office:value-type="string" table:style-name="ce73">
            <text:p><text:s/>GKN DRIVELINE CELAYA S.A. DE C.V.</text:p>
          </table:table-cell>
          <table:table-cell office:value-type="string" table:style-name="ce73">
            <text:p>B 275</text:p>
          </table:table-cell>
          <table:table-cell office:value-type="float" office:value="11674.94" table:style-name="ce75">
            <text:p>11,674.94</text:p>
          </table:table-cell>
          <table:table-cell table:style-name="ce73"/>
          <table:table-cell office:value-type="float" office:value="1065440.75" table:formula="of:=[.H15]+[.F16]-[.G16]" table:style-name="ce51">
            <text:p>1,065,440.75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73">
            <text:p>28/Feb/2019</text:p>
          </table:table-cell>
          <table:table-cell office:value-type="string" table:style-name="ce73">
            <text:p>Ingresos</text:p>
          </table:table-cell>
          <table:table-cell office:value-type="float" office:value="9" table:style-name="ce74">
            <text:p>9</text:p>
          </table:table-cell>
          <table:table-cell office:value-type="string" table:style-name="ce73">
            <text:p><text:s/>GKN DRIVELINE CELAYA S.A. DE C.V.</text:p>
          </table:table-cell>
          <table:table-cell office:value-type="string" table:style-name="ce73">
            <text:p>B 276</text:p>
          </table:table-cell>
          <table:table-cell office:value-type="float" office:value="34718.339999999997" table:style-name="ce75">
            <text:p>34,718.34</text:p>
          </table:table-cell>
          <table:table-cell table:style-name="ce73"/>
          <table:table-cell office:value-type="float" office:value="1100159.0900000001" table:formula="of:=[.H16]+[.F17]-[.G17]" table:style-name="ce51">
            <text:p>1,100,159.09<text:s/>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4/Mar/2019</text:p>
          </table:table-cell>
          <table:table-cell office:value-type="string" table:style-name="ce31">
            <text:p>Ingresos</text:p>
          </table:table-cell>
          <table:table-cell office:value-type="float" office:value="11" table:style-name="ce32">
            <text:p>11</text:p>
          </table:table-cell>
          <table:table-cell office:value-type="string" table:style-name="ce31">
            <text:p><text:s/>GKN DRIVELINE CELAYA S.A. DE C.V.</text:p>
          </table:table-cell>
          <table:table-cell office:value-type="string" table:style-name="ce31">
            <text:p>B 287</text:p>
          </table:table-cell>
          <table:table-cell office:value-type="float" office:value="34924" table:style-name="ce28">
            <text:p>34,924.00</text:p>
          </table:table-cell>
          <table:table-cell table:style-name="ce26"/>
          <table:table-cell office:value-type="float" office:value="1135083.0900000001" table:formula="of:=[.H17]+[.F18]-[.G18]" table:style-name="ce51">
            <text:p>1,135,083.09<text:s/>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2</text:p>
          </table:table-cell>
          <table:table-cell table:style-name="ce26"/>
          <table:table-cell office:value-type="float" office:value="78033.2" table:style-name="ce28">
            <text:p>78,033.20</text:p>
          </table:table-cell>
          <table:table-cell office:value-type="float" office:value="1057049.8900000001" table:formula="of:=[.H18]+[.F19]-[.G19]" table:style-name="ce51">
            <text:p>1,057,049.89<text:s/>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3</text:p>
          </table:table-cell>
          <table:table-cell table:style-name="ce26"/>
          <table:table-cell office:value-type="float" office:value="245224" table:style-name="ce28">
            <text:p>245,224.00</text:p>
          </table:table-cell>
          <table:table-cell office:value-type="float" office:value="811825.89000000013" table:formula="of:=[.H19]+[.F20]-[.G20]" table:style-name="ce51">
            <text:p>811,825.89<text:s/>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5</text:p>
          </table:table-cell>
          <table:table-cell table:style-name="ce26"/>
          <table:table-cell office:value-type="float" office:value="64728" table:style-name="ce28">
            <text:p>64,728.00</text:p>
          </table:table-cell>
          <table:table-cell office:value-type="float" office:value="747097.89000000013" table:formula="of:=[.H20]+[.F21]-[.G21]" table:style-name="ce51">
            <text:p>747,097.89<text:s/>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8/Mar/2019</text:p>
          </table:table-cell>
          <table:table-cell office:value-type="string" table:style-name="ce31">
            <text:p>COBRO A CLIENTE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GKN DRIVELINE CELAYA SA DE CV</text:p>
          </table:table-cell>
          <table:table-cell office:value-type="string" table:style-name="ce31">
            <text:p>B 266</text:p>
          </table:table-cell>
          <table:table-cell table:style-name="ce26"/>
          <table:table-cell office:value-type="float" office:value="20996" table:style-name="ce28">
            <text:p>20,996.00</text:p>
          </table:table-cell>
          <table:table-cell office:value-type="float" office:value="726101.89000000013" table:formula="of:=[.H21]+[.F22]-[.G22]" table:style-name="ce51">
            <text:p>726,101.89<text:s/></text:p>
          </table:table-cell>
          <table:table-cell table:number-columns-repeated="16376"/>
        </table:table-row>
        <table:table-row table:style-name="ro1">
          <table:table-cell table:number-columns-repeated="7" table:style-name="ce88"/>
          <table:table-cell table:style-name="ce51"/>
          <table:table-cell table:number-columns-repeated="16376"/>
        </table:table-row>
        <table:table-row table:number-rows-repeated="1048553" table:style-name="ro3">
          <table:table-cell table:number-columns-repeated="16384"/>
        </table:table-row>
      </table:table>
      <table:table table:name="KASAI" table:style-name="ta1">
        <table:table-column table:style-name="co5" table:number-columns-repeated="1024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7/Ene/2019</text:p>
          </table:table-cell>
          <table:table-cell office:value-type="string" table:style-name="ce31">
            <text:p>Ingresos</text:p>
          </table:table-cell>
          <table:table-cell office:value-type="float" office:value="4" table:style-name="ce32">
            <text:p>4</text:p>
          </table:table-cell>
          <table:table-cell office:value-type="string" table:style-name="ce31">
            <text:p><text:s/>KASAI MEXICANA S.A. DE C.V.</text:p>
          </table:table-cell>
          <table:table-cell office:value-type="string" table:style-name="ce31">
            <text:p>B 242</text:p>
          </table:table-cell>
          <table:table-cell office:value-type="float" office:value="27840" table:style-name="ce28">
            <text:p>27,840.00</text:p>
          </table:table-cell>
          <table:table-cell table:style-name="ce26"/>
          <table:table-cell office:value-type="float" office:value="27840" table:formula="of:=[.F4]-[.G4]" table:style-name="ce92">
            <text:p>27840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7/Ene/2019</text:p>
          </table:table-cell>
          <table:table-cell office:value-type="string" table:style-name="ce31">
            <text:p>Ingresos</text:p>
          </table:table-cell>
          <table:table-cell office:value-type="float" office:value="5" table:style-name="ce32">
            <text:p>5</text:p>
          </table:table-cell>
          <table:table-cell office:value-type="string" table:style-name="ce31">
            <text:p><text:s/>KASAI MEXICANA S.A. DE C.V.</text:p>
          </table:table-cell>
          <table:table-cell office:value-type="string" table:style-name="ce31">
            <text:p>B 243</text:p>
          </table:table-cell>
          <table:table-cell office:value-type="float" office:value="37120" table:style-name="ce28">
            <text:p>37,120.00</text:p>
          </table:table-cell>
          <table:table-cell table:style-name="ce26"/>
          <table:table-cell office:value-type="float" office:value="64960" table:formula="of:=[.H4]+[.F5]-[.G5]" table:style-name="ce92">
            <text:p>64960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4" table:style-name="ce32">
            <text:p>4</text:p>
          </table:table-cell>
          <table:table-cell office:value-type="string" table:style-name="ce31">
            <text:p><text:s/>KASAI MEXICANA S.A. DE C.V.</text:p>
          </table:table-cell>
          <table:table-cell office:value-type="string" table:style-name="ce31">
            <text:p>B 280</text:p>
          </table:table-cell>
          <table:table-cell office:value-type="float" office:value="23756.799999999999" table:style-name="ce28">
            <text:p>23,756.80</text:p>
          </table:table-cell>
          <table:table-cell table:style-name="ce26"/>
          <table:table-cell office:value-type="float" office:value="88716.800000000003" table:formula="of:=[.H5]+[.F6]-[.G6]" table:style-name="ce92">
            <text:p>88716.8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5" table:style-name="ce32">
            <text:p>5</text:p>
          </table:table-cell>
          <table:table-cell office:value-type="string" table:style-name="ce31">
            <text:p><text:s/>KASAI MEXICANA S.A. DE C.V.</text:p>
          </table:table-cell>
          <table:table-cell office:value-type="string" table:style-name="ce31">
            <text:p>B 281</text:p>
          </table:table-cell>
          <table:table-cell office:value-type="float" office:value="35635.199999999997" table:style-name="ce28">
            <text:p>35,635.20</text:p>
          </table:table-cell>
          <table:table-cell table:style-name="ce26"/>
          <table:table-cell office:value-type="float" office:value="124352" table:formula="of:=[.H6]+[.F7]-[.G7]" table:style-name="ce92">
            <text:p>124352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NYLTEK,_S_A__DE_C_V_" table:style-name="ta1">
        <table:table-column table:style-name="co5" table:number-columns-repeated="3" table:default-cell-style-name="ce1"/>
        <table:table-column table:style-name="co26" table:default-cell-style-name="ce1"/>
        <table:table-column table:style-name="co27" table:default-cell-style-name="ce1"/>
        <table:table-column table:style-name="co5" table:number-columns-repeated="1019" table:default-cell-style-name="ce1"/>
        <table:table-column table:style-name="co8" table:number-columns-repeated="15360" table:default-cell-style-name="ce1"/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ncep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Cargos</text:p>
          </table:table-cell>
          <table:table-cell office:value-type="string" table:style-name="ce1">
            <text:p>Abonos</text:p>
          </table:table-cell>
          <table:table-cell office:value-type="string" table:style-name="ce1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6/Mar/2019</text:p>
          </table:table-cell>
          <table:table-cell office:value-type="string" table:style-name="ce1">
            <text:p>Ingreso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<text:s/>NYLTEK, S.A. DE C.V.</text:p>
          </table:table-cell>
          <table:table-cell office:value-type="string" table:style-name="ce1">
            <text:p>B 283</text:p>
          </table:table-cell>
          <table:table-cell office:value-type="float" office:value="11368" table:style-name="ce1">
            <text:p>11368</text:p>
          </table:table-cell>
          <table:table-cell table:style-name="ce1"/>
          <table:table-cell office:value-type="float" office:value="11368" table:formula="of:=['NYLTEK,_S_A__DE_C_V_'.$F$4]" table:style-name="ce1">
            <text:p>11368</text:p>
          </table:table-cell>
          <table:table-cell table:number-columns-repeated="16376"/>
        </table:table-row>
        <table:table-row table:number-rows-repeated="1048572" table:style-name="ro3">
          <table:table-cell table:number-columns-repeated="16384"/>
        </table:table-row>
      </table:table>
      <table:table table:name="MINA_BOLAÑITOS" table:style-name="ta1">
        <table:table-column table:style-name="co5" table:number-columns-repeated="3" table:default-cell-style-name="ce1"/>
        <table:table-column table:style-name="co28" table:default-cell-style-name="ce1"/>
        <table:table-column table:style-name="co5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50">
            <text:p>22/Feb/2019</text:p>
          </table:table-cell>
          <table:table-cell office:value-type="string" table:style-name="ce50">
            <text:p>Ingresos</text:p>
          </table:table-cell>
          <table:table-cell office:value-type="float" office:value="6" table:style-name="ce70">
            <text:p>6</text:p>
          </table:table-cell>
          <table:table-cell office:value-type="string" table:style-name="ce50">
            <text:p><text:s/>MINA BOLAÑITOS S.A. DE C.V.</text:p>
          </table:table-cell>
          <table:table-cell office:value-type="string" table:style-name="ce50">
            <text:p>B 273</text:p>
          </table:table-cell>
          <table:table-cell office:value-type="float" office:value="48511.199999999997" table:style-name="ce71">
            <text:p>48,511.20</text:p>
          </table:table-cell>
          <table:table-cell table:style-name="ce50"/>
          <table:table-cell office:value-type="float" office:value="48511.199999999997" table:formula="of:=[.F4]" table:style-name="ce87">
            <text:p>48,511.20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5/Mar/2019</text:p>
          </table:table-cell>
          <table:table-cell office:value-type="string" table:style-name="ce31">
            <text:p>COBRO A CLIENTES</text:p>
          </table:table-cell>
          <table:table-cell office:value-type="float" office:value="3" table:style-name="ce32">
            <text:p>3</text:p>
          </table:table-cell>
          <table:table-cell office:value-type="string" table:style-name="ce31">
            <text:p><text:s/>MINA BOLAÑITOS S.A. DE C.V.</text:p>
          </table:table-cell>
          <table:table-cell office:value-type="string" table:style-name="ce31">
            <text:p>B273</text:p>
          </table:table-cell>
          <table:table-cell table:style-name="ce26"/>
          <table:table-cell office:value-type="float" office:value="48511.199999999997" table:style-name="ce28">
            <text:p>48,511.20</text:p>
          </table:table-cell>
          <table:table-cell office:value-type="float" office:value="0" table:formula="of:=[.F5]" table:style-name="ce87">
            <text:p>0.00</text:p>
          </table:table-cell>
          <table:table-cell table:number-columns-repeated="16376"/>
        </table:table-row>
        <table:table-row table:number-rows-repeated="1048571" table:style-name="ro3">
          <table:table-cell table:number-columns-repeated="16384"/>
        </table:table-row>
      </table:table>
      <table:table table:name="OP_DISTRIB" table:style-name="ta1">
        <table:table-column table:style-name="co16" table:number-columns-repeated="3" table:default-cell-style-name="ce42"/>
        <table:table-column table:style-name="co29" table:default-cell-style-name="ce42"/>
        <table:table-column table:style-name="co16" table:number-columns-repeated="3" table:default-cell-style-name="ce42"/>
        <table:table-column table:style-name="co16" table:default-cell-style-name="ce51"/>
        <table:table-column table:style-name="co16" table:number-columns-repeated="1016" table:default-cell-style-name="ce42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2" table:style-name="ce1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2" table:style-name="ce1"/>
          <table:table-cell table:number-columns-repeated="16374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2" table:style-name="ce1"/>
          <table:table-cell table:number-columns-repeated="16374"/>
        </table:table-row>
        <table:table-row table:style-name="ro1">
          <table:table-cell office:value-type="string" table:style-name="ce84">
            <text:p>11/Ene/2018</text:p>
          </table:table-cell>
          <table:table-cell office:value-type="string" table:style-name="ce84">
            <text:p>Ingresos</text:p>
          </table:table-cell>
          <table:table-cell office:value-type="float" office:value="3" table:style-name="ce85">
            <text:p>3</text:p>
          </table:table-cell>
          <table:table-cell office:value-type="string" table:style-name="ce84">
            <text:p><text:s/>O.P. DISTRIBUIDORA DEL BAJIO, S.A. DE C.V.</text:p>
          </table:table-cell>
          <table:table-cell office:value-type="string" table:style-name="ce84">
            <text:p>B 36</text:p>
          </table:table-cell>
          <table:table-cell office:value-type="float" office:value="14616" table:style-name="ce86">
            <text:p>14,616.00</text:p>
          </table:table-cell>
          <table:table-cell table:style-name="ce84"/>
          <table:table-cell office:value-type="float" office:value="14616" table:formula="of:=[.F4]" table:style-name="ce51">
            <text:p>14,616.00<text:s/></text:p>
          </table:table-cell>
          <table:table-cell office:value-type="string" table:style-name="ce69">
            <text:p><text:a xlink:href="#RESUMEN.A1">RESUMEN!A1</text:a>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string" table:style-name="ce50">
            <text:p>13/Nov/2018</text:p>
          </table:table-cell>
          <table:table-cell office:value-type="string" table:style-name="ce50">
            <text:p>Ingresos</text:p>
          </table:table-cell>
          <table:table-cell office:value-type="float" office:value="2" table:style-name="ce70">
            <text:p>2</text:p>
          </table:table-cell>
          <table:table-cell office:value-type="string" table:style-name="ce50">
            <text:p><text:s/>O.P. DISTRIBUIDORA DEL BAJIO, S.A. DE C.V.</text:p>
          </table:table-cell>
          <table:table-cell office:value-type="string" table:style-name="ce50">
            <text:p>B 36</text:p>
          </table:table-cell>
          <table:table-cell office:value-type="float" office:value="-14616" table:style-name="ce93">
            <text:p>-14,616.00</text:p>
          </table:table-cell>
          <table:table-cell table:style-name="ce50"/>
          <table:table-cell office:value-type="float" office:value="0" table:formula="of:=[.H4]+[.F5]-[.G5]" table:style-name="ce51">
            <text:p>-<text:s/></text:p>
          </table:table-cell>
          <table:table-cell office:value-type="string" table:style-name="ce42">
            <text:p>A5AE644D-0E59-4016-BACC-FE8288EBC40C</text:p>
          </table:table-cell>
          <table:table-cell office:value-type="string" table:style-name="ce42">
            <text:p>ESTE CFDI EN EL SAT NO ESTA CANCELADO</text:p>
          </table:table-cell>
          <table:table-cell table:number-columns-repeated="16374"/>
        </table:table-row>
        <table:table-row table:style-name="ro1">
          <table:table-cell office:value-type="string" table:style-name="ce50">
            <text:p>05/Nov/2018</text:p>
          </table:table-cell>
          <table:table-cell office:value-type="string" table:style-name="ce50">
            <text:p>Ingresos</text:p>
          </table:table-cell>
          <table:table-cell office:value-type="float" office:value="4" table:style-name="ce70">
            <text:p>4</text:p>
          </table:table-cell>
          <table:table-cell office:value-type="string" table:style-name="ce50">
            <text:p><text:s/>O.P. DISTRIBUIDORA DEL BAJIO, S.A. DE C.V.</text:p>
          </table:table-cell>
          <table:table-cell office:value-type="string" table:style-name="ce50">
            <text:p>B 214</text:p>
          </table:table-cell>
          <table:table-cell office:value-type="float" office:value="236466" table:style-name="ce71">
            <text:p>236,466.00</text:p>
          </table:table-cell>
          <table:table-cell table:style-name="ce50"/>
          <table:table-cell office:value-type="float" office:value="236466" table:formula="of:=[.H5]+[.F6]-[.G6]" table:style-name="ce51">
            <text:p>236,466.00<text:s/></text:p>
          </table:table-cell>
          <table:table-cell table:style-name="ce1"/>
          <table:table-cell table:number-columns-repeated="1015" table:style-name="ce42"/>
          <table:table-cell table:number-columns-repeated="15360"/>
        </table:table-row>
        <table:table-row table:style-name="ro1">
          <table:table-cell office:value-type="string" table:style-name="ce50">
            <text:p>29/Nov/2018</text:p>
          </table:table-cell>
          <table:table-cell office:value-type="string" table:style-name="ce50">
            <text:p>COBRO A CLIENTES</text:p>
          </table:table-cell>
          <table:table-cell office:value-type="float" office:value="9" table:style-name="ce70">
            <text:p>9</text:p>
          </table:table-cell>
          <table:table-cell office:value-type="string" table:style-name="ce50">
            <text:p><text:s/>O.P. DISTRIBUIDORA DEL BAJIO S.A. DE C.V.</text:p>
          </table:table-cell>
          <table:table-cell office:value-type="string" table:style-name="ce50">
            <text:p>B 232</text:p>
          </table:table-cell>
          <table:table-cell table:style-name="ce50"/>
          <table:table-cell office:value-type="float" office:value="14616" table:style-name="ce71">
            <text:p>14,616.00</text:p>
          </table:table-cell>
          <table:table-cell office:value-type="float" office:value="221850" table:formula="of:=[.H6]+[.F7]-[.G7]" table:style-name="ce51">
            <text:p>221,850.00<text:s/></text:p>
          </table:table-cell>
          <table:table-cell office:value-type="string" table:style-name="ce42">
            <text:p>Facturada en diciembre</text:p>
          </table:table-cell>
          <table:table-cell table:number-columns-repeated="1015" table:style-name="ce42"/>
          <table:table-cell table:number-columns-repeated="15360"/>
        </table:table-row>
        <table:table-row table:style-name="ro1">
          <table:table-cell office:value-type="string" table:style-name="ce50">
            <text:p>06/Dic/2018</text:p>
          </table:table-cell>
          <table:table-cell office:value-type="string" table:style-name="ce50">
            <text:p>Ingresos</text:p>
          </table:table-cell>
          <table:table-cell office:value-type="float" office:value="4" table:style-name="ce70">
            <text:p>4</text:p>
          </table:table-cell>
          <table:table-cell office:value-type="string" table:style-name="ce50">
            <text:p><text:s/>O.P. DISTRIBUIDORA DEL BAJIO, S.A. DE C.V.</text:p>
          </table:table-cell>
          <table:table-cell office:value-type="string" table:style-name="ce50">
            <text:p>B 232</text:p>
          </table:table-cell>
          <table:table-cell office:value-type="float" office:value="14616" table:style-name="ce71">
            <text:p>14,616.00</text:p>
          </table:table-cell>
          <table:table-cell table:style-name="ce72"/>
          <table:table-cell office:value-type="float" office:value="236466" table:formula="of:=[.H7]+[.F8]-[.G8]" table:style-name="ce51">
            <text:p>236,466.00<text:s/></text:p>
          </table:table-cell>
          <table:table-cell table:number-columns-repeated="1016" table:style-name="ce42"/>
          <table:table-cell table:number-columns-repeated="15360"/>
        </table:table-row>
        <table:table-row table:number-rows-repeated="1048568" table:style-name="ro4">
          <table:table-cell table:number-columns-repeated="16384"/>
        </table:table-row>
      </table:table>
      <table:table table:name="PINTURAS" table:style-name="ta1">
        <table:table-column table:style-name="co5" table:number-columns-repeated="1024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29/Ene/2019</text:p>
          </table:table-cell>
          <table:table-cell office:value-type="string" table:style-name="ce31">
            <text:p>Ingresos</text:p>
          </table:table-cell>
          <table:table-cell office:value-type="float" office:value="20" table:style-name="ce32">
            <text:p>20</text:p>
          </table:table-cell>
          <table:table-cell office:value-type="string" table:style-name="ce31">
            <text:p><text:s/>PINTURA ESTAMPADO Y MONTAJE, S.A.P.I. DE C.V.</text:p>
          </table:table-cell>
          <table:table-cell office:value-type="string" table:style-name="ce31">
            <text:p>B 261</text:p>
          </table:table-cell>
          <table:table-cell office:value-type="float" office:value="230728.64" table:style-name="ce28">
            <text:p>230,728.64</text:p>
          </table:table-cell>
          <table:table-cell table:style-name="ce26"/>
          <table:table-cell office:value-type="float" office:value="230728.64" table:formula="of:=[.F4]-[.G4]" table:style-name="ce92">
            <text:p>230728.6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92"/>
          <table:table-cell table:number-columns-repeated="16376"/>
        </table:table-row>
        <table:table-row table:number-rows-repeated="1048571" table:style-name="ro3">
          <table:table-cell table:number-columns-repeated="16384"/>
        </table:table-row>
      </table:table>
      <table:table table:name="RIVAS_MARES" table:style-name="ta1">
        <table:table-column table:style-name="co5" table:number-columns-repeated="3" table:default-cell-style-name="ce1"/>
        <table:table-column table:style-name="co30" table:default-cell-style-name="ce1"/>
        <table:table-column table:style-name="co5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50">
            <text:p>21/Feb/2019</text:p>
          </table:table-cell>
          <table:table-cell office:value-type="string" table:style-name="ce50">
            <text:p>Ingresos</text:p>
          </table:table-cell>
          <table:table-cell office:value-type="float" office:value="5" table:style-name="ce70">
            <text:p>5</text:p>
          </table:table-cell>
          <table:table-cell office:value-type="string" table:style-name="ce50">
            <text:p><text:s/>RIVAS MARES RODOLFO</text:p>
          </table:table-cell>
          <table:table-cell office:value-type="string" table:style-name="ce50">
            <text:p>B 272</text:p>
          </table:table-cell>
          <table:table-cell office:value-type="float" office:value="49999.99" table:style-name="ce71">
            <text:p>49,999.99</text:p>
          </table:table-cell>
          <table:table-cell table:style-name="ce50"/>
          <table:table-cell office:value-type="float" office:value="49999.99" table:formula="of:=[.F4]" table:style-name="ce87">
            <text:p>49,999.99</text:p>
          </table:table-cell>
          <table:table-cell table:number-columns-repeated="16376"/>
        </table:table-row>
        <table:table-row table:number-rows-repeated="1048572" table:style-name="ro3">
          <table:table-cell table:number-columns-repeated="16384"/>
        </table:table-row>
      </table:table>
      <table:table table:name="SIEMENS" table:style-name="ta1">
        <table:table-column table:style-name="co16" table:number-columns-repeated="3" table:default-cell-style-name="ce88"/>
        <table:table-column table:style-name="co31" table:default-cell-style-name="ce88"/>
        <table:table-column table:style-name="co16" table:number-columns-repeated="1020" table:default-cell-style-name="ce88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style-name="ce1"/>
          <table:table-cell table:number-columns-repeated="16375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14/Dic/2017</text:p>
          </table:table-cell>
          <table:table-cell office:value-type="string" table:style-name="ce46">
            <text:p>Ingresos</text:p>
          </table:table-cell>
          <table:table-cell office:value-type="float" office:value="6" table:style-name="ce76">
            <text:p>6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30</text:p>
          </table:table-cell>
          <table:table-cell office:value-type="float" office:value="42602.16" table:style-name="ce77">
            <text:p>42,602.16</text:p>
          </table:table-cell>
          <table:table-cell table:style-name="ce94"/>
          <table:table-cell office:value-type="float" office:value="42602.16" table:formula="of:=[.F4]" table:style-name="ce95">
            <text:p>42,602.16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39">
            <text:p>30/Ene/2018</text:p>
          </table:table-cell>
          <table:table-cell office:value-type="string" table:style-name="ce39">
            <text:p>COBRO A CLIENTES</text:p>
          </table:table-cell>
          <table:table-cell office:value-type="float" office:value="4" table:style-name="ce67">
            <text:p>4</text:p>
          </table:table-cell>
          <table:table-cell office:value-type="string" table:style-name="ce39">
            <text:p><text:s/>SIEMENS SA DE CV</text:p>
          </table:table-cell>
          <table:table-cell office:value-type="string" table:style-name="ce39">
            <text:p>B 30</text:p>
          </table:table-cell>
          <table:table-cell table:style-name="ce90"/>
          <table:table-cell office:value-type="float" office:value="42602.16" table:style-name="ce68">
            <text:p>42,602.16</text:p>
          </table:table-cell>
          <table:table-cell office:value-type="float" office:value="0" table:formula="of:=[.H4]+[.F5]-[.G5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30/Abr/2018</text:p>
          </table:table-cell>
          <table:table-cell office:value-type="string" table:style-name="ce46">
            <text:p>Ingresos</text:p>
          </table:table-cell>
          <table:table-cell office:value-type="float" office:value="24" table:style-name="ce76">
            <text:p>24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111</text:p>
          </table:table-cell>
          <table:table-cell office:value-type="float" office:value="83462.13" table:style-name="ce77">
            <text:p>83,462.13</text:p>
          </table:table-cell>
          <table:table-cell table:style-name="ce46"/>
          <table:table-cell office:value-type="float" office:value="83462.13" table:formula="of:=[.H5]+[.F6]-[.G6]" table:style-name="ce95">
            <text:p>83,462.13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39">
            <text:p>29/Jun/2018</text:p>
          </table:table-cell>
          <table:table-cell office:value-type="string" table:style-name="ce39">
            <text:p>COBRO A CLIENTES</text:p>
          </table:table-cell>
          <table:table-cell office:value-type="float" office:value="6" table:style-name="ce67">
            <text:p>6</text:p>
          </table:table-cell>
          <table:table-cell office:value-type="string" table:style-name="ce39">
            <text:p><text:s/>SIEMENS SA DE CV</text:p>
          </table:table-cell>
          <table:table-cell office:value-type="string" table:style-name="ce39">
            <text:p>B 111</text:p>
          </table:table-cell>
          <table:table-cell table:style-name="ce39"/>
          <table:table-cell office:value-type="float" office:value="83462.13" table:style-name="ce68">
            <text:p>83,462.13</text:p>
          </table:table-cell>
          <table:table-cell office:value-type="float" office:value="0" table:formula="of:=[.H6]+[.F7]-[.G7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3/Ene/2018</text:p>
          </table:table-cell>
          <table:table-cell office:value-type="string" table:style-name="ce46">
            <text:p>Ingresos</text:p>
          </table:table-cell>
          <table:table-cell office:value-type="float" office:value="13" table:style-name="ce76">
            <text:p>13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46</text:p>
          </table:table-cell>
          <table:table-cell office:value-type="float" office:value="73683.199999999997" table:style-name="ce77">
            <text:p>73,683.20</text:p>
          </table:table-cell>
          <table:table-cell table:style-name="ce94"/>
          <table:table-cell office:value-type="float" office:value="73683.199999999997" table:formula="of:=[.H7]+[.F8]-[.G8]" table:style-name="ce95">
            <text:p>73,683.2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39">
            <text:p>28/Mar/2018</text:p>
          </table:table-cell>
          <table:table-cell office:value-type="string" table:style-name="ce39">
            <text:p>COBRO A CLIENTES</text:p>
          </table:table-cell>
          <table:table-cell office:value-type="float" office:value="6" table:style-name="ce67">
            <text:p>6</text:p>
          </table:table-cell>
          <table:table-cell office:value-type="string" table:style-name="ce39">
            <text:p><text:s/>SIEMENS SA DE CV</text:p>
          </table:table-cell>
          <table:table-cell office:value-type="string" table:style-name="ce39">
            <text:p>B 46</text:p>
          </table:table-cell>
          <table:table-cell table:style-name="ce39"/>
          <table:table-cell office:value-type="float" office:value="73683.199999999997" table:style-name="ce68">
            <text:p>73,683.20</text:p>
          </table:table-cell>
          <table:table-cell office:value-type="float" office:value="0" table:formula="of:=[.H8]+[.F9]-[.G9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09/Feb/2018</text:p>
          </table:table-cell>
          <table:table-cell office:value-type="string" table:style-name="ce46">
            <text:p>Ingresos</text:p>
          </table:table-cell>
          <table:table-cell office:value-type="float" office:value="1" table:style-name="ce76">
            <text:p>1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52</text:p>
          </table:table-cell>
          <table:table-cell office:value-type="float" office:value="124393.47" table:style-name="ce77">
            <text:p>124,393.47</text:p>
          </table:table-cell>
          <table:table-cell table:style-name="ce94"/>
          <table:table-cell office:value-type="float" office:value="124393.47" table:formula="of:=[.H9]+[.F10]-[.G10]" table:style-name="ce95">
            <text:p>124,393.47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39">
            <text:p>10/Abr/2018</text:p>
          </table:table-cell>
          <table:table-cell office:value-type="string" table:style-name="ce39">
            <text:p>COBRO A CLIENTES</text:p>
          </table:table-cell>
          <table:table-cell office:value-type="float" office:value="6" table:style-name="ce67">
            <text:p>6</text:p>
          </table:table-cell>
          <table:table-cell office:value-type="string" table:style-name="ce39">
            <text:p><text:s/>SIEMENS SA DE CV</text:p>
          </table:table-cell>
          <table:table-cell office:value-type="string" table:style-name="ce39">
            <text:p>B 52</text:p>
          </table:table-cell>
          <table:table-cell table:style-name="ce39"/>
          <table:table-cell office:value-type="float" office:value="124393.47" table:style-name="ce68">
            <text:p>124,393.47</text:p>
          </table:table-cell>
          <table:table-cell office:value-type="float" office:value="0" table:formula="of:=[.H10]+[.F11]-[.G11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0/Jun/2018</text:p>
          </table:table-cell>
          <table:table-cell office:value-type="string" table:style-name="ce46">
            <text:p>Ingresos</text:p>
          </table:table-cell>
          <table:table-cell office:value-type="float" office:value="12" table:style-name="ce76">
            <text:p>12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140</text:p>
          </table:table-cell>
          <table:table-cell office:value-type="float" office:value="49648" table:style-name="ce77">
            <text:p>49,648.00</text:p>
          </table:table-cell>
          <table:table-cell table:style-name="ce46"/>
          <table:table-cell office:value-type="float" office:value="49648" table:formula="of:=[.H11]+[.F12]-[.G12]" table:style-name="ce95">
            <text:p>49,648.0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1/Ago/2018</text:p>
          </table:table-cell>
          <table:table-cell office:value-type="string" table:style-name="ce46">
            <text:p>COBRO A CLIENTES</text:p>
          </table:table-cell>
          <table:table-cell office:value-type="float" office:value="1" table:style-name="ce76">
            <text:p>1</text:p>
          </table:table-cell>
          <table:table-cell office:value-type="string" table:style-name="ce46">
            <text:p><text:s/>SIEMENS SA DE CV</text:p>
          </table:table-cell>
          <table:table-cell office:value-type="string" table:style-name="ce46">
            <text:p>B 140</text:p>
          </table:table-cell>
          <table:table-cell table:style-name="ce46"/>
          <table:table-cell office:value-type="float" office:value="49648" table:style-name="ce77">
            <text:p>49,648.00</text:p>
          </table:table-cell>
          <table:table-cell office:value-type="float" office:value="0" table:formula="of:=[.H12]+[.F13]-[.G13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31/Jul/2018</text:p>
          </table:table-cell>
          <table:table-cell office:value-type="string" table:style-name="ce46">
            <text:p>Ingresos</text:p>
          </table:table-cell>
          <table:table-cell office:value-type="float" office:value="13" table:style-name="ce76">
            <text:p>13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158</text:p>
          </table:table-cell>
          <table:table-cell office:value-type="float" office:value="20648" table:style-name="ce77">
            <text:p>20,648.00</text:p>
          </table:table-cell>
          <table:table-cell table:style-name="ce46"/>
          <table:table-cell office:value-type="float" office:value="20648" table:formula="of:=[.H13]+[.F14]-[.G14]" table:style-name="ce95">
            <text:p>20,648.0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28/Sep/2018</text:p>
          </table:table-cell>
          <table:table-cell office:value-type="string" table:style-name="ce81">
            <text:p>COBRO A CLIENTES</text:p>
          </table:table-cell>
          <table:table-cell office:value-type="float" office:value="7" table:style-name="ce82">
            <text:p>7</text:p>
          </table:table-cell>
          <table:table-cell office:value-type="string" table:style-name="ce81">
            <text:p><text:s/>SIEMENS SA DE CV</text:p>
          </table:table-cell>
          <table:table-cell office:value-type="string" table:style-name="ce81">
            <text:p>B 158</text:p>
          </table:table-cell>
          <table:table-cell table:style-name="ce81"/>
          <table:table-cell office:value-type="float" office:value="20648" table:style-name="ce83">
            <text:p>20,648.00</text:p>
          </table:table-cell>
          <table:table-cell office:value-type="float" office:value="0" table:formula="of:=[.H14]+[.F15]-[.G15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0/Ago/2018</text:p>
          </table:table-cell>
          <table:table-cell office:value-type="string" table:style-name="ce46">
            <text:p>Ingresos</text:p>
          </table:table-cell>
          <table:table-cell office:value-type="float" office:value="24" table:style-name="ce76">
            <text:p>24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165</text:p>
          </table:table-cell>
          <table:table-cell office:value-type="float" office:value="27445.599999999999" table:style-name="ce77">
            <text:p>27,445.60</text:p>
          </table:table-cell>
          <table:table-cell table:style-name="ce46"/>
          <table:table-cell office:value-type="float" office:value="27445.599999999999" table:formula="of:=[.H15]+[.F16]-[.G16]" table:style-name="ce95">
            <text:p>27,445.6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19/Oct/2018</text:p>
          </table:table-cell>
          <table:table-cell office:value-type="string" table:style-name="ce46">
            <text:p>COBRO A CLIENTES</text:p>
          </table:table-cell>
          <table:table-cell office:value-type="float" office:value="8" table:style-name="ce76">
            <text:p>8</text:p>
          </table:table-cell>
          <table:table-cell office:value-type="string" table:style-name="ce46">
            <text:p><text:s/>SIEMENS SA DE CV</text:p>
          </table:table-cell>
          <table:table-cell office:value-type="string" table:style-name="ce46">
            <text:p>B 165</text:p>
          </table:table-cell>
          <table:table-cell table:style-name="ce46"/>
          <table:table-cell office:value-type="float" office:value="27445.599999999999" table:style-name="ce77">
            <text:p>27,445.60</text:p>
          </table:table-cell>
          <table:table-cell office:value-type="float" office:value="0" table:formula="of:=[.H16]+[.F17]-[.G17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2/Ago/2018</text:p>
          </table:table-cell>
          <table:table-cell office:value-type="string" table:style-name="ce46">
            <text:p>Ingresos</text:p>
          </table:table-cell>
          <table:table-cell office:value-type="float" office:value="27" table:style-name="ce76">
            <text:p>27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170</text:p>
          </table:table-cell>
          <table:table-cell office:value-type="float" office:value="55641.42" table:style-name="ce77">
            <text:p>55,641.42</text:p>
          </table:table-cell>
          <table:table-cell table:style-name="ce46"/>
          <table:table-cell office:value-type="float" office:value="55641.42" table:formula="of:=[.H17]+[.F18]-[.G18]" table:style-name="ce95">
            <text:p>55,641.42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23/Oct/2018</text:p>
          </table:table-cell>
          <table:table-cell office:value-type="string" table:style-name="ce46">
            <text:p>COBRO A CLIENTES</text:p>
          </table:table-cell>
          <table:table-cell office:value-type="float" office:value="10" table:style-name="ce76">
            <text:p>10</text:p>
          </table:table-cell>
          <table:table-cell office:value-type="string" table:style-name="ce46">
            <text:p><text:s/>SIEMENS SA DE CV</text:p>
          </table:table-cell>
          <table:table-cell office:value-type="string" table:style-name="ce46">
            <text:p>B 170</text:p>
          </table:table-cell>
          <table:table-cell table:style-name="ce46"/>
          <table:table-cell office:value-type="float" office:value="55641.42" table:style-name="ce77">
            <text:p>55,641.42</text:p>
          </table:table-cell>
          <table:table-cell office:value-type="float" office:value="0" table:formula="of:=[.H18]+[.F19]-[.G19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11/Sep/2018</text:p>
          </table:table-cell>
          <table:table-cell office:value-type="string" table:style-name="ce81">
            <text:p>Ingresos</text:p>
          </table:table-cell>
          <table:table-cell office:value-type="float" office:value="5" table:style-name="ce82">
            <text:p>5</text:p>
          </table:table-cell>
          <table:table-cell office:value-type="string" table:style-name="ce81">
            <text:p><text:s/>SIEMENS S.A. DE C.V.</text:p>
          </table:table-cell>
          <table:table-cell office:value-type="string" table:style-name="ce81">
            <text:p>B 183</text:p>
          </table:table-cell>
          <table:table-cell office:value-type="float" office:value="27820.71" table:style-name="ce83">
            <text:p>27,820.71</text:p>
          </table:table-cell>
          <table:table-cell table:style-name="ce81"/>
          <table:table-cell office:value-type="float" office:value="27820.71" table:formula="of:=[.H19]+[.F20]-[.G20]" table:style-name="ce95">
            <text:p>27,820.71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14/Nov/2018</text:p>
          </table:table-cell>
          <table:table-cell office:value-type="string" table:style-name="ce81">
            <text:p>COBRO A CLIENTES</text:p>
          </table:table-cell>
          <table:table-cell office:value-type="float" office:value="3" table:style-name="ce82">
            <text:p>3</text:p>
          </table:table-cell>
          <table:table-cell office:value-type="string" table:style-name="ce81">
            <text:p><text:s/>SIEMENS SA DE CV</text:p>
          </table:table-cell>
          <table:table-cell office:value-type="string" table:style-name="ce81">
            <text:p>B 183</text:p>
          </table:table-cell>
          <table:table-cell table:style-name="ce81"/>
          <table:table-cell office:value-type="float" office:value="27820.71" table:style-name="ce83">
            <text:p>27,820.71</text:p>
          </table:table-cell>
          <table:table-cell office:value-type="float" office:value="0" table:formula="of:=[.H20]+[.F21]-[.G21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24/Sep/2018</text:p>
          </table:table-cell>
          <table:table-cell office:value-type="string" table:style-name="ce81">
            <text:p>Ingresos</text:p>
          </table:table-cell>
          <table:table-cell office:value-type="float" office:value="12" table:style-name="ce82">
            <text:p>12</text:p>
          </table:table-cell>
          <table:table-cell office:value-type="string" table:style-name="ce81">
            <text:p><text:s/>SIEMENS S.A. DE C.V.</text:p>
          </table:table-cell>
          <table:table-cell office:value-type="string" table:style-name="ce81">
            <text:p>B 191</text:p>
          </table:table-cell>
          <table:table-cell office:value-type="float" office:value="83462.13" table:style-name="ce83">
            <text:p>83,462.13</text:p>
          </table:table-cell>
          <table:table-cell table:style-name="ce81"/>
          <table:table-cell office:value-type="float" office:value="83462.13" table:formula="of:=[.H21]+[.F22]-[.G22]" table:style-name="ce95">
            <text:p>83,462.13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23/Nov/2018</text:p>
          </table:table-cell>
          <table:table-cell office:value-type="string" table:style-name="ce81">
            <text:p>COBRO A CLIENTES</text:p>
          </table:table-cell>
          <table:table-cell office:value-type="float" office:value="6" table:style-name="ce82">
            <text:p>6</text:p>
          </table:table-cell>
          <table:table-cell office:value-type="string" table:style-name="ce81">
            <text:p><text:s/>SIEMENS SA DE CV</text:p>
          </table:table-cell>
          <table:table-cell office:value-type="string" table:style-name="ce81">
            <text:p>B 191</text:p>
          </table:table-cell>
          <table:table-cell table:style-name="ce81"/>
          <table:table-cell office:value-type="float" office:value="83462.13" table:style-name="ce83">
            <text:p>83,462.13</text:p>
          </table:table-cell>
          <table:table-cell office:value-type="float" office:value="0" table:formula="of:=[.H22]+[.F23]-[.G23]" table:style-name="ce95">
            <text:p>-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46">
            <text:p>16/Oct/2018</text:p>
          </table:table-cell>
          <table:table-cell office:value-type="string" table:style-name="ce46">
            <text:p>Ingresos</text:p>
          </table:table-cell>
          <table:table-cell office:value-type="float" office:value="8" table:style-name="ce76">
            <text:p>8</text:p>
          </table:table-cell>
          <table:table-cell office:value-type="string" table:style-name="ce46">
            <text:p><text:s/>SIEMENS S.A. DE C.V.</text:p>
          </table:table-cell>
          <table:table-cell office:value-type="string" table:style-name="ce46">
            <text:p>B 202</text:p>
          </table:table-cell>
          <table:table-cell office:value-type="float" office:value="22736" table:style-name="ce77">
            <text:p>22,736.00</text:p>
          </table:table-cell>
          <table:table-cell table:style-name="ce46"/>
          <table:table-cell office:value-type="float" office:value="22736" table:formula="of:=[.H23]+[.F24]-[.G24]" table:style-name="ce95">
            <text:p>22,736.00<text:s/>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81">
            <text:p>18/Dic/2018</text:p>
          </table:table-cell>
          <table:table-cell office:value-type="string" table:style-name="ce81">
            <text:p>COBRO A CLIENTES</text:p>
          </table:table-cell>
          <table:table-cell office:value-type="float" office:value="5" table:style-name="ce82">
            <text:p>5</text:p>
          </table:table-cell>
          <table:table-cell office:value-type="string" table:style-name="ce81">
            <text:p><text:s/>SIEMENS SA DE CV</text:p>
          </table:table-cell>
          <table:table-cell office:value-type="string" table:style-name="ce81">
            <text:p>B 202</text:p>
          </table:table-cell>
          <table:table-cell table:style-name="ce96"/>
          <table:table-cell office:value-type="float" office:value="22736" table:style-name="ce83">
            <text:p>22,736.00</text:p>
          </table:table-cell>
          <table:table-cell office:value-type="float" office:value="0" table:formula="of:=[.H24]+[.F25]-[.G25]" table:style-name="ce95">
            <text:p>-<text:s/></text:p>
          </table:table-cell>
          <table:table-cell office:value-type="string" table:style-name="ce6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81">
            <text:p>07/Nov/2018</text:p>
          </table:table-cell>
          <table:table-cell office:value-type="string" table:style-name="ce81">
            <text:p>Ingresos</text:p>
          </table:table-cell>
          <table:table-cell office:value-type="float" office:value="6" table:style-name="ce82">
            <text:p>6</text:p>
          </table:table-cell>
          <table:table-cell office:value-type="string" table:style-name="ce81">
            <text:p><text:s/>SIEMENS S.A. DE C.V.</text:p>
          </table:table-cell>
          <table:table-cell office:value-type="string" table:style-name="ce81">
            <text:p>B 216</text:p>
          </table:table-cell>
          <table:table-cell office:value-type="float" office:value="27445.599999999999" table:style-name="ce83">
            <text:p>27,445.60</text:p>
          </table:table-cell>
          <table:table-cell table:style-name="ce81"/>
          <table:table-cell office:value-type="float" office:value="27445.599999999999" table:formula="of:=[.H25]+[.F26]-[.G26]" table:style-name="ce95">
            <text:p>27,445.6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46">
            <text:p>08/Ene/2019</text:p>
          </table:table-cell>
          <table:table-cell office:value-type="string" table:style-name="ce46">
            <text:p>COBRO A CLIENTES</text:p>
          </table:table-cell>
          <table:table-cell office:value-type="float" office:value="2" table:style-name="ce76">
            <text:p>2</text:p>
          </table:table-cell>
          <table:table-cell office:value-type="string" table:style-name="ce46">
            <text:p><text:s/>SIEMENS SA DE CV</text:p>
          </table:table-cell>
          <table:table-cell office:value-type="string" table:style-name="ce46">
            <text:p>B 216</text:p>
          </table:table-cell>
          <table:table-cell table:style-name="ce94"/>
          <table:table-cell office:value-type="float" office:value="27445.599999999999" table:style-name="ce77">
            <text:p>27,445.60</text:p>
          </table:table-cell>
          <table:table-cell office:value-type="float" office:value="0" table:formula="of:=[.H26]+[.F27]-[.G27]" table:style-name="ce95">
            <text:p>-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81">
            <text:p>19/Dic/2018</text:p>
          </table:table-cell>
          <table:table-cell office:value-type="string" table:style-name="ce81">
            <text:p>Ingresos</text:p>
          </table:table-cell>
          <table:table-cell office:value-type="float" office:value="7" table:style-name="ce82">
            <text:p>7</text:p>
          </table:table-cell>
          <table:table-cell office:value-type="string" table:style-name="ce81">
            <text:p><text:s/>SIEMENS S.A. DE C.V.</text:p>
          </table:table-cell>
          <table:table-cell office:value-type="string" table:style-name="ce81">
            <text:p>B 235</text:p>
          </table:table-cell>
          <table:table-cell office:value-type="float" office:value="82336.800000000003" table:style-name="ce83">
            <text:p>82,336.80</text:p>
          </table:table-cell>
          <table:table-cell table:style-name="ce96"/>
          <table:table-cell office:value-type="float" office:value="82336.800000000003" table:formula="of:=[.H27]+[.F28]-[.G28]" table:style-name="ce95">
            <text:p>82,336.80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50">
            <text:p>18/Feb/2019</text:p>
          </table:table-cell>
          <table:table-cell office:value-type="string" table:style-name="ce50">
            <text:p>COBRO A CLIENTES</text:p>
          </table:table-cell>
          <table:table-cell office:value-type="float" office:value="3" table:style-name="ce70">
            <text:p>3</text:p>
          </table:table-cell>
          <table:table-cell office:value-type="string" table:style-name="ce50">
            <text:p><text:s/>SIEMENS SA DE CV</text:p>
          </table:table-cell>
          <table:table-cell office:value-type="string" table:style-name="ce50">
            <text:p>B 235</text:p>
          </table:table-cell>
          <table:table-cell table:style-name="ce50"/>
          <table:table-cell office:value-type="float" office:value="82336.800000000003" table:style-name="ce71">
            <text:p>82,336.80</text:p>
          </table:table-cell>
          <table:table-cell office:value-type="float" office:value="0" table:formula="of:=[.H28]+[.F29]-[.G29]" table:style-name="ce95">
            <text:p>-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2" table:style-name="ce32">
            <text:p>2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78</text:p>
          </table:table-cell>
          <table:table-cell office:value-type="float" office:value="238825.44" table:style-name="ce28">
            <text:p>238,825.44</text:p>
          </table:table-cell>
          <table:table-cell table:style-name="ce26"/>
          <table:table-cell office:value-type="float" office:value="238825.44" table:formula="of:=[.H29]+[.F30]-[.G30]" table:style-name="ce95">
            <text:p>238,825.44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31">
            <text:p>06/Mar/2019</text:p>
          </table:table-cell>
          <table:table-cell office:value-type="string" table:style-name="ce31">
            <text:p>Ingresos</text:p>
          </table:table-cell>
          <table:table-cell office:value-type="float" office:value="3" table:style-name="ce32">
            <text:p>3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79</text:p>
          </table:table-cell>
          <table:table-cell office:value-type="float" office:value="105908" table:style-name="ce28">
            <text:p>105,908.00</text:p>
          </table:table-cell>
          <table:table-cell table:style-name="ce26"/>
          <table:table-cell office:value-type="float" office:value="344733.44" table:formula="of:=[.H30]+[.F31]-[.G31]" table:style-name="ce95">
            <text:p>344,733.44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31">
            <text:p>15/Mar/2019</text:p>
          </table:table-cell>
          <table:table-cell office:value-type="string" table:style-name="ce31">
            <text:p>Ingresos</text:p>
          </table:table-cell>
          <table:table-cell office:value-type="float" office:value="13" table:style-name="ce32">
            <text:p>13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89</text:p>
          </table:table-cell>
          <table:table-cell office:value-type="float" office:value="54891.199999999997" table:style-name="ce28">
            <text:p>54,891.20</text:p>
          </table:table-cell>
          <table:table-cell table:style-name="ce26"/>
          <table:table-cell office:value-type="float" office:value="399624.64" table:formula="of:=[.H31]+[.F32]-[.G32]" table:style-name="ce95">
            <text:p>399,624.64<text:s/></text:p>
          </table:table-cell>
          <table:table-cell table:number-columns-repeated="1016" table:style-name="ce88"/>
          <table:table-cell table:number-columns-repeated="15360"/>
        </table:table-row>
        <table:table-row table:style-name="ro1">
          <table:table-cell office:value-type="string" table:style-name="ce31">
            <text:p>22/Mar/2019</text:p>
          </table:table-cell>
          <table:table-cell office:value-type="string" table:style-name="ce31">
            <text:p>Ingresos</text:p>
          </table:table-cell>
          <table:table-cell office:value-type="float" office:value="17" table:style-name="ce32">
            <text:p>17</text:p>
          </table:table-cell>
          <table:table-cell office:value-type="string" table:style-name="ce31">
            <text:p><text:s/>SIEMENS S.A. DE C.V.</text:p>
          </table:table-cell>
          <table:table-cell office:value-type="string" table:style-name="ce31">
            <text:p>B 293</text:p>
          </table:table-cell>
          <table:table-cell office:value-type="float" office:value="330368" table:style-name="ce28">
            <text:p>330,368.00</text:p>
          </table:table-cell>
          <table:table-cell table:style-name="ce26"/>
          <table:table-cell office:value-type="float" office:value="729992.64" table:formula="of:=[.H32]+[.F33]-[.G33]" table:style-name="ce95">
            <text:p>729,992.64<text:s/></text:p>
          </table:table-cell>
          <table:table-cell table:number-columns-repeated="16376"/>
        </table:table-row>
        <table:table-row table:number-rows-repeated="1048543" table:style-name="ro3">
          <table:table-cell table:number-columns-repeated="16384"/>
        </table:table-row>
      </table:table>
      <table:table table:name="SWITCH" table:style-name="ta1">
        <table:table-column table:style-name="co5" table:number-columns-repeated="3" table:default-cell-style-name="ce1"/>
        <table:table-column table:style-name="co32" table:default-cell-style-name="ce1"/>
        <table:table-column table:style-name="co5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84">
            <text:p>11/Jun/2018</text:p>
          </table:table-cell>
          <table:table-cell office:value-type="string" table:style-name="ce84">
            <text:p>Ingresos</text:p>
          </table:table-cell>
          <table:table-cell office:value-type="float" office:value="6" table:style-name="ce85">
            <text:p>6</text:p>
          </table:table-cell>
          <table:table-cell office:value-type="string" table:style-name="ce84">
            <text:p><text:s/>SWITCH ENERGY, S.L.</text:p>
          </table:table-cell>
          <table:table-cell office:value-type="string" table:style-name="ce84">
            <text:p>B 134</text:p>
          </table:table-cell>
          <table:table-cell office:value-type="float" office:value="31800" table:style-name="ce86">
            <text:p>31,800.00</text:p>
          </table:table-cell>
          <table:table-cell table:style-name="ce84"/>
          <table:table-cell office:value-type="float" office:value="31800" table:formula="of:=[.F4]" table:style-name="ce77">
            <text:p>31,80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84">
            <text:p>19/Jun/2018</text:p>
          </table:table-cell>
          <table:table-cell office:value-type="string" table:style-name="ce84">
            <text:p>COBRO A CLIENTES</text:p>
          </table:table-cell>
          <table:table-cell office:value-type="float" office:value="3" table:style-name="ce85">
            <text:p>3</text:p>
          </table:table-cell>
          <table:table-cell office:value-type="string" table:style-name="ce84">
            <text:p><text:s/>SWITCH ENERGY CAPITAL S.L.</text:p>
          </table:table-cell>
          <table:table-cell office:value-type="string" table:style-name="ce84">
            <text:p>B 134</text:p>
          </table:table-cell>
          <table:table-cell table:style-name="ce84"/>
          <table:table-cell office:value-type="float" office:value="31300" table:style-name="ce86">
            <text:p>31,300.00</text:p>
          </table:table-cell>
          <table:table-cell office:value-type="float" office:value="500" table:formula="of:=[.H4]+[.F5]-[.G5]" table:style-name="ce77">
            <text:p>50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6">
            <text:p>14/Jun/2018</text:p>
          </table:table-cell>
          <table:table-cell office:value-type="string" table:style-name="ce46">
            <text:p>Ingresos</text:p>
          </table:table-cell>
          <table:table-cell office:value-type="float" office:value="7" table:style-name="ce76">
            <text:p>7</text:p>
          </table:table-cell>
          <table:table-cell office:value-type="string" table:style-name="ce46">
            <text:p><text:s/>SWITCH ENERGY, S.L.</text:p>
          </table:table-cell>
          <table:table-cell office:value-type="string" table:style-name="ce46">
            <text:p>B 135</text:p>
          </table:table-cell>
          <table:table-cell office:value-type="float" office:value="22080" table:style-name="ce77">
            <text:p>22,080.00</text:p>
          </table:table-cell>
          <table:table-cell table:style-name="ce46"/>
          <table:table-cell office:value-type="float" office:value="22580" table:formula="of:=[.H5]+[.F6]-[.G6]" table:style-name="ce77">
            <text:p>22,58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6">
            <text:p>19/Jun/2018</text:p>
          </table:table-cell>
          <table:table-cell office:value-type="string" table:style-name="ce46">
            <text:p>COBRO A CLIENTES</text:p>
          </table:table-cell>
          <table:table-cell office:value-type="float" office:value="3" table:style-name="ce76">
            <text:p>3</text:p>
          </table:table-cell>
          <table:table-cell office:value-type="string" table:style-name="ce46">
            <text:p><text:s/>SWITCH ENERGY CAPITAL S.L.</text:p>
          </table:table-cell>
          <table:table-cell office:value-type="string" table:style-name="ce46">
            <text:p>B 135</text:p>
          </table:table-cell>
          <table:table-cell table:style-name="ce46"/>
          <table:table-cell office:value-type="float" office:value="22080" table:style-name="ce77">
            <text:p>22,080.00</text:p>
          </table:table-cell>
          <table:table-cell office:value-type="float" office:value="500" table:formula="of:=[.H6]+[.F7]-[.G7]" table:style-name="ce77">
            <text:p>50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0">
            <text:p>20/Sep/2018</text:p>
          </table:table-cell>
          <table:table-cell office:value-type="string" table:style-name="ce50">
            <text:p>Ingresos</text:p>
          </table:table-cell>
          <table:table-cell office:value-type="float" office:value="10" table:style-name="ce70">
            <text:p>10</text:p>
          </table:table-cell>
          <table:table-cell office:value-type="string" table:style-name="ce50">
            <text:p><text:s/>SWITCH ENERGY, S.L.</text:p>
          </table:table-cell>
          <table:table-cell office:value-type="string" table:style-name="ce50">
            <text:p>B 189</text:p>
          </table:table-cell>
          <table:table-cell office:value-type="float" office:value="33000" table:style-name="ce71">
            <text:p>33,000.00</text:p>
          </table:table-cell>
          <table:table-cell table:style-name="ce50"/>
          <table:table-cell office:value-type="float" office:value="33500" table:formula="of:=[.H7]+[.F8]-[.G8]" table:style-name="ce77">
            <text:p>33,500.00</text:p>
          </table:table-cell>
          <table:table-cell office:value-type="string" table:style-name="ce6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39">
            <text:p>04/Oct/2018</text:p>
          </table:table-cell>
          <table:table-cell office:value-type="string" table:style-name="ce39">
            <text:p>COBRO A CLIENTES</text:p>
          </table:table-cell>
          <table:table-cell office:value-type="float" office:value="1" table:style-name="ce67">
            <text:p>1</text:p>
          </table:table-cell>
          <table:table-cell office:value-type="string" table:style-name="ce39">
            <text:p><text:s/>SWITCH ENERGY CAPITAL S.L.</text:p>
          </table:table-cell>
          <table:table-cell office:value-type="string" table:style-name="ce39">
            <text:p>B 189</text:p>
          </table:table-cell>
          <table:table-cell table:style-name="ce39"/>
          <table:table-cell office:value-type="float" office:value="33000" table:style-name="ce68">
            <text:p>33,000.00</text:p>
          </table:table-cell>
          <table:table-cell office:value-type="float" office:value="500" table:formula="of:=[.H8]+[.F9]-[.G9]" table:style-name="ce77">
            <text:p>500.00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97"/>
          <table:table-cell table:number-columns-repeated="3" table:style-name="ce42"/>
          <table:table-cell table:number-columns-repeated="1637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CHNEIDER_ELECTRIC" table:style-name="ta1">
        <table:table-column table:style-name="co5" table:number-columns-repeated="3" table:default-cell-style-name="ce1"/>
        <table:table-column table:style-name="co33" table:default-cell-style-name="ce1"/>
        <table:table-column table:style-name="co27" table:default-cell-style-name="ce1"/>
        <table:table-column table:style-name="co5" table:number-columns-repeated="1019" table:default-cell-style-name="ce1"/>
        <table:table-column table:style-name="co8" table:number-columns-repeated="15360" table:default-cell-style-name="ce1"/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ncep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Cargos</text:p>
          </table:table-cell>
          <table:table-cell office:value-type="string" table:style-name="ce1">
            <text:p>Abonos</text:p>
          </table:table-cell>
          <table:table-cell office:value-type="string" table:style-name="ce1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8/Mar/2019</text:p>
          </table:table-cell>
          <table:table-cell office:value-type="string" table:style-name="ce1">
            <text:p>Ingreso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SCHNEIDER ELECTRIC MEXICO S.A. DE C.V.</text:p>
          </table:table-cell>
          <table:table-cell office:value-type="string" table:style-name="ce1">
            <text:p>B 286</text:p>
          </table:table-cell>
          <table:table-cell office:value-type="float" office:value="66014.210000000006" table:style-name="ce1">
            <text:p>66014.21</text:p>
          </table:table-cell>
          <table:table-cell table:style-name="ce1"/>
          <table:table-cell office:value-type="float" office:value="66014.210000000006" table:formula="of:=[SCHNEIDER_ELECTRIC.$F4]" table:style-name="ce1">
            <text:p>66014.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8/Mar/2019</text:p>
          </table:table-cell>
          <table:table-cell office:value-type="string" table:style-name="ce1">
            <text:p>Ingreso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SCHNEIDER ELECTRIC MEXICO S.A. DE C.V.</text:p>
          </table:table-cell>
          <table:table-cell office:value-type="string" table:style-name="ce1">
            <text:p>B 285</text:p>
          </table:table-cell>
          <table:table-cell office:value-type="float" office:value="279542.43" table:style-name="ce1">
            <text:p>279542.43</text:p>
          </table:table-cell>
          <table:table-cell table:style-name="ce1"/>
          <table:table-cell office:value-type="float" office:value="345556.64" table:formula="of:=[.H4]+[SCHNEIDER_ELECTRIC.$F5]-[SCHNEIDER_ELECTRIC.$G5]" table:style-name="ce1">
            <text:p>345556.64</text:p>
          </table:table-cell>
          <table:table-cell table:number-columns-repeated="16376"/>
        </table:table-row>
        <table:table-row table:number-rows-repeated="1048571" table:style-name="ro3">
          <table:table-cell table:number-columns-repeated="16384"/>
        </table:table-row>
      </table:table>
      <table:table table:name="THYSSENKRUPP" table:style-name="ta1">
        <table:table-column table:style-name="co5" table:number-columns-repeated="3" table:default-cell-style-name="ce1"/>
        <table:table-column table:style-name="co33" table:default-cell-style-name="ce1"/>
        <table:table-column table:style-name="co27" table:default-cell-style-name="ce1"/>
        <table:table-column table:style-name="co5" table:number-columns-repeated="1019" table:default-cell-style-name="ce1"/>
        <table:table-column table:style-name="co8" table:number-columns-repeated="15360" table:default-cell-style-name="ce1"/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ncepto</text:p>
          </table:table-cell>
          <table:table-cell office:value-type="string" table:style-name="ce1">
            <text:p>Referencia</text:p>
          </table:table-cell>
          <table:table-cell office:value-type="string" table:style-name="ce1">
            <text:p>Cargos</text:p>
          </table:table-cell>
          <table:table-cell office:value-type="string" table:style-name="ce1">
            <text:p>Abonos</text:p>
          </table:table-cell>
          <table:table-cell office:value-type="string" table:style-name="ce1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6/Mar/2019</text:p>
          </table:table-cell>
          <table:table-cell office:value-type="string" table:style-name="ce1">
            <text:p>Ingreso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/>THYSSENKRUPP COMPONENTS TECHNOLOGY DE MEXICO S.A. DE C.V.</text:p>
          </table:table-cell>
          <table:table-cell office:value-type="string" table:style-name="ce1">
            <text:p>B 282</text:p>
          </table:table-cell>
          <table:table-cell office:value-type="float" office:value="202788.97" table:style-name="ce1">
            <text:p>202788.97</text:p>
          </table:table-cell>
          <table:table-cell table:style-name="ce1"/>
          <table:table-cell office:value-type="float" office:value="202788.97" table:formula="of:=[THYSSENKRUPP.$F$4]" table:style-name="ce1">
            <text:p>202788.97</text:p>
          </table:table-cell>
          <table:table-cell table:number-columns-repeated="16376"/>
        </table:table-row>
        <table:table-row table:number-rows-repeated="1048572" table:style-name="ro3">
          <table:table-cell table:number-columns-repeated="16384"/>
        </table:table-row>
      </table:table>
      <table:table table:name="UNIVEX" table:style-name="ta1">
        <table:table-column table:style-name="co5" table:number-columns-repeated="1024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/>
        </table:table-row>
        <table:table-row table:style-name="ro1">
          <table:table-cell office:value-type="string" table:style-name="ce46">
            <text:p>01/Mar/2018</text:p>
          </table:table-cell>
          <table:table-cell office:value-type="string" table:style-name="ce46">
            <text:p>Ingresos</text:p>
          </table:table-cell>
          <table:table-cell office:value-type="float" office:value="1" table:style-name="ce76">
            <text:p>1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68</text:p>
          </table:table-cell>
          <table:table-cell office:value-type="float" office:value="15080" table:style-name="ce77">
            <text:p>15,080.00</text:p>
          </table:table-cell>
          <table:table-cell table:style-name="ce46"/>
          <table:table-cell office:value-type="float" office:value="15080" table:formula="of:=[.F4]-[.G4]" table:style-name="ce98">
            <text:p>15,080.00</text:p>
          </table:table-cell>
          <table:table-cell table:number-columns-repeated="16376"/>
        </table:table-row>
        <table:table-row table:style-name="ro1">
          <table:table-cell office:value-type="string" table:style-name="ce46">
            <text:p>09/Jul/2018</text:p>
          </table:table-cell>
          <table:table-cell office:value-type="string" table:style-name="ce46">
            <text:p>COBRO A CLIENTES</text:p>
          </table:table-cell>
          <table:table-cell office:value-type="float" office:value="1" table:style-name="ce76">
            <text:p>1</text:p>
          </table:table-cell>
          <table:table-cell office:value-type="string" table:style-name="ce46">
            <text:p><text:s/>UNIVEX SA DE CV</text:p>
          </table:table-cell>
          <table:table-cell office:value-type="string" table:style-name="ce46">
            <text:p>B 68</text:p>
          </table:table-cell>
          <table:table-cell table:style-name="ce46"/>
          <table:table-cell office:value-type="float" office:value="15080" table:style-name="ce77">
            <text:p>15,080.00</text:p>
          </table:table-cell>
          <table:table-cell office:value-type="float" office:value="0" table:formula="of:=[.H4]+[.F5]-[.G5]" table:style-name="ce98">
            <text:p>0.00</text:p>
          </table:table-cell>
          <table:table-cell table:number-columns-repeated="16376"/>
        </table:table-row>
        <table:table-row table:style-name="ro1">
          <table:table-cell office:value-type="string" table:style-name="ce46">
            <text:p>25/Abr/2018</text:p>
          </table:table-cell>
          <table:table-cell office:value-type="string" table:style-name="ce46">
            <text:p>Ingresos</text:p>
          </table:table-cell>
          <table:table-cell office:value-type="float" office:value="20" table:style-name="ce76">
            <text:p>20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107</text:p>
          </table:table-cell>
          <table:table-cell office:value-type="float" office:value="173420" table:style-name="ce77">
            <text:p>173,420.00</text:p>
          </table:table-cell>
          <table:table-cell table:style-name="ce46"/>
          <table:table-cell office:value-type="float" office:value="173420" table:formula="of:=[.H5]+[.F6]-[.G6]" table:style-name="ce98">
            <text:p>173,420.00</text:p>
          </table:table-cell>
          <table:table-cell table:number-columns-repeated="16376"/>
        </table:table-row>
        <table:table-row table:style-name="ro1">
          <table:table-cell office:value-type="string" table:style-name="ce39">
            <text:p>25/Jun/2018</text:p>
          </table:table-cell>
          <table:table-cell office:value-type="string" table:style-name="ce39">
            <text:p>COBRO A CLIENTES</text:p>
          </table:table-cell>
          <table:table-cell office:value-type="float" office:value="4" table:style-name="ce67">
            <text:p>4</text:p>
          </table:table-cell>
          <table:table-cell office:value-type="string" table:style-name="ce39">
            <text:p><text:s/>UNIVEX SA DE CV</text:p>
          </table:table-cell>
          <table:table-cell office:value-type="string" table:style-name="ce39">
            <text:p>B 107</text:p>
          </table:table-cell>
          <table:table-cell table:style-name="ce39"/>
          <table:table-cell office:value-type="float" office:value="173420" table:style-name="ce68">
            <text:p>173,420.00</text:p>
          </table:table-cell>
          <table:table-cell office:value-type="float" office:value="0" table:formula="of:=[.H6]+[.F7]-[.G7]" table:style-name="ce98">
            <text:p>0.00</text:p>
          </table:table-cell>
          <table:table-cell table:number-columns-repeated="16376"/>
        </table:table-row>
        <table:table-row table:style-name="ro1">
          <table:table-cell office:value-type="string" table:style-name="ce46">
            <text:p>25/Abr/2018</text:p>
          </table:table-cell>
          <table:table-cell office:value-type="string" table:style-name="ce46">
            <text:p>Ingresos</text:p>
          </table:table-cell>
          <table:table-cell office:value-type="float" office:value="21" table:style-name="ce76">
            <text:p>21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108</text:p>
          </table:table-cell>
          <table:table-cell office:value-type="float" office:value="114260" table:style-name="ce77">
            <text:p>114,260.00</text:p>
          </table:table-cell>
          <table:table-cell table:style-name="ce46"/>
          <table:table-cell office:value-type="float" office:value="114260" table:formula="of:=[.H7]+[.F8]-[.G8]" table:style-name="ce98">
            <text:p>114,260.00</text:p>
          </table:table-cell>
          <table:table-cell table:number-columns-repeated="16376"/>
        </table:table-row>
        <table:table-row table:style-name="ro1">
          <table:table-cell office:value-type="string" table:style-name="ce78">
            <text:p>31/Oct/2018</text:p>
          </table:table-cell>
          <table:table-cell office:value-type="string" table:style-name="ce78">
            <text:p>Diario</text:p>
          </table:table-cell>
          <table:table-cell office:value-type="float" office:value="155" table:style-name="ce79">
            <text:p>155</text:p>
          </table:table-cell>
          <table:table-cell office:value-type="string" table:style-name="ce78">
            <text:p><text:s/>UNIVEX SA DE CV</text:p>
          </table:table-cell>
          <table:table-cell office:value-type="string" table:style-name="ce78">
            <text:p>B 108 CANCEL</text:p>
          </table:table-cell>
          <table:table-cell table:style-name="ce80"/>
          <table:table-cell office:value-type="float" office:value="114260" table:style-name="ce80">
            <text:p>114,260.00</text:p>
          </table:table-cell>
          <table:table-cell office:value-type="float" office:value="0" table:formula="of:=[.H8]+[.F9]-[.G9]" table:style-name="ce98">
            <text:p>0.00</text:p>
          </table:table-cell>
          <table:table-cell table:number-columns-repeated="16376" table:style-name="ce99"/>
        </table:table-row>
        <table:table-row table:style-name="ro1">
          <table:table-cell office:value-type="string" table:style-name="ce39">
            <text:p>25/Abr/2018</text:p>
          </table:table-cell>
          <table:table-cell office:value-type="string" table:style-name="ce39">
            <text:p>Ingresos</text:p>
          </table:table-cell>
          <table:table-cell office:value-type="float" office:value="22" table:style-name="ce67">
            <text:p>22</text:p>
          </table:table-cell>
          <table:table-cell office:value-type="string" table:style-name="ce39">
            <text:p><text:s/>UNIVEX, S.A.</text:p>
          </table:table-cell>
          <table:table-cell office:value-type="string" table:style-name="ce39">
            <text:p>B 109</text:p>
          </table:table-cell>
          <table:table-cell office:value-type="float" office:value="131776" table:style-name="ce68">
            <text:p>131,776.00</text:p>
          </table:table-cell>
          <table:table-cell table:style-name="ce39"/>
          <table:table-cell office:value-type="float" office:value="131776" table:formula="of:=[.H9]+[.F10]-[.G10]" table:style-name="ce98">
            <text:p>131,776.00</text:p>
          </table:table-cell>
          <table:table-cell table:number-columns-repeated="16376"/>
        </table:table-row>
        <table:table-row table:style-name="ro1">
          <table:table-cell office:value-type="string" table:style-name="ce39">
            <text:p>01/Jun/2018</text:p>
          </table:table-cell>
          <table:table-cell office:value-type="string" table:style-name="ce39">
            <text:p>Ingresos</text:p>
          </table:table-cell>
          <table:table-cell office:value-type="float" office:value="2" table:style-name="ce67">
            <text:p>2</text:p>
          </table:table-cell>
          <table:table-cell office:value-type="string" table:style-name="ce39">
            <text:p><text:s/>UNIVEX, S.A.</text:p>
          </table:table-cell>
          <table:table-cell office:value-type="string" table:style-name="ce39">
            <text:p>B 109</text:p>
          </table:table-cell>
          <table:table-cell office:value-type="float" office:value="-131776" table:style-name="ce100">
            <text:p>-131,776.00</text:p>
          </table:table-cell>
          <table:table-cell table:style-name="ce39"/>
          <table:table-cell office:value-type="float" office:value="0" table:formula="of:=[.H10]+[.F11]-[.G11]" table:style-name="ce98">
            <text:p>0.00</text:p>
          </table:table-cell>
          <table:table-cell table:number-columns-repeated="16376"/>
        </table:table-row>
        <table:table-row table:style-name="ro1">
          <table:table-cell office:value-type="string" table:style-name="ce39">
            <text:p>01/Jun/2018</text:p>
          </table:table-cell>
          <table:table-cell office:value-type="string" table:style-name="ce39">
            <text:p>Ingresos</text:p>
          </table:table-cell>
          <table:table-cell office:value-type="float" office:value="1" table:style-name="ce67">
            <text:p>1</text:p>
          </table:table-cell>
          <table:table-cell office:value-type="string" table:style-name="ce39">
            <text:p><text:s/>UNIVEX, S.A.</text:p>
          </table:table-cell>
          <table:table-cell office:value-type="string" table:style-name="ce39">
            <text:p>B 129</text:p>
          </table:table-cell>
          <table:table-cell office:value-type="float" office:value="131776" table:style-name="ce68">
            <text:p>131,776.00</text:p>
          </table:table-cell>
          <table:table-cell table:style-name="ce39"/>
          <table:table-cell office:value-type="float" office:value="131776" table:formula="of:=[.H11]+[.F12]-[.G12]" table:style-name="ce98">
            <text:p>131,776.00</text:p>
          </table:table-cell>
          <table:table-cell table:number-columns-repeated="16376"/>
        </table:table-row>
        <table:table-row table:style-name="ro1">
          <table:table-cell office:value-type="string" table:style-name="ce39">
            <text:p>25/Jun/2018</text:p>
          </table:table-cell>
          <table:table-cell office:value-type="string" table:style-name="ce39">
            <text:p>COBRO A CLIENTES</text:p>
          </table:table-cell>
          <table:table-cell office:value-type="float" office:value="5" table:style-name="ce67">
            <text:p>5</text:p>
          </table:table-cell>
          <table:table-cell office:value-type="string" table:style-name="ce39">
            <text:p><text:s/>UNIVEX SA DE CV</text:p>
          </table:table-cell>
          <table:table-cell office:value-type="string" table:style-name="ce39">
            <text:p>B 129</text:p>
          </table:table-cell>
          <table:table-cell table:style-name="ce39"/>
          <table:table-cell office:value-type="float" office:value="131776" table:style-name="ce68">
            <text:p>131,776.00</text:p>
          </table:table-cell>
          <table:table-cell office:value-type="float" office:value="0" table:formula="of:=[.H12]+[.F13]-[.G13]" table:style-name="ce98">
            <text:p>0.00</text:p>
          </table:table-cell>
          <table:table-cell table:number-columns-repeated="16376"/>
        </table:table-row>
        <table:table-row table:style-name="ro1">
          <table:table-cell office:value-type="string" table:style-name="ce46">
            <text:p>06/Jun/2018</text:p>
          </table:table-cell>
          <table:table-cell office:value-type="string" table:style-name="ce46">
            <text:p>Ingresos</text:p>
          </table:table-cell>
          <table:table-cell office:value-type="float" office:value="4" table:style-name="ce76">
            <text:p>4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131</text:p>
          </table:table-cell>
          <table:table-cell office:value-type="float" office:value="50863.47" table:style-name="ce77">
            <text:p>50,863.47</text:p>
          </table:table-cell>
          <table:table-cell table:style-name="ce46"/>
          <table:table-cell office:value-type="float" office:value="50863.47" table:formula="of:=[.H13]+[.F14]-[.G14]" table:style-name="ce98">
            <text:p>50,863.47</text:p>
          </table:table-cell>
          <table:table-cell table:number-columns-repeated="16376"/>
        </table:table-row>
        <table:table-row table:style-name="ro1">
          <table:table-cell office:value-type="string" table:style-name="ce39">
            <text:p>23/Jul/2018</text:p>
          </table:table-cell>
          <table:table-cell office:value-type="string" table:style-name="ce39">
            <text:p>COBRO A CLIENTES</text:p>
          </table:table-cell>
          <table:table-cell office:value-type="float" office:value="4" table:style-name="ce67">
            <text:p>4</text:p>
          </table:table-cell>
          <table:table-cell office:value-type="string" table:style-name="ce39">
            <text:p><text:s/>UNIVEX SA DE CV</text:p>
          </table:table-cell>
          <table:table-cell office:value-type="string" table:style-name="ce39">
            <text:p>B 131</text:p>
          </table:table-cell>
          <table:table-cell table:style-name="ce39"/>
          <table:table-cell office:value-type="float" office:value="50863.47" table:style-name="ce68">
            <text:p>50,863.47</text:p>
          </table:table-cell>
          <table:table-cell office:value-type="float" office:value="0" table:formula="of:=[.H14]+[.F15]-[.G15]" table:style-name="ce98">
            <text:p>0.00</text:p>
          </table:table-cell>
          <table:table-cell table:number-columns-repeated="16376"/>
        </table:table-row>
        <table:table-row table:style-name="ro1">
          <table:table-cell office:value-type="string" table:style-name="ce46">
            <text:p>11/Jul/2018</text:p>
          </table:table-cell>
          <table:table-cell office:value-type="string" table:style-name="ce46">
            <text:p>Ingresos</text:p>
          </table:table-cell>
          <table:table-cell office:value-type="float" office:value="3" table:style-name="ce76">
            <text:p>3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147</text:p>
          </table:table-cell>
          <table:table-cell office:value-type="float" office:value="40020" table:style-name="ce77">
            <text:p>40,020.00</text:p>
          </table:table-cell>
          <table:table-cell table:style-name="ce46"/>
          <table:table-cell office:value-type="float" office:value="40020" table:formula="of:=[.H15]+[.F16]-[.G16]" table:style-name="ce98">
            <text:p>40,020.00</text:p>
          </table:table-cell>
          <table:table-cell table:number-columns-repeated="16376"/>
        </table:table-row>
        <table:table-row table:style-name="ro1">
          <table:table-cell office:value-type="string" table:style-name="ce81">
            <text:p>17/Sep/2018</text:p>
          </table:table-cell>
          <table:table-cell office:value-type="string" table:style-name="ce81">
            <text:p>COBRO A CLIENTES</text:p>
          </table:table-cell>
          <table:table-cell office:value-type="float" office:value="2" table:style-name="ce82">
            <text:p>2</text:p>
          </table:table-cell>
          <table:table-cell office:value-type="string" table:style-name="ce81">
            <text:p><text:s/>UNIVEX SA DE CV</text:p>
          </table:table-cell>
          <table:table-cell office:value-type="string" table:style-name="ce81">
            <text:p>B 147</text:p>
          </table:table-cell>
          <table:table-cell table:style-name="ce81"/>
          <table:table-cell office:value-type="float" office:value="40020" table:style-name="ce83">
            <text:p>40,020.00</text:p>
          </table:table-cell>
          <table:table-cell office:value-type="float" office:value="0" table:formula="of:=[.H16]+[.F17]-[.G17]" table:style-name="ce98">
            <text:p>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6">
            <text:p>24/Ago/2018</text:p>
          </table:table-cell>
          <table:table-cell office:value-type="string" table:style-name="ce46">
            <text:p>Ingresos</text:p>
          </table:table-cell>
          <table:table-cell office:value-type="float" office:value="30" table:style-name="ce76">
            <text:p>30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173</text:p>
          </table:table-cell>
          <table:table-cell office:value-type="float" office:value="65540" table:style-name="ce77">
            <text:p>65,540.00</text:p>
          </table:table-cell>
          <table:table-cell table:style-name="ce46"/>
          <table:table-cell office:value-type="float" office:value="65540" table:formula="of:=[.H17]+[.F18]-[.G18]" table:style-name="ce98">
            <text:p>65,54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1">
            <text:p>21/Ene/2019</text:p>
          </table:table-cell>
          <table:table-cell office:value-type="string" table:style-name="ce101">
            <text:p>COBRO A CLIENTES</text:p>
          </table:table-cell>
          <table:table-cell office:value-type="float" office:value="9" table:style-name="ce102">
            <text:p>9</text:p>
          </table:table-cell>
          <table:table-cell office:value-type="string" table:style-name="ce101">
            <text:p><text:s/>UNIVEX SA DE CV</text:p>
          </table:table-cell>
          <table:table-cell office:value-type="string" table:style-name="ce101">
            <text:p>B 173</text:p>
          </table:table-cell>
          <table:table-cell table:style-name="ce103"/>
          <table:table-cell office:value-type="float" office:value="65540" table:style-name="ce104">
            <text:p>65,540.00</text:p>
          </table:table-cell>
          <table:table-cell office:value-type="float" office:value="0" table:formula="of:=[.H18]+[.F19]-[.G19]" table:style-name="ce98">
            <text:p>0.00</text:p>
          </table:table-cell>
          <table:table-cell office:value-type="string" table:style-name="ce6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46">
            <text:p>24/Ago/2018</text:p>
          </table:table-cell>
          <table:table-cell office:value-type="string" table:style-name="ce46">
            <text:p>Ingresos</text:p>
          </table:table-cell>
          <table:table-cell office:value-type="float" office:value="31" table:style-name="ce76">
            <text:p>31</text:p>
          </table:table-cell>
          <table:table-cell office:value-type="string" table:style-name="ce46">
            <text:p><text:s/>UNIVEX, S.A.</text:p>
          </table:table-cell>
          <table:table-cell office:value-type="string" table:style-name="ce46">
            <text:p>B 174</text:p>
          </table:table-cell>
          <table:table-cell office:value-type="float" office:value="9744" table:style-name="ce77">
            <text:p>9,744.00</text:p>
          </table:table-cell>
          <table:table-cell table:style-name="ce46"/>
          <table:table-cell office:value-type="float" office:value="9744" table:formula="of:=[.H19]+[.F20]-[.G20]" table:style-name="ce98">
            <text:p>9,744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1">
            <text:p>21/Ene/2019</text:p>
          </table:table-cell>
          <table:table-cell office:value-type="string" table:style-name="ce101">
            <text:p>COBRO A CLIENTES</text:p>
          </table:table-cell>
          <table:table-cell office:value-type="float" office:value="12" table:style-name="ce102">
            <text:p>12</text:p>
          </table:table-cell>
          <table:table-cell office:value-type="string" table:style-name="ce101">
            <text:p><text:s/>UNIVEX SA DE CV</text:p>
          </table:table-cell>
          <table:table-cell office:value-type="string" table:style-name="ce101">
            <text:p>B 174</text:p>
          </table:table-cell>
          <table:table-cell table:style-name="ce103"/>
          <table:table-cell office:value-type="float" office:value="9744" table:style-name="ce104">
            <text:p>9,744.00</text:p>
          </table:table-cell>
          <table:table-cell office:value-type="float" office:value="0" table:formula="of:=[.H20]+[.F21]-[.G21]" table:style-name="ce98">
            <text:p>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81">
            <text:p>16/Nov/2018</text:p>
          </table:table-cell>
          <table:table-cell office:value-type="string" table:style-name="ce81">
            <text:p>Ingresos</text:p>
          </table:table-cell>
          <table:table-cell office:value-type="float" office:value="13" table:style-name="ce82">
            <text:p>13</text:p>
          </table:table-cell>
          <table:table-cell office:value-type="string" table:style-name="ce81">
            <text:p><text:s/>UNIVEX, S.A.</text:p>
          </table:table-cell>
          <table:table-cell office:value-type="string" table:style-name="ce81">
            <text:p>B 223</text:p>
          </table:table-cell>
          <table:table-cell office:value-type="float" office:value="10324.01" table:style-name="ce83">
            <text:p>10,324.01</text:p>
          </table:table-cell>
          <table:table-cell table:style-name="ce81"/>
          <table:table-cell office:value-type="float" office:value="10324.01" table:formula="of:=[.H21]+[.F22]-[.G22]" table:style-name="ce98">
            <text:p>10,324.0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8">
            <text:p>31/Dic/2018</text:p>
          </table:table-cell>
          <table:table-cell office:value-type="string" table:style-name="ce78">
            <text:p>Diario</text:p>
          </table:table-cell>
          <table:table-cell office:value-type="float" office:value="100" table:style-name="ce79">
            <text:p>100</text:p>
          </table:table-cell>
          <table:table-cell office:value-type="string" table:style-name="ce78">
            <text:p><text:s text:c="2"/>UNIVEX SA DE CV</text:p>
          </table:table-cell>
          <table:table-cell office:value-type="string" table:style-name="ce78">
            <text:p>B 223 CANCELADA</text:p>
          </table:table-cell>
          <table:table-cell table:style-name="ce80"/>
          <table:table-cell office:value-type="float" office:value="10324.01" table:style-name="ce80">
            <text:p>10,324.01</text:p>
          </table:table-cell>
          <table:table-cell office:value-type="float" office:value="0" table:formula="of:=[.H22]+[.F23]-[.G23]" table:style-name="ce98">
            <text:p>0.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5">
            <text:p>10/Ene/2019</text:p>
          </table:table-cell>
          <table:table-cell office:value-type="string" table:style-name="ce105">
            <text:p>Ingresos</text:p>
          </table:table-cell>
          <table:table-cell office:value-type="float" office:value="13" table:style-name="ce106">
            <text:p>13</text:p>
          </table:table-cell>
          <table:table-cell office:value-type="string" table:style-name="ce105">
            <text:p><text:s/>UNIVEX, S.A.</text:p>
          </table:table-cell>
          <table:table-cell office:value-type="string" table:style-name="ce105">
            <text:p>B 253</text:p>
          </table:table-cell>
          <table:table-cell office:value-type="float" office:value="10324.01" table:style-name="ce107">
            <text:p>10,324.01</text:p>
          </table:table-cell>
          <table:table-cell table:style-name="ce108"/>
          <table:table-cell office:value-type="float" office:value="10324.01" table:formula="of:=[.H23]+[.F24]-[.G24]" table:style-name="ce98">
            <text:p>10,324.01</text:p>
          </table:table-cell>
          <table:table-cell table:number-columns-repeated="16376" table:style-name="ce1"/>
        </table:table-row>
        <table:table-row table:number-rows-repeated="1048552" table:style-name="ro3">
          <table:table-cell table:number-columns-repeated="16384"/>
        </table:table-row>
      </table:table>
      <table:table table:name="VILLALOBOS_VILLANUEVA" table:style-name="ta1">
        <table:table-column table:style-name="co5" table:number-columns-repeated="3" table:default-cell-style-name="ce1"/>
        <table:table-column table:style-name="co34" table:default-cell-style-name="ce1"/>
        <table:table-column table:style-name="co5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63">
            <text:p>MEYAH SISTEMAS ELECTRICOS, SA DE CV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63">
            <text:p>DEPURACION DE CLIENTE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35">
            <text:p>Fech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Número</text:p>
          </table:table-cell>
          <table:table-cell office:value-type="string" table:style-name="ce35">
            <text:p>Concepto</text:p>
          </table:table-cell>
          <table:table-cell office:value-type="string" table:style-name="ce35">
            <text:p>Referencia</text:p>
          </table:table-cell>
          <table:table-cell office:value-type="string" table:style-name="ce36">
            <text:p>Cargos</text:p>
          </table:table-cell>
          <table:table-cell office:value-type="string" table:style-name="ce36">
            <text:p>Abonos</text:p>
          </table:table-cell>
          <table:table-cell office:value-type="string" table:style-name="ce66">
            <text:p>Sald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0">
            <text:p>25/Sep/2018</text:p>
          </table:table-cell>
          <table:table-cell office:value-type="string" table:style-name="ce50">
            <text:p>Ingresos</text:p>
          </table:table-cell>
          <table:table-cell office:value-type="float" office:value="13" table:style-name="ce70">
            <text:p>13</text:p>
          </table:table-cell>
          <table:table-cell office:value-type="string" table:style-name="ce50">
            <text:p><text:s/>VILLALOBOS VILLANUEVA ALEJANDRO</text:p>
          </table:table-cell>
          <table:table-cell office:value-type="string" table:style-name="ce50">
            <text:p>B 192</text:p>
          </table:table-cell>
          <table:table-cell office:value-type="float" office:value="209999.44" table:style-name="ce71">
            <text:p>209,999.44</text:p>
          </table:table-cell>
          <table:table-cell table:style-name="ce50"/>
          <table:table-cell office:value-type="float" office:value="209999.44" table:formula="of:=[.F4]" table:style-name="ce71">
            <text:p>209,999.44</text:p>
          </table:table-cell>
          <table:table-cell office:value-type="string" table:style-name="ce69">
            <text:p><text:a xlink:href="#RESUMEN.A1">RESUMEN!A1</text:a></text:p>
          </table:table-cell>
          <table:table-cell table:number-columns-repeated="16375"/>
        </table:table-row>
        <table:table-row table:style-name="ro1">
          <table:table-cell office:value-type="string" table:style-name="ce50">
            <text:p>20/Nov/2018</text:p>
          </table:table-cell>
          <table:table-cell office:value-type="string" table:style-name="ce50">
            <text:p>SANTANDER</text:p>
          </table:table-cell>
          <table:table-cell office:value-type="float" office:value="96" table:style-name="ce70">
            <text:p>96</text:p>
          </table:table-cell>
          <table:table-cell office:value-type="string" table:style-name="ce50">
            <text:p><text:s/>VILLALOBOS VILLANUEVA ALEJANDRO</text:p>
          </table:table-cell>
          <table:table-cell office:value-type="string" table:style-name="ce50">
            <text:p>B 192</text:p>
          </table:table-cell>
          <table:table-cell table:style-name="ce50"/>
          <table:table-cell office:value-type="float" office:value="30000" table:style-name="ce71">
            <text:p>30,000.00</text:p>
          </table:table-cell>
          <table:table-cell office:value-type="float" office:value="179999.44" table:formula="of:=[.H4]+[.F5]-[.G5]" table:style-name="ce98">
            <text:p>179,999.4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0">
            <text:p>21/Dic/2018</text:p>
          </table:table-cell>
          <table:table-cell office:value-type="string" table:style-name="ce50">
            <text:p>SANTANDER</text:p>
          </table:table-cell>
          <table:table-cell office:value-type="float" office:value="1" table:style-name="ce70">
            <text:p>1</text:p>
          </table:table-cell>
          <table:table-cell office:value-type="string" table:style-name="ce50">
            <text:p><text:s/>VILLALOBOS VILLANUEVA ALEJANDRO</text:p>
          </table:table-cell>
          <table:table-cell office:value-type="string" table:style-name="ce50">
            <text:p>B 192</text:p>
          </table:table-cell>
          <table:table-cell table:style-name="ce72"/>
          <table:table-cell office:value-type="float" office:value="33000" table:style-name="ce71">
            <text:p>33,000.00</text:p>
          </table:table-cell>
          <table:table-cell office:value-type="float" office:value="146999.44" table:formula="of:=[.H5]+[.F6]-[.G6]" table:style-name="ce98">
            <text:p>146,999.44</text:p>
          </table:table-cell>
          <table:table-cell table:number-columns-repeated="16376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DIF_CENTAVOS" table:style-name="ta1">
        <table:table-column table:style-name="co35" table:default-cell-style-name="ce1"/>
        <table:table-column table:style-name="co5" table:number-columns-repeated="1023" table:default-cell-style-name="ce1"/>
        <table:table-column table:style-name="co8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109">
            <text:p>C</text:p>
          </table:table-cell>
          <table:table-cell office:value-type="string" table:style-name="ce109">
            <text:p>A</text:p>
          </table:table-cell>
          <table:table-cell table:number-columns-repeated="16381"/>
        </table:table-row>
        <table:table-row table:style-name="ro1">
          <table:table-cell office:value-type="string" table:style-name="ce110">
            <text:p><text:s/>GRUPO CONSTRUCTOR ELECTROMECANICO SA DE CV</text:p>
          </table:table-cell>
          <table:table-cell office:value-type="float" office:value="0.05" table:style-name="ce1">
            <text:p>0.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0">
            <text:p><text:s/>RUBEN ROMANO MORENO</text:p>
          </table:table-cell>
          <table:table-cell office:value-type="float" office:value="0.01" table:style-name="ce1">
            <text:p>0.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0">
            <text:p><text:s/>SOLUCIONES A LA ORDEN SA DE CV</text:p>
          </table:table-cell>
          <table:table-cell table:style-name="ce1"/>
          <table:table-cell office:value-type="float" office:value="0.03" table:style-name="ce1">
            <text:p>0.03</text:p>
          </table:table-cell>
          <table:table-cell table:number-columns-repeated="16381"/>
        </table:table-row>
        <table:table-row table:style-name="ro1">
          <table:table-cell office:value-type="string" table:style-name="ce110">
            <text:p><text:s/>SUCROLIQ S.A.P.I. DE C.V.</text:p>
          </table:table-cell>
          <table:table-cell table:style-name="ce1"/>
          <table:table-cell office:value-type="float" office:value="1.05" table:style-name="ce1">
            <text:p>1.05</text:p>
          </table:table-cell>
          <table:table-cell table:number-columns-repeated="16381"/>
        </table:table-row>
        <table:table-row table:style-name="ro1">
          <table:table-cell office:value-type="string" table:style-name="ce110">
            <text:p><text:s/>Sunny Business S. A.</text:p>
          </table:table-cell>
          <table:table-cell table:style-name="ce1"/>
          <table:table-cell office:value-type="float" office:value="0.02" table:style-name="ce1">
            <text:p>0.0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6.0000000000000005E-2" table:formula="of:=SUM([.B3:.B7])" table:style-name="ce1">
            <text:p>0.06</text:p>
          </table:table-cell>
          <table:table-cell office:value-type="float" office:value="1.1000000000000001" table:formula="of:=SUM([.C3:.C7])" table:style-name="ce1">
            <text:p>1.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1.04" table:formula="of:=[.C8]-[.B8]" table:style-name="ce1">
            <text:p>1.04</text:p>
          </table:table-cell>
          <table:table-cell table:number-columns-repeated="16381"/>
        </table:table-row>
        <table:table-row table:number-rows-repeated="1048567" table:style-name="ro3">
          <table:table-cell table:number-columns-repeated="16384"/>
        </table:table-row>
      </table:table>
      <table:named-expressions>
        <table:named-range table:name="Tabla1" table:cell-range-address="AUXILIAR.$A$7:AUXILIAR.$G$46" table:base-cell-address="AUXILIAR.$A$1"/>
      </table:named-expressions>
      <table:database-ranges>
        <table:database-range table:target-range-address="ListaDeMovimientos.D4:ListaDeMovimientos.F19" table:name="__Anonymous_Sheet_DB__0" table:display-filter-buttons="true"/>
        <table:database-range table:target-range-address="AUXILIAR.A7:AUXILIAR.H33" table:name="__Anonymous_Sheet_DB__1"/>
        <table:database-range table:target-range-address="RESUMEN.A3:RESUMEN.F15" table:name="__Anonymous_Sheet_DB__2" table:display-filter-buttons="true"/>
        <table:database-range table:target-range-address="COMERC_DE_LACTEOS.A3:COMERC_DE_LACTEOS.H4" table:name="__Anonymous_Sheet_DB__5" table:display-filter-buttons="true"/>
        <table:database-range table:target-range-address="NYLTEK,_S_A__DE_C_V_.A3:NYLTEK,_S_A__DE_C_V_.H4" table:name="Tabla2" table:display-filter-buttons="true"/>
        <table:database-range table:target-range-address="SCHNEIDER_ELECTRIC.A3:SCHNEIDER_ELECTRIC.H5" table:name="Tabla3" table:display-filter-buttons="true"/>
        <table:database-range table:target-range-address="THYSSENKRUPP.A3:THYSSENKRUPP.H4" table:name="Tabla4" table:display-filter-buttons="true"/>
      </table:database-ranges>
      <table:data-pilot-tables>
        <table:data-pilot-table table:name="ListaDeMovimientos1" table:target-range-address="ListaDeMovimientos.A3:ListaDeMovimientos.C19" table:show-filter-button="false" table:buttons="ListaDeMovimientos.A4">
          <table:source-cell-range table:cell-range-address="AUXILIAR.A7:AUXILIAR.G46"/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Concepto" table:orientation="row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argo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bono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ch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p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úmero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ferenc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(</number:text>
      <number:number number:decimal-places="2" number:min-integer-digits="1" number:grouping="true"/>
      <number:text>)</number:text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P1">
      <number:number number:decimal-places="2" number:min-integer-digits="1" number:grouping="true"/>
      <number:text> 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Comma" style:display-name="Excel Built-in Comma" style:family="table-cell" style:data-style-name="N36">
      <style:table-cell-properties style:vertical-align="automatic" fo:background-color="transparent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VIDOR</meta:initial-creator>
    <dc:creator>SOPORTE 2</dc:creator>
    <meta:creation-date>2018-02-07T02:36:17Z</meta:creation-date>
    <dc:date>2019-07-01T19:46:36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